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0.625cm" svg:height="18.07cm" svg:x="76.776cm" svg:y="0.855cm">
            <draw:object draw:notify-on-update-of-ranges="Sheet1.B3:Sheet1.B66 Sheet1.AR2:Sheet1.AR2 Sheet1.AR3:Sheet1.AR66 Sheet1.B2:Sheet1.B66 Sheet1.AS2:Sheet1.AS2 Sheet1.AS2:Sheet1.AS66 Sheet1.B3:Sheet1.B66 Sheet1.AT2:Sheet1.AT2 Sheet1.AT3:Sheet1.AT66 Sheet1.B3:Sheet1.B66 Sheet1.AU2:Sheet1.AU2 Sheet1.AU3:Sheet1.AU66 Sheet1.B3:Sheet1.B66 Sheet1.AV2:Sheet1.AV2 Sheet1.AV3:Sheet1.AV66 Sheet1.B3:Sheet1.B66 Sheet1.AW2:Sheet1.AW2 Sheet1.AW3:Sheet1.AW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2.413cm" svg:height="14.257cm" svg:x="77.425cm" svg:y="19.38cm">
            <draw:object draw:notify-on-update-of-ranges="Sheet1.AQ48:Sheet1.AQ66 Sheet1.AR2:Sheet1.AR2 Sheet1.AR48:Sheet1.AR66 Sheet1.AQ48:Sheet1.AQ66 Sheet1.AS2:Sheet1.AS2 Sheet1.AS48:Sheet1.AS66 Sheet1.AQ48:Sheet1.AQ66 Sheet1.AT2:Sheet1.AT2 Sheet1.AT48:Sheet1.AT66 Sheet1.AQ48:Sheet1.AQ66 Sheet1.AU2:Sheet1.AU2 Sheet1.AU48:Sheet1.AU66 Sheet1.AQ48:Sheet1.AQ66 Sheet1.AV2:Sheet1.AV2 Sheet1.AV48:Sheet1.AV66 Sheet1.AQ48:Sheet1.AQ66 Sheet1.AW2:Sheet1.AW2 Sheet1.AW48:Sheet1.AW6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2.413cm" svg:height="14.257cm" svg:x="77.511cm" svg:y="34.065cm">
            <draw:object draw:notify-on-update-of-ranges="Sheet1.AQ48:Sheet1.AQ66 Sheet1.AR2:Sheet1.AR2 Sheet1.AR48:Sheet1.AR66 Sheet1.AQ48:Sheet1.AQ66 Sheet1.AS2:Sheet1.AS2 Sheet1.AS48:Sheet1.AS66 Sheet1.AQ48:Sheet1.AQ66 Sheet1.AT2:Sheet1.AT2 Sheet1.AT48:Sheet1.AT66 Sheet1.AQ48:Sheet1.AQ66 Sheet1.AU2:Sheet1.AU2 Sheet1.AU48:Sheet1.AU66 Sheet1.AQ48:Sheet1.AQ66 Sheet1.AV2:Sheet1.AV2 Sheet1.AV48:Sheet1.AV66 Sheet1.AQ48:Sheet1.AQ66 Sheet1.AW2:Sheet1.AW2 Sheet1.AW48:Sheet1.AW6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32"/>
          <table:table-cell table:style-name="ce1" office:value-type="string" table:number-columns-spanned="8" table:number-rows-spanned="1">
            <text:p>Liquid Composition on solidus</text:p>
          </table:table-cell>
          <table:covered-table-cell table:number-columns-repeated="7"/>
          <table:table-cell table:number-columns-repeated="3"/>
          <table:table-cell table:style-name="ce1" office:value-type="string" table:number-columns-spanned="6" table:number-rows-spanned="1">
            <text:p>Modal mineralogy of residue</text:p>
          </table:table-cell>
          <table:covered-table-cell table:number-columns-repeated="5"/>
          <table:table-cell/>
        </table:table-row>
        <table:table-row table:style-name="ro1">
          <table:table-cell office:value-type="string">
            <text:p>assemblage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ctL</text:p>
          </table:table-cell>
          <table:table-cell office:value-type="string">
            <text:p>jdL</text:p>
          </table:table-cell>
          <table:table-cell office:value-type="string">
            <text:p>diL</text:p>
          </table:table-cell>
          <table:table-cell office:value-type="string">
            <text:p>faL</text:p>
          </table:table-cell>
          <table:table-cell office:value-type="string">
            <text:p>foL</text:p>
          </table:table-cell>
          <table:table-cell office:value-type="string">
            <text:p>hmL</text:p>
          </table:table-cell>
          <table:table-cell office:value-type="string">
            <text:p>ekL</text:p>
          </table:table-cell>
          <table:table-cell office:value-type="string">
            <text:p>Capl</text:p>
          </table:table-cell>
          <table:table-cell office:value-type="string">
            <text:p>xcpx</text:p>
          </table:table-cell>
          <table:table-cell office:value-type="string">
            <text:p>ycpx</text:p>
          </table:table-cell>
          <table:table-cell office:value-type="string">
            <text:p>ocpx</text:p>
          </table:table-cell>
          <table:table-cell office:value-type="string">
            <text:p>ncpx</text:p>
          </table:table-cell>
          <table:table-cell office:value-type="string">
            <text:p>Qcpx</text:p>
          </table:table-cell>
          <table:table-cell office:value-type="string">
            <text:p>fcpx</text:p>
          </table:table-cell>
          <table:table-cell office:value-type="string">
            <text:p>crcpx</text:p>
          </table:table-cell>
          <table:table-cell office:value-type="string">
            <text:p>xol</text:p>
          </table:table-cell>
          <table:table-cell office:value-type="string">
            <text:p>xsp</text:p>
          </table:table-cell>
          <table:table-cell office:value-type="string">
            <text:p>fsp</text:p>
          </table:table-cell>
          <table:table-cell office:value-type="string">
            <text:p>crsp</text:p>
          </table:table-cell>
          <table:table-cell office:value-type="string">
            <text:p>xg</text:p>
          </table:table-cell>
          <table:table-cell office:value-type="string">
            <text:p>cg</text:p>
          </table:table-cell>
          <table:table-cell office:value-type="string">
            <text:p>fg</text:p>
          </table:table-cell>
          <table:table-cell office:value-type="string">
            <text:p>crg</text:p>
          </table:table-cell>
          <table:table-cell office:value-type="string">
            <text:p>xopx</text:p>
          </table:table-cell>
          <table:table-cell office:value-type="string">
            <text:p>yopx</text:p>
          </table:table-cell>
          <table:table-cell office:value-type="string">
            <text:p>copx</text:p>
          </table:table-cell>
          <table:table-cell office:value-type="string">
            <text:p>Qopx</text:p>
          </table:table-cell>
          <table:table-cell office:value-type="string">
            <text:p>fopx</text:p>
          </table:table-cell>
          <table:table-cell office:value-type="string">
            <text:p>cropx</text:p>
          </table:table-cell>
          <table:table-cell office:value-type="string">
            <text:p>SiO2</text:p>
          </table:table-cell>
          <table:table-cell office:value-type="string">
            <text:p>Al2O3</text:p>
          </table:table-cell>
          <table:table-cell office:value-type="string">
            <text:p>CaO</text:p>
          </table:table-cell>
          <table:table-cell office:value-type="string">
            <text:p>MgO</text:p>
          </table:table-cell>
          <table:table-cell office:value-type="string">
            <text:p>FeO</text:p>
          </table:table-cell>
          <table:table-cell office:value-type="string">
            <text:p>Na2O</text:p>
          </table:table-cell>
          <table:table-cell office:value-type="string">
            <text:p>Fe2O3</text:p>
          </table:table-cell>
          <table:table-cell office:value-type="string">
            <text:p>Cr2O3</text:p>
          </table:table-cell>
          <table:table-cell office:value-type="string">
            <text:p>liq</text:p>
          </table:table-cell>
          <table:table-cell/>
          <table:table-cell office:value-type="string">
            <text:p>P</text:p>
          </table:table-cell>
          <table:table-cell office:value-type="string">
            <text:p>pl</text:p>
          </table:table-cell>
          <table:table-cell office:value-type="string">
            <text:p>cpx</text:p>
          </table:table-cell>
          <table:table-cell office:value-type="string">
            <text:p>ol</text:p>
          </table:table-cell>
          <table:table-cell office:value-type="string">
            <text:p>sp</text:p>
          </table:table-cell>
          <table:table-cell office:value-type="string">
            <text:p>g</text:p>
          </table:table-cell>
          <table:table-cell office:value-type="string">
            <text:p>opx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liq,pl,cpx,ol,sp,opx</text:p>
          </table:table-cell>
          <table:table-cell office:value-type="float" office:value="0.001">
            <text:p>0.001</text:p>
          </table:table-cell>
          <table:table-cell office:value-type="float" office:value="1111.28">
            <text:p>1111.28</text:p>
          </table:table-cell>
          <table:table-cell office:value-type="float" office:value="0.1346">
            <text:p>0.1346</text:p>
          </table:table-cell>
          <table:table-cell office:value-type="float" office:value="0.1201">
            <text:p>0.1201</text:p>
          </table:table-cell>
          <table:table-cell office:value-type="float" office:value="0.1493">
            <text:p>0.1493</text:p>
          </table:table-cell>
          <table:table-cell office:value-type="float" office:value="0.08759">
            <text:p>0.08759</text:p>
          </table:table-cell>
          <table:table-cell office:value-type="float" office:value="0.1593">
            <text:p>0.1593</text:p>
          </table:table-cell>
          <table:table-cell office:value-type="float" office:value="0.03766">
            <text:p>0.03766</text:p>
          </table:table-cell>
          <table:table-cell office:value-type="float" office:value="0.008079">
            <text:p>0.008079</text:p>
          </table:table-cell>
          <table:table-cell office:value-type="float" office:value="0.7331">
            <text:p>0.7331</text:p>
          </table:table-cell>
          <table:table-cell office:value-type="float" office:value="0.1014">
            <text:p>0.1014</text:p>
          </table:table-cell>
          <table:table-cell office:value-type="float" office:value="0.03554">
            <text:p>0.03554</text:p>
          </table:table-cell>
          <table:table-cell office:value-type="float" office:value="0.1719">
            <text:p>0.1719</text:p>
          </table:table-cell>
          <table:table-cell office:value-type="float" office:value="0.03533">
            <text:p>0.03533</text:p>
          </table:table-cell>
          <table:table-cell office:value-type="float" office:value="-0.02562">
            <text:p>-0.02562</text:p>
          </table:table-cell>
          <table:table-cell office:value-type="float" office:value="0.01088">
            <text:p>0.01088</text:p>
          </table:table-cell>
          <table:table-cell office:value-type="float" office:value="0.03407">
            <text:p>0.03407</text:p>
          </table:table-cell>
          <table:table-cell office:value-type="float" office:value="0.1012">
            <text:p>0.1012</text:p>
          </table:table-cell>
          <table:table-cell office:value-type="float" office:value="0.4494">
            <text:p>0.4494</text:p>
          </table:table-cell>
          <table:table-cell office:value-type="float" office:value="0.02494">
            <text:p>0.02494</text:p>
          </table:table-cell>
          <table:table-cell office:value-type="float" office:value="0.873">
            <text:p>0.873</text:p>
          </table:table-cell>
          <table:table-cell table:number-columns-repeated="4" office:value-type="string">
            <text:p>NA</text:p>
          </table:table-cell>
          <table:table-cell office:value-type="float" office:value="0.1006">
            <text:p>0.1006</text:p>
          </table:table-cell>
          <table:table-cell office:value-type="float" office:value="0.09755">
            <text:p>0.09755</text:p>
          </table:table-cell>
          <table:table-cell office:value-type="float" office:value="0.08439">
            <text:p>0.08439</text:p>
          </table:table-cell>
          <table:table-cell office:value-type="float" office:value="-0.04611">
            <text:p>-0.04611</text:p>
          </table:table-cell>
          <table:table-cell office:value-type="float" office:value="0.03928">
            <text:p>0.03928</text:p>
          </table:table-cell>
          <table:table-cell office:value-type="float" office:value="0.02925">
            <text:p>0.02925</text:p>
          </table:table-cell>
          <table:table-cell office:value-type="float" office:value="54">
            <text:p>54</text:p>
          </table:table-cell>
          <table:table-cell office:value-type="float" office:value="11.68">
            <text:p>11.68</text:p>
          </table:table-cell>
          <table:table-cell office:value-type="float" office:value="9.37">
            <text:p>9.37</text:p>
          </table:table-cell>
          <table:table-cell office:value-type="float" office:value="11.1">
            <text:p>11.1</text:p>
          </table:table-cell>
          <table:table-cell office:value-type="float" office:value="7.41">
            <text:p>7.41</text:p>
          </table:table-cell>
          <table:table-cell office:value-type="float" office:value="2.19">
            <text:p>2.19</text:p>
          </table:table-cell>
          <table:table-cell office:value-type="float" office:value="3.54">
            <text:p>3.54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8878">
            <text:p>0.08878</text:p>
          </table:table-cell>
          <table:table-cell office:value-type="float" office:value="0.06334">
            <text:p>0.06334</text:p>
          </table:table-cell>
          <table:table-cell office:value-type="float" office:value="0.6658">
            <text:p>0.6658</text:p>
          </table:table-cell>
          <table:table-cell office:value-type="float" office:value="0.1815">
            <text:p>0.1815</text:p>
          </table:table-cell>
          <table:table-cell office:value-type="float" office:value="0">
            <text:p>0</text:p>
          </table:table-cell>
          <table:table-cell office:value-type="float" office:value="0.0005844">
            <text:p>0.0005844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liq,pl,cpx,ol,sp,opx</text:p>
          </table:table-cell>
          <table:table-cell office:value-type="float" office:value="1.001">
            <text:p>1.001</text:p>
          </table:table-cell>
          <table:table-cell office:value-type="float" office:value="1127.316">
            <text:p>1127.316</text:p>
          </table:table-cell>
          <table:table-cell office:value-type="float" office:value="0.1476">
            <text:p>0.1476</text:p>
          </table:table-cell>
          <table:table-cell office:value-type="float" office:value="0.131">
            <text:p>0.131</text:p>
          </table:table-cell>
          <table:table-cell office:value-type="float" office:value="0.1575">
            <text:p>0.1575</text:p>
          </table:table-cell>
          <table:table-cell office:value-type="float" office:value="0.08947">
            <text:p>0.08947</text:p>
          </table:table-cell>
          <table:table-cell office:value-type="float" office:value="0.1563">
            <text:p>0.1563</text:p>
          </table:table-cell>
          <table:table-cell office:value-type="float" office:value="0.03092">
            <text:p>0.03092</text:p>
          </table:table-cell>
          <table:table-cell office:value-type="float" office:value="0.008381">
            <text:p>0.008381</text:p>
          </table:table-cell>
          <table:table-cell office:value-type="float" office:value="0.7291">
            <text:p>0.7291</text:p>
          </table:table-cell>
          <table:table-cell office:value-type="float" office:value="0.1017">
            <text:p>0.1017</text:p>
          </table:table-cell>
          <table:table-cell office:value-type="float" office:value="0.04117">
            <text:p>0.04117</text:p>
          </table:table-cell>
          <table:table-cell office:value-type="float" office:value="0.178">
            <text:p>0.178</text:p>
          </table:table-cell>
          <table:table-cell office:value-type="float" office:value="0.03753">
            <text:p>0.03753</text:p>
          </table:table-cell>
          <table:table-cell office:value-type="float" office:value="-0.02576">
            <text:p>-0.02576</text:p>
          </table:table-cell>
          <table:table-cell office:value-type="float" office:value="0.011">
            <text:p>0.011</text:p>
          </table:table-cell>
          <table:table-cell office:value-type="float" office:value="0.03642">
            <text:p>0.03642</text:p>
          </table:table-cell>
          <table:table-cell office:value-type="float" office:value="0.1012">
            <text:p>0.1012</text:p>
          </table:table-cell>
          <table:table-cell office:value-type="float" office:value="0.4396">
            <text:p>0.4396</text:p>
          </table:table-cell>
          <table:table-cell office:value-type="float" office:value="0.02433">
            <text:p>0.02433</text:p>
          </table:table-cell>
          <table:table-cell office:value-type="float" office:value="0.8554">
            <text:p>0.8554</text:p>
          </table:table-cell>
          <table:table-cell table:number-columns-repeated="4" office:value-type="string">
            <text:p>NA</text:p>
          </table:table-cell>
          <table:table-cell office:value-type="float" office:value="0.1006">
            <text:p>0.1006</text:p>
          </table:table-cell>
          <table:table-cell office:value-type="float" office:value="0.1054">
            <text:p>0.1054</text:p>
          </table:table-cell>
          <table:table-cell office:value-type="float" office:value="0.08466">
            <text:p>0.08466</text:p>
          </table:table-cell>
          <table:table-cell office:value-type="float" office:value="-0.04616">
            <text:p>-0.04616</text:p>
          </table:table-cell>
          <table:table-cell office:value-type="float" office:value="0.03894">
            <text:p>0.03894</text:p>
          </table:table-cell>
          <table:table-cell office:value-type="float" office:value="0.03141">
            <text:p>0.03141</text:p>
          </table:table-cell>
          <table:table-cell office:value-type="float" office:value="53.15">
            <text:p>53.15</text:p>
          </table:table-cell>
          <table:table-cell office:value-type="float" office:value="12.58">
            <text:p>12.58</text:p>
          </table:table-cell>
          <table:table-cell office:value-type="float" office:value="9.91">
            <text:p>9.91</text:p>
          </table:table-cell>
          <table:table-cell office:value-type="float" office:value="10.97">
            <text:p>10.97</text:p>
          </table:table-cell>
          <table:table-cell office:value-type="float" office:value="7.44">
            <text:p>7.44</text:p>
          </table:table-cell>
          <table:table-cell office:value-type="float" office:value="2.35">
            <text:p>2.35</text:p>
          </table:table-cell>
          <table:table-cell office:value-type="float" office:value="2.86">
            <text:p>2.86</text:p>
          </table:table-cell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/>
          <table:table-cell office:value-type="float" office:value="1.001">
            <text:p>1.001</text:p>
          </table:table-cell>
          <table:table-cell office:value-type="float" office:value="0.08635">
            <text:p>0.08635</text:p>
          </table:table-cell>
          <table:table-cell office:value-type="float" office:value="0.06591">
            <text:p>0.06591</text:p>
          </table:table-cell>
          <table:table-cell office:value-type="float" office:value="0.6648">
            <text:p>0.6648</text:p>
          </table:table-cell>
          <table:table-cell office:value-type="float" office:value="0.1826">
            <text:p>0.1826</text:p>
          </table:table-cell>
          <table:table-cell office:value-type="float" office:value="0">
            <text:p>0</text:p>
          </table:table-cell>
          <table:table-cell office:value-type="float" office:value="0.0003219">
            <text:p>0.0003219</text:p>
          </table:table-cell>
          <table:table-cell office:value-type="float" office:value="1.001">
            <text:p>1.001</text:p>
          </table:table-cell>
        </table:table-row>
        <table:table-row table:style-name="ro1">
          <table:table-cell office:value-type="string">
            <text:p>liq,pl,cpx,ol,sp,opx</text:p>
          </table:table-cell>
          <table:table-cell office:value-type="float" office:value="2">
            <text:p>2</text:p>
          </table:table-cell>
          <table:table-cell office:value-type="float" office:value="1141.236">
            <text:p>1141.236</text:p>
          </table:table-cell>
          <table:table-cell office:value-type="float" office:value="0.1602">
            <text:p>0.1602</text:p>
          </table:table-cell>
          <table:table-cell office:value-type="float" office:value="0.1424">
            <text:p>0.1424</text:p>
          </table:table-cell>
          <table:table-cell office:value-type="float" office:value="0.1631">
            <text:p>0.1631</text:p>
          </table:table-cell>
          <table:table-cell office:value-type="float" office:value="0.09042">
            <text:p>0.09042</text:p>
          </table:table-cell>
          <table:table-cell office:value-type="float" office:value="0.1533">
            <text:p>0.1533</text:p>
          </table:table-cell>
          <table:table-cell office:value-type="float" office:value="0.02553">
            <text:p>0.02553</text:p>
          </table:table-cell>
          <table:table-cell office:value-type="float" office:value="0.008536">
            <text:p>0.008536</text:p>
          </table:table-cell>
          <table:table-cell office:value-type="float" office:value="0.7244">
            <text:p>0.7244</text:p>
          </table:table-cell>
          <table:table-cell office:value-type="float" office:value="0.102">
            <text:p>0.102</text:p>
          </table:table-cell>
          <table:table-cell office:value-type="float" office:value="0.04741">
            <text:p>0.04741</text:p>
          </table:table-cell>
          <table:table-cell office:value-type="float" office:value="0.1834">
            <text:p>0.1834</text:p>
          </table:table-cell>
          <table:table-cell office:value-type="float" office:value="0.04006">
            <text:p>0.04006</text:p>
          </table:table-cell>
          <table:table-cell office:value-type="float" office:value="-0.0259">
            <text:p>-0.0259</text:p>
          </table:table-cell>
          <table:table-cell office:value-type="float" office:value="0.01114">
            <text:p>0.01114</text:p>
          </table:table-cell>
          <table:table-cell office:value-type="float" office:value="0.03873">
            <text:p>0.03873</text:p>
          </table:table-cell>
          <table:table-cell office:value-type="float" office:value="0.1013">
            <text:p>0.1013</text:p>
          </table:table-cell>
          <table:table-cell office:value-type="float" office:value="0.4289">
            <text:p>0.4289</text:p>
          </table:table-cell>
          <table:table-cell office:value-type="float" office:value="0.02382">
            <text:p>0.02382</text:p>
          </table:table-cell>
          <table:table-cell office:value-type="float" office:value="0.8335">
            <text:p>0.8335</text:p>
          </table:table-cell>
          <table:table-cell table:number-columns-repeated="4" office:value-type="string">
            <text:p>NA</text:p>
          </table:table-cell>
          <table:table-cell office:value-type="float" office:value="0.1006">
            <text:p>0.1006</text:p>
          </table:table-cell>
          <table:table-cell office:value-type="float" office:value="0.1141">
            <text:p>0.1141</text:p>
          </table:table-cell>
          <table:table-cell office:value-type="float" office:value="0.08409">
            <text:p>0.08409</text:p>
          </table:table-cell>
          <table:table-cell office:value-type="float" office:value="-0.04633">
            <text:p>-0.04633</text:p>
          </table:table-cell>
          <table:table-cell office:value-type="float" office:value="0.03854">
            <text:p>0.03854</text:p>
          </table:table-cell>
          <table:table-cell office:value-type="float" office:value="0.03338">
            <text:p>0.03338</text:p>
          </table:table-cell>
          <table:table-cell office:value-type="float" office:value="52.39">
            <text:p>52.39</text:p>
          </table:table-cell>
          <table:table-cell office:value-type="float" office:value="13.46">
            <text:p>13.46</text:p>
          </table:table-cell>
          <table:table-cell office:value-type="float" office:value="10.35">
            <text:p>10.35</text:p>
          </table:table-cell>
          <table:table-cell office:value-type="float" office:value="10.8">
            <text:p>10.8</text:p>
          </table:table-cell>
          <table:table-cell office:value-type="float" office:value="7.41">
            <text:p>7.41</text:p>
          </table:table-cell>
          <table:table-cell office:value-type="float" office:value="2.52">
            <text:p>2.52</text:p>
          </table:table-cell>
          <table:table-cell office:value-type="float" office:value="2.33">
            <text:p>2.33</text:p>
          </table:table-cell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.0835">
            <text:p>0.0835</text:p>
          </table:table-cell>
          <table:table-cell office:value-type="float" office:value="0.06902">
            <text:p>0.06902</text:p>
          </table:table-cell>
          <table:table-cell office:value-type="float" office:value="0.6635">
            <text:p>0.6635</text:p>
          </table:table-cell>
          <table:table-cell table:style-name="ce2" office:value-type="string">
            <text:p>4.651e-5</text:p>
          </table:table-cell>
          <table:table-cell office:value-type="float" office:value="0">
            <text:p>0</text:p>
          </table:table-cell>
          <table:table-cell office:value-type="float" office:value="0.1839">
            <text:p>0.18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q,pl,cpx,ol,opx</text:p>
          </table:table-cell>
          <table:table-cell office:value-type="float" office:value="3">
            <text:p>3</text:p>
          </table:table-cell>
          <table:table-cell office:value-type="float" office:value="1153.448">
            <text:p>1153.448</text:p>
          </table:table-cell>
          <table:table-cell office:value-type="float" office:value="0.1723">
            <text:p>0.1723</text:p>
          </table:table-cell>
          <table:table-cell office:value-type="float" office:value="0.1539">
            <text:p>0.1539</text:p>
          </table:table-cell>
          <table:table-cell office:value-type="float" office:value="0.1662">
            <text:p>0.1662</text:p>
          </table:table-cell>
          <table:table-cell office:value-type="float" office:value="0.09055">
            <text:p>0.09055</text:p>
          </table:table-cell>
          <table:table-cell office:value-type="float" office:value="0.1507">
            <text:p>0.1507</text:p>
          </table:table-cell>
          <table:table-cell office:value-type="float" office:value="0.02107">
            <text:p>0.02107</text:p>
          </table:table-cell>
          <table:table-cell office:value-type="float" office:value="0.007558">
            <text:p>0.007558</text:p>
          </table:table-cell>
          <table:table-cell office:value-type="float" office:value="0.7192">
            <text:p>0.7192</text:p>
          </table:table-cell>
          <table:table-cell office:value-type="float" office:value="0.1022">
            <text:p>0.1022</text:p>
          </table:table-cell>
          <table:table-cell office:value-type="float" office:value="0.05254">
            <text:p>0.05254</text:p>
          </table:table-cell>
          <table:table-cell office:value-type="float" office:value="0.1886">
            <text:p>0.1886</text:p>
          </table:table-cell>
          <table:table-cell office:value-type="float" office:value="0.04245">
            <text:p>0.04245</text:p>
          </table:table-cell>
          <table:table-cell office:value-type="float" office:value="-0.02606">
            <text:p>-0.02606</text:p>
          </table:table-cell>
          <table:table-cell office:value-type="float" office:value="0.01129">
            <text:p>0.01129</text:p>
          </table:table-cell>
          <table:table-cell office:value-type="float" office:value="0.0386">
            <text:p>0.0386</text:p>
          </table:table-cell>
          <table:table-cell office:value-type="float" office:value="0.1013">
            <text:p>0.1013</text:p>
          </table:table-cell>
          <table:table-cell table:number-columns-repeated="7" office:value-type="string">
            <text:p>NA</text:p>
          </table:table-cell>
          <table:table-cell office:value-type="float" office:value="0.1006">
            <text:p>0.1006</text:p>
          </table:table-cell>
          <table:table-cell office:value-type="float" office:value="0.1217">
            <text:p>0.1217</text:p>
          </table:table-cell>
          <table:table-cell office:value-type="float" office:value="0.08254">
            <text:p>0.08254</text:p>
          </table:table-cell>
          <table:table-cell office:value-type="float" office:value="-0.04655">
            <text:p>-0.04655</text:p>
          </table:table-cell>
          <table:table-cell office:value-type="float" office:value="0.03805">
            <text:p>0.03805</text:p>
          </table:table-cell>
          <table:table-cell office:value-type="float" office:value="0.03309">
            <text:p>0.03309</text:p>
          </table:table-cell>
          <table:table-cell office:value-type="float" office:value="51.79">
            <text:p>51.79</text:p>
          </table:table-cell>
          <table:table-cell office:value-type="float" office:value="14.33">
            <text:p>14.33</text:p>
          </table:table-cell>
          <table:table-cell office:value-type="float" office:value="10.7">
            <text:p>10.7</text:p>
          </table:table-cell>
          <table:table-cell office:value-type="float" office:value="10.62">
            <text:p>10.62</text:p>
          </table:table-cell>
          <table:table-cell office:value-type="float" office:value="7.33">
            <text:p>7.33</text:p>
          </table:table-cell>
          <table:table-cell office:value-type="float" office:value="2.69">
            <text:p>2.69</text:p>
          </table:table-cell>
          <table:table-cell office:value-type="float" office:value="1.9">
            <text:p>1.9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.08049">
            <text:p>0.08049</text:p>
          </table:table-cell>
          <table:table-cell office:value-type="float" office:value="0.07256">
            <text:p>0.07256</text:p>
          </table:table-cell>
          <table:table-cell office:value-type="float" office:value="0.662">
            <text:p>0.662</text:p>
          </table:table-cell>
          <table:table-cell table:number-columns-repeated="2" office:value-type="float" office:value="0">
            <text:p>0</text:p>
          </table:table-cell>
          <table:table-cell office:value-type="float" office:value="0.185">
            <text:p>0.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iq,pl,cpx,ol,opx</text:p>
          </table:table-cell>
          <table:table-cell office:value-type="float" office:value="4">
            <text:p>4</text:p>
          </table:table-cell>
          <table:table-cell office:value-type="float" office:value="1164.058">
            <text:p>1164.058</text:p>
          </table:table-cell>
          <table:table-cell office:value-type="float" office:value="0.1839">
            <text:p>0.1839</text:p>
          </table:table-cell>
          <table:table-cell office:value-type="float" office:value="0.1662">
            <text:p>0.1662</text:p>
          </table:table-cell>
          <table:table-cell office:value-type="float" office:value="0.1672">
            <text:p>0.1672</text:p>
          </table:table-cell>
          <table:table-cell office:value-type="float" office:value="0.08994">
            <text:p>0.08994</text:p>
          </table:table-cell>
          <table:table-cell office:value-type="float" office:value="0.1482">
            <text:p>0.1482</text:p>
          </table:table-cell>
          <table:table-cell office:value-type="float" office:value="0.01742">
            <text:p>0.01742</text:p>
          </table:table-cell>
          <table:table-cell office:value-type="float" office:value="0.006486">
            <text:p>0.006486</text:p>
          </table:table-cell>
          <table:table-cell office:value-type="float" office:value="0.7128">
            <text:p>0.7128</text:p>
          </table:table-cell>
          <table:table-cell office:value-type="float" office:value="0.1024">
            <text:p>0.1024</text:p>
          </table:table-cell>
          <table:table-cell office:value-type="float" office:value="0.05807">
            <text:p>0.05807</text:p>
          </table:table-cell>
          <table:table-cell office:value-type="float" office:value="0.1934">
            <text:p>0.1934</text:p>
          </table:table-cell>
          <table:table-cell office:value-type="float" office:value="0.04525">
            <text:p>0.04525</text:p>
          </table:table-cell>
          <table:table-cell office:value-type="float" office:value="-0.02622">
            <text:p>-0.02622</text:p>
          </table:table-cell>
          <table:table-cell office:value-type="float" office:value="0.01143">
            <text:p>0.01143</text:p>
          </table:table-cell>
          <table:table-cell office:value-type="float" office:value="0.03796">
            <text:p>0.03796</text:p>
          </table:table-cell>
          <table:table-cell office:value-type="float" office:value="0.1012">
            <text:p>0.1012</text:p>
          </table:table-cell>
          <table:table-cell table:number-columns-repeated="7" office:value-type="string">
            <text:p>NA</text:p>
          </table:table-cell>
          <table:table-cell office:value-type="float" office:value="0.1007">
            <text:p>0.1007</text:p>
          </table:table-cell>
          <table:table-cell office:value-type="float" office:value="0.1301">
            <text:p>0.1301</text:p>
          </table:table-cell>
          <table:table-cell office:value-type="float" office:value="0.08032">
            <text:p>0.08032</text:p>
          </table:table-cell>
          <table:table-cell office:value-type="float" office:value="-0.04692">
            <text:p>-0.04692</text:p>
          </table:table-cell>
          <table:table-cell office:value-type="float" office:value="0.03747">
            <text:p>0.03747</text:p>
          </table:table-cell>
          <table:table-cell office:value-type="float" office:value="0.03225">
            <text:p>0.03225</text:p>
          </table:table-cell>
          <table:table-cell office:value-type="float" office:value="51.25">
            <text:p>51.25</text:p>
          </table:table-cell>
          <table:table-cell office:value-type="float" office:value="15.18">
            <text:p>15.18</text:p>
          </table:table-cell>
          <table:table-cell office:value-type="float" office:value="10.98">
            <text:p>10.98</text:p>
          </table:table-cell>
          <table:table-cell office:value-type="float" office:value="10.42">
            <text:p>10.42</text:p>
          </table:table-cell>
          <table:table-cell office:value-type="float" office:value="7.21">
            <text:p>7.21</text:p>
          </table:table-cell>
          <table:table-cell office:value-type="float" office:value="2.87">
            <text:p>2.87</text:p>
          </table:table-cell>
          <table:table-cell office:value-type="float" office:value="1.55">
            <text:p>1.55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.0769">
            <text:p>0.0769</text:p>
          </table:table-cell>
          <table:table-cell office:value-type="float" office:value="0.0768">
            <text:p>0.0768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1863">
            <text:p>0.186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q,pl,cpx,ol,opx</text:p>
          </table:table-cell>
          <table:table-cell office:value-type="float" office:value="5">
            <text:p>5</text:p>
          </table:table-cell>
          <table:table-cell office:value-type="float" office:value="1173.147">
            <text:p>1173.147</text:p>
          </table:table-cell>
          <table:table-cell office:value-type="float" office:value="0.195">
            <text:p>0.195</text:p>
          </table:table-cell>
          <table:table-cell office:value-type="float" office:value="0.1798">
            <text:p>0.1798</text:p>
          </table:table-cell>
          <table:table-cell office:value-type="float" office:value="0.1661">
            <text:p>0.1661</text:p>
          </table:table-cell>
          <table:table-cell office:value-type="float" office:value="0.08866">
            <text:p>0.08866</text:p>
          </table:table-cell>
          <table:table-cell office:value-type="float" office:value="0.1457">
            <text:p>0.1457</text:p>
          </table:table-cell>
          <table:table-cell office:value-type="float" office:value="0.01441">
            <text:p>0.01441</text:p>
          </table:table-cell>
          <table:table-cell office:value-type="float" office:value="0.005518">
            <text:p>0.005518</text:p>
          </table:table-cell>
          <table:table-cell office:value-type="float" office:value="0.7046">
            <text:p>0.7046</text:p>
          </table:table-cell>
          <table:table-cell office:value-type="float" office:value="0.1026">
            <text:p>0.1026</text:p>
          </table:table-cell>
          <table:table-cell office:value-type="float" office:value="0.06442">
            <text:p>0.06442</text:p>
          </table:table-cell>
          <table:table-cell office:value-type="float" office:value="0.1979">
            <text:p>0.1979</text:p>
          </table:table-cell>
          <table:table-cell office:value-type="float" office:value="0.04873">
            <text:p>0.04873</text:p>
          </table:table-cell>
          <table:table-cell office:value-type="float" office:value="-0.0264">
            <text:p>-0.0264</text:p>
          </table:table-cell>
          <table:table-cell office:value-type="float" office:value="0.01157">
            <text:p>0.01157</text:p>
          </table:table-cell>
          <table:table-cell office:value-type="float" office:value="0.03724">
            <text:p>0.03724</text:p>
          </table:table-cell>
          <table:table-cell office:value-type="float" office:value="0.1012">
            <text:p>0.1012</text:p>
          </table:table-cell>
          <table:table-cell table:number-columns-repeated="7" office:value-type="string">
            <text:p>NA</text:p>
          </table:table-cell>
          <table:table-cell office:value-type="float" office:value="0.1009">
            <text:p>0.1009</text:p>
          </table:table-cell>
          <table:table-cell office:value-type="float" office:value="0.1399">
            <text:p>0.1399</text:p>
          </table:table-cell>
          <table:table-cell office:value-type="float" office:value="0.07752">
            <text:p>0.07752</text:p>
          </table:table-cell>
          <table:table-cell office:value-type="float" office:value="-0.04747">
            <text:p>-0.04747</text:p>
          </table:table-cell>
          <table:table-cell office:value-type="float" office:value="0.03678">
            <text:p>0.03678</text:p>
          </table:table-cell>
          <table:table-cell office:value-type="float" office:value="0.03125">
            <text:p>0.03125</text:p>
          </table:table-cell>
          <table:table-cell office:value-type="float" office:value="50.77">
            <text:p>50.77</text:p>
          </table:table-cell>
          <table:table-cell office:value-type="float" office:value="16.03">
            <text:p>16.03</text:p>
          </table:table-cell>
          <table:table-cell office:value-type="float" office:value="11.18">
            <text:p>11.18</text:p>
          </table:table-cell>
          <table:table-cell office:value-type="float" office:value="10.18">
            <text:p>10.18</text:p>
          </table:table-cell>
          <table:table-cell office:value-type="float" office:value="7.03">
            <text:p>7.03</text:p>
          </table:table-cell>
          <table:table-cell office:value-type="float" office:value="3.08">
            <text:p>3.08</text:p>
          </table:table-cell>
          <table:table-cell office:value-type="float" office:value="1.27">
            <text:p>1.27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.07249">
            <text:p>0.07249</text:p>
          </table:table-cell>
          <table:table-cell office:value-type="float" office:value="0.08195">
            <text:p>0.08195</text:p>
          </table:table-cell>
          <table:table-cell office:value-type="float" office:value="0.6576">
            <text:p>0.6576</text:p>
          </table:table-cell>
          <table:table-cell table:number-columns-repeated="2" office:value-type="float" office:value="0">
            <text:p>0</text:p>
          </table:table-cell>
          <table:table-cell office:value-type="float" office:value="0.1879">
            <text:p>0.187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q,pl,cpx,ol,opx</text:p>
          </table:table-cell>
          <table:table-cell office:value-type="float" office:value="6">
            <text:p>6</text:p>
          </table:table-cell>
          <table:table-cell office:value-type="float" office:value="1180.736">
            <text:p>1180.736</text:p>
          </table:table-cell>
          <table:table-cell office:value-type="float" office:value="0.2051">
            <text:p>0.2051</text:p>
          </table:table-cell>
          <table:table-cell office:value-type="float" office:value="0.1952">
            <text:p>0.1952</text:p>
          </table:table-cell>
          <table:table-cell office:value-type="float" office:value="0.163">
            <text:p>0.163</text:p>
          </table:table-cell>
          <table:table-cell office:value-type="float" office:value="0.08674">
            <text:p>0.08674</text:p>
          </table:table-cell>
          <table:table-cell office:value-type="float" office:value="0.1433">
            <text:p>0.1433</text:p>
          </table:table-cell>
          <table:table-cell office:value-type="float" office:value="0.0119">
            <text:p>0.0119</text:p>
          </table:table-cell>
          <table:table-cell office:value-type="float" office:value="0.004642">
            <text:p>0.004642</text:p>
          </table:table-cell>
          <table:table-cell office:value-type="float" office:value="0.694">
            <text:p>0.694</text:p>
          </table:table-cell>
          <table:table-cell office:value-type="float" office:value="0.1029">
            <text:p>0.1029</text:p>
          </table:table-cell>
          <table:table-cell office:value-type="float" office:value="0.07165">
            <text:p>0.07165</text:p>
          </table:table-cell>
          <table:table-cell office:value-type="float" office:value="0.202">
            <text:p>0.202</text:p>
          </table:table-cell>
          <table:table-cell office:value-type="float" office:value="0.05314">
            <text:p>0.05314</text:p>
          </table:table-cell>
          <table:table-cell office:value-type="float" office:value="-0.02659">
            <text:p>-0.02659</text:p>
          </table:table-cell>
          <table:table-cell office:value-type="float" office:value="0.01168">
            <text:p>0.01168</text:p>
          </table:table-cell>
          <table:table-cell office:value-type="float" office:value="0.0364">
            <text:p>0.0364</text:p>
          </table:table-cell>
          <table:table-cell office:value-type="float" office:value="0.1011">
            <text:p>0.1011</text:p>
          </table:table-cell>
          <table:table-cell table:number-columns-repeated="7" office:value-type="string">
            <text:p>NA</text:p>
          </table:table-cell>
          <table:table-cell office:value-type="float" office:value="0.1013">
            <text:p>0.1013</text:p>
          </table:table-cell>
          <table:table-cell office:value-type="float" office:value="0.1513">
            <text:p>0.1513</text:p>
          </table:table-cell>
          <table:table-cell office:value-type="float" office:value="0.07419">
            <text:p>0.07419</text:p>
          </table:table-cell>
          <table:table-cell office:value-type="float" office:value="-0.04824">
            <text:p>-0.04824</text:p>
          </table:table-cell>
          <table:table-cell office:value-type="float" office:value="0.03593">
            <text:p>0.03593</text:p>
          </table:table-cell>
          <table:table-cell office:value-type="float" office:value="0.03005">
            <text:p>0.03005</text:p>
          </table:table-cell>
          <table:table-cell office:value-type="float" office:value="50.35">
            <text:p>50.35</text:p>
          </table:table-cell>
          <table:table-cell office:value-type="float" office:value="16.88">
            <text:p>16.88</text:p>
          </table:table-cell>
          <table:table-cell office:value-type="float" office:value="11.29">
            <text:p>11.29</text:p>
          </table:table-cell>
          <table:table-cell office:value-type="float" office:value="9.91">
            <text:p>9.91</text:p>
          </table:table-cell>
          <table:table-cell office:value-type="float" office:value="6.82">
            <text:p>6.82</text:p>
          </table:table-cell>
          <table:table-cell office:value-type="float" office:value="3.31">
            <text:p>3.31</text:p>
          </table:table-cell>
          <table:table-cell office:value-type="float" office:value="1.04">
            <text:p>1.0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.06702">
            <text:p>0.06702</text:p>
          </table:table-cell>
          <table:table-cell office:value-type="float" office:value="0.08822">
            <text:p>0.08822</text:p>
          </table:table-cell>
          <table:table-cell office:value-type="float" office:value="0.6547">
            <text:p>0.6547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q,pl,cpx,ol,opx</text:p>
          </table:table-cell>
          <table:table-cell office:value-type="float" office:value="7">
            <text:p>7</text:p>
          </table:table-cell>
          <table:table-cell office:value-type="float" office:value="1186.78">
            <text:p>1186.78</text:p>
          </table:table-cell>
          <table:table-cell office:value-type="float" office:value="0.2138">
            <text:p>0.2138</text:p>
          </table:table-cell>
          <table:table-cell office:value-type="float" office:value="0.2131">
            <text:p>0.2131</text:p>
          </table:table-cell>
          <table:table-cell office:value-type="float" office:value="0.158">
            <text:p>0.158</text:p>
          </table:table-cell>
          <table:table-cell office:value-type="float" office:value="0.08421">
            <text:p>0.08421</text:p>
          </table:table-cell>
          <table:table-cell office:value-type="float" office:value="0.1408">
            <text:p>0.1408</text:p>
          </table:table-cell>
          <table:table-cell office:value-type="float" office:value="0.009785">
            <text:p>0.009785</text:p>
          </table:table-cell>
          <table:table-cell office:value-type="float" office:value="0.003847">
            <text:p>0.003847</text:p>
          </table:table-cell>
          <table:table-cell office:value-type="float" office:value="0.6799">
            <text:p>0.6799</text:p>
          </table:table-cell>
          <table:table-cell office:value-type="float" office:value="0.1032">
            <text:p>0.1032</text:p>
          </table:table-cell>
          <table:table-cell office:value-type="float" office:value="0.07975">
            <text:p>0.07975</text:p>
          </table:table-cell>
          <table:table-cell office:value-type="float" office:value="0.206">
            <text:p>0.206</text:p>
          </table:table-cell>
          <table:table-cell office:value-type="float" office:value="0.05886">
            <text:p>0.05886</text:p>
          </table:table-cell>
          <table:table-cell office:value-type="float" office:value="-0.0268">
            <text:p>-0.0268</text:p>
          </table:table-cell>
          <table:table-cell office:value-type="float" office:value="0.01177">
            <text:p>0.01177</text:p>
          </table:table-cell>
          <table:table-cell office:value-type="float" office:value="0.03544">
            <text:p>0.03544</text:p>
          </table:table-cell>
          <table:table-cell office:value-type="float" office:value="0.101">
            <text:p>0.101</text:p>
          </table:table-cell>
          <table:table-cell table:number-columns-repeated="7" office:value-type="string">
            <text:p>NA</text:p>
          </table:table-cell>
          <table:table-cell office:value-type="float" office:value="0.1018">
            <text:p>0.1018</text:p>
          </table:table-cell>
          <table:table-cell office:value-type="float" office:value="0.1645">
            <text:p>0.1645</text:p>
          </table:table-cell>
          <table:table-cell office:value-type="float" office:value="0.07035">
            <text:p>0.07035</text:p>
          </table:table-cell>
          <table:table-cell office:value-type="float" office:value="-0.04927">
            <text:p>-0.04927</text:p>
          </table:table-cell>
          <table:table-cell office:value-type="float" office:value="0.0349">
            <text:p>0.0349</text:p>
          </table:table-cell>
          <table:table-cell office:value-type="float" office:value="0.02864">
            <text:p>0.02864</text:p>
          </table:table-cell>
          <table:table-cell office:value-type="float" office:value="50.02">
            <text:p>50.02</text:p>
          </table:table-cell>
          <table:table-cell office:value-type="float" office:value="17.73">
            <text:p>17.73</text:p>
          </table:table-cell>
          <table:table-cell office:value-type="float" office:value="11.32">
            <text:p>11.32</text:p>
          </table:table-cell>
          <table:table-cell office:value-type="float" office:value="9.62">
            <text:p>9.62</text:p>
          </table:table-cell>
          <table:table-cell office:value-type="float" office:value="6.57">
            <text:p>6.57</text:p>
          </table:table-cell>
          <table:table-cell office:value-type="float" office:value="3.58">
            <text:p>3.58</text:p>
          </table:table-cell>
          <table:table-cell office:value-type="float" office:value="0.85">
            <text:p>0.85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.06018">
            <text:p>0.06018</text:p>
          </table:table-cell>
          <table:table-cell office:value-type="float" office:value="0.09597">
            <text:p>0.09597</text:p>
          </table:table-cell>
          <table:table-cell office:value-type="float" office:value="0.651">
            <text:p>0.65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28">
            <text:p>0.19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iq,pl,cpx,ol,opx</text:p>
          </table:table-cell>
          <table:table-cell office:value-type="float" office:value="8">
            <text:p>8</text:p>
          </table:table-cell>
          <table:table-cell office:value-type="float" office:value="1191.158">
            <text:p>1191.158</text:p>
          </table:table-cell>
          <table:table-cell office:value-type="float" office:value="0.2203">
            <text:p>0.2203</text:p>
          </table:table-cell>
          <table:table-cell office:value-type="float" office:value="0.2348">
            <text:p>0.2348</text:p>
          </table:table-cell>
          <table:table-cell office:value-type="float" office:value="0.1512">
            <text:p>0.1512</text:p>
          </table:table-cell>
          <table:table-cell office:value-type="float" office:value="0.08107">
            <text:p>0.08107</text:p>
          </table:table-cell>
          <table:table-cell office:value-type="float" office:value="0.1381">
            <text:p>0.1381</text:p>
          </table:table-cell>
          <table:table-cell office:value-type="float" office:value="0.007995">
            <text:p>0.007995</text:p>
          </table:table-cell>
          <table:table-cell office:value-type="float" office:value="0.003128">
            <text:p>0.003128</text:p>
          </table:table-cell>
          <table:table-cell office:value-type="float" office:value="0.661">
            <text:p>0.661</text:p>
          </table:table-cell>
          <table:table-cell office:value-type="float" office:value="0.1037">
            <text:p>0.1037</text:p>
          </table:table-cell>
          <table:table-cell office:value-type="float" office:value="0.08853">
            <text:p>0.08853</text:p>
          </table:table-cell>
          <table:table-cell office:value-type="float" office:value="0.2101">
            <text:p>0.2101</text:p>
          </table:table-cell>
          <table:table-cell office:value-type="float" office:value="0.06655">
            <text:p>0.06655</text:p>
          </table:table-cell>
          <table:table-cell office:value-type="float" office:value="-0.02703">
            <text:p>-0.02703</text:p>
          </table:table-cell>
          <table:table-cell office:value-type="float" office:value="0.01182">
            <text:p>0.01182</text:p>
          </table:table-cell>
          <table:table-cell office:value-type="float" office:value="0.0343">
            <text:p>0.0343</text:p>
          </table:table-cell>
          <table:table-cell office:value-type="float" office:value="0.1008">
            <text:p>0.1008</text:p>
          </table:table-cell>
          <table:table-cell table:number-columns-repeated="7" office:value-type="string">
            <text:p>NA</text:p>
          </table:table-cell>
          <table:table-cell office:value-type="float" office:value="0.1025">
            <text:p>0.1025</text:p>
          </table:table-cell>
          <table:table-cell office:value-type="float" office:value="0.1797">
            <text:p>0.1797</text:p>
          </table:table-cell>
          <table:table-cell office:value-type="float" office:value="0.06602">
            <text:p>0.06602</text:p>
          </table:table-cell>
          <table:table-cell office:value-type="float" office:value="-0.05059">
            <text:p>-0.05059</text:p>
          </table:table-cell>
          <table:table-cell office:value-type="float" office:value="0.03365">
            <text:p>0.03365</text:p>
          </table:table-cell>
          <table:table-cell office:value-type="float" office:value="0.02698">
            <text:p>0.02698</text:p>
          </table:table-cell>
          <table:table-cell office:value-type="float" office:value="49.8">
            <text:p>49.8</text:p>
          </table:table-cell>
          <table:table-cell office:value-type="float" office:value="18.55">
            <text:p>18.55</text:p>
          </table:table-cell>
          <table:table-cell office:value-type="float" office:value="11.23">
            <text:p>11.23</text:p>
          </table:table-cell>
          <table:table-cell office:value-type="float" office:value="9.28">
            <text:p>9.28</text:p>
          </table:table-cell>
          <table:table-cell office:value-type="float" office:value="6.28">
            <text:p>6.28</text:p>
          </table:table-cell>
          <table:table-cell office:value-type="float" office:value="3.92">
            <text:p>3.92</text:p>
          </table:table-cell>
          <table:table-cell office:value-type="float" office:value="0.69">
            <text:p>0.6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.05153">
            <text:p>0.05153</text:p>
          </table:table-cell>
          <table:table-cell office:value-type="float" office:value="0.1056">
            <text:p>0.1056</text:p>
          </table:table-cell>
          <table:table-cell office:value-type="float" office:value="0.6464">
            <text:p>0.6464</text:p>
          </table:table-cell>
          <table:table-cell table:number-columns-repeated="2" office:value-type="float" office:value="0">
            <text:p>0</text:p>
          </table:table-cell>
          <table:table-cell office:value-type="float" office:value="0.1965">
            <text:p>0.196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q,pl,cpx,ol,sp,opx</text:p>
          </table:table-cell>
          <table:table-cell office:value-type="float" office:value="9.001">
            <text:p>9.001</text:p>
          </table:table-cell>
          <table:table-cell office:value-type="float" office:value="1193.123">
            <text:p>1193.123</text:p>
          </table:table-cell>
          <table:table-cell office:value-type="float" office:value="0.2173">
            <text:p>0.2173</text:p>
          </table:table-cell>
          <table:table-cell office:value-type="float" office:value="0.2669">
            <text:p>0.2669</text:p>
          </table:table-cell>
          <table:table-cell office:value-type="float" office:value="0.1417">
            <text:p>0.1417</text:p>
          </table:table-cell>
          <table:table-cell office:value-type="float" office:value="0.07698">
            <text:p>0.07698</text:p>
          </table:table-cell>
          <table:table-cell office:value-type="float" office:value="0.1355">
            <text:p>0.1355</text:p>
          </table:table-cell>
          <table:table-cell office:value-type="float" office:value="0.006309">
            <text:p>0.006309</text:p>
          </table:table-cell>
          <table:table-cell office:value-type="float" office:value="0.002084">
            <text:p>0.002084</text:p>
          </table:table-cell>
          <table:table-cell office:value-type="float" office:value="0.6243">
            <text:p>0.6243</text:p>
          </table:table-cell>
          <table:table-cell office:value-type="float" office:value="0.1042">
            <text:p>0.1042</text:p>
          </table:table-cell>
          <table:table-cell office:value-type="float" office:value="0.09119">
            <text:p>0.09119</text:p>
          </table:table-cell>
          <table:table-cell office:value-type="float" office:value="0.2163">
            <text:p>0.2163</text:p>
          </table:table-cell>
          <table:table-cell office:value-type="float" office:value="0.07894">
            <text:p>0.07894</text:p>
          </table:table-cell>
          <table:table-cell office:value-type="float" office:value="-0.02719">
            <text:p>-0.02719</text:p>
          </table:table-cell>
          <table:table-cell office:value-type="float" office:value="0.01166">
            <text:p>0.01166</text:p>
          </table:table-cell>
          <table:table-cell office:value-type="float" office:value="0.03024">
            <text:p>0.03024</text:p>
          </table:table-cell>
          <table:table-cell office:value-type="float" office:value="0.1005">
            <text:p>0.1005</text:p>
          </table:table-cell>
          <table:table-cell office:value-type="float" office:value="0.1931">
            <text:p>0.1931</text:p>
          </table:table-cell>
          <table:table-cell office:value-type="float" office:value="0.01255">
            <text:p>0.01255</text:p>
          </table:table-cell>
          <table:table-cell office:value-type="float" office:value="0.109">
            <text:p>0.109</text:p>
          </table:table-cell>
          <table:table-cell table:number-columns-repeated="4" office:value-type="string">
            <text:p>NA</text:p>
          </table:table-cell>
          <table:table-cell office:value-type="float" office:value="0.1029">
            <text:p>0.1029</text:p>
          </table:table-cell>
          <table:table-cell office:value-type="float" office:value="0.1909">
            <text:p>0.1909</text:p>
          </table:table-cell>
          <table:table-cell office:value-type="float" office:value="0.06087">
            <text:p>0.06087</text:p>
          </table:table-cell>
          <table:table-cell office:value-type="float" office:value="-0.05173">
            <text:p>-0.05173</text:p>
          </table:table-cell>
          <table:table-cell office:value-type="float" office:value="0.03149">
            <text:p>0.03149</text:p>
          </table:table-cell>
          <table:table-cell office:value-type="float" office:value="0.02278">
            <text:p>0.02278</text:p>
          </table:table-cell>
          <table:table-cell office:value-type="float" office:value="50.04">
            <text:p>50.04</text:p>
          </table:table-cell>
          <table:table-cell office:value-type="float" office:value="19.18">
            <text:p>19.18</text:p>
          </table:table-cell>
          <table:table-cell office:value-type="float" office:value="10.79">
            <text:p>10.79</text:p>
          </table:table-cell>
          <table:table-cell office:value-type="float" office:value="8.92">
            <text:p>8.92</text:p>
          </table:table-cell>
          <table:table-cell office:value-type="float" office:value="5.93">
            <text:p>5.93</text:p>
          </table:table-cell>
          <table:table-cell office:value-type="float" office:value="4.44">
            <text:p>4.44</text:p>
          </table:table-cell>
          <table:table-cell office:value-type="float" office:value="0.54">
            <text:p>0.54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/>
          <table:table-cell office:value-type="float" office:value="9.001">
            <text:p>9.001</text:p>
          </table:table-cell>
          <table:table-cell office:value-type="float" office:value="0.03783">
            <text:p>0.03783</text:p>
          </table:table-cell>
          <table:table-cell office:value-type="float" office:value="0.1208">
            <text:p>0.1208</text:p>
          </table:table-cell>
          <table:table-cell office:value-type="float" office:value="0.6369">
            <text:p>0.6369</text:p>
          </table:table-cell>
          <table:table-cell office:value-type="float" office:value="0.002119">
            <text:p>0.002119</text:p>
          </table:table-cell>
          <table:table-cell office:value-type="float" office:value="0">
            <text:p>0</text:p>
          </table:table-cell>
          <table:table-cell office:value-type="float" office:value="0.2024">
            <text:p>0.2024</text:p>
          </table:table-cell>
          <table:table-cell office:value-type="float" office:value="9.001">
            <text:p>9.001</text:p>
          </table:table-cell>
        </table:table-row>
        <table:table-row table:style-name="ro1">
          <table:table-cell office:value-type="string">
            <text:p>liq,pl,cpx,ol,sp,opx</text:p>
          </table:table-cell>
          <table:table-cell office:value-type="float" office:value="10.001">
            <text:p>10.001</text:p>
          </table:table-cell>
          <table:table-cell office:value-type="float" office:value="1191.426">
            <text:p>1191.426</text:p>
          </table:table-cell>
          <table:table-cell office:value-type="float" office:value="0.1935">
            <text:p>0.1935</text:p>
          </table:table-cell>
          <table:table-cell office:value-type="float" office:value="0.3208">
            <text:p>0.3208</text:p>
          </table:table-cell>
          <table:table-cell office:value-type="float" office:value="0.1278">
            <text:p>0.1278</text:p>
          </table:table-cell>
          <table:table-cell office:value-type="float" office:value="0.0715">
            <text:p>0.0715</text:p>
          </table:table-cell>
          <table:table-cell office:value-type="float" office:value="0.1328">
            <text:p>0.1328</text:p>
          </table:table-cell>
          <table:table-cell office:value-type="float" office:value="0.004804">
            <text:p>0.004804</text:p>
          </table:table-cell>
          <table:table-cell office:value-type="float" office:value="0.001135">
            <text:p>0.001135</text:p>
          </table:table-cell>
          <table:table-cell office:value-type="float" office:value="0.5493">
            <text:p>0.5493</text:p>
          </table:table-cell>
          <table:table-cell office:value-type="float" office:value="0.105">
            <text:p>0.105</text:p>
          </table:table-cell>
          <table:table-cell office:value-type="float" office:value="0.07907">
            <text:p>0.07907</text:p>
          </table:table-cell>
          <table:table-cell office:value-type="float" office:value="0.2286">
            <text:p>0.2286</text:p>
          </table:table-cell>
          <table:table-cell office:value-type="float" office:value="0.1031">
            <text:p>0.1031</text:p>
          </table:table-cell>
          <table:table-cell office:value-type="float" office:value="-0.02704">
            <text:p>-0.02704</text:p>
          </table:table-cell>
          <table:table-cell office:value-type="float" office:value="0.01131">
            <text:p>0.01131</text:p>
          </table:table-cell>
          <table:table-cell office:value-type="float" office:value="0.02445">
            <text:p>0.02445</text:p>
          </table:table-cell>
          <table:table-cell office:value-type="float" office:value="0.1001">
            <text:p>0.1001</text:p>
          </table:table-cell>
          <table:table-cell office:value-type="float" office:value="0.184">
            <text:p>0.184</text:p>
          </table:table-cell>
          <table:table-cell office:value-type="float" office:value="0.01072">
            <text:p>0.01072</text:p>
          </table:table-cell>
          <table:table-cell office:value-type="float" office:value="0.07263">
            <text:p>0.07263</text:p>
          </table:table-cell>
          <table:table-cell table:number-columns-repeated="4" office:value-type="string">
            <text:p>NA</text:p>
          </table:table-cell>
          <table:table-cell office:value-type="float" office:value="0.1023">
            <text:p>0.1023</text:p>
          </table:table-cell>
          <table:table-cell office:value-type="float" office:value="0.1915">
            <text:p>0.1915</text:p>
          </table:table-cell>
          <table:table-cell office:value-type="float" office:value="0.05482">
            <text:p>0.05482</text:p>
          </table:table-cell>
          <table:table-cell office:value-type="float" office:value="-0.05178">
            <text:p>-0.05178</text:p>
          </table:table-cell>
          <table:table-cell office:value-type="float" office:value="0.02813">
            <text:p>0.02813</text:p>
          </table:table-cell>
          <table:table-cell office:value-type="float" office:value="0.01697">
            <text:p>0.01697</text:p>
          </table:table-cell>
          <table:table-cell office:value-type="float" office:value="51.19">
            <text:p>51.19</text:p>
          </table:table-cell>
          <table:table-cell office:value-type="float" office:value="19.33">
            <text:p>19.33</text:p>
          </table:table-cell>
          <table:table-cell office:value-type="float" office:value="9.65">
            <text:p>9.65</text:p>
          </table:table-cell>
          <table:table-cell office:value-type="float" office:value="8.5">
            <text:p>8.5</text:p>
          </table:table-cell>
          <table:table-cell office:value-type="float" office:value="5.5">
            <text:p>5.5</text:p>
          </table:table-cell>
          <table:table-cell office:value-type="float" office:value="5.33">
            <text:p>5.33</text:p>
          </table:table-cell>
          <table:table-cell office:value-type="float" office:value="0.41">
            <text:p>0.4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/>
          <table:table-cell office:value-type="float" office:value="10.001">
            <text:p>10.001</text:p>
          </table:table-cell>
          <table:table-cell office:value-type="float" office:value="0.0157">
            <text:p>0.0157</text:p>
          </table:table-cell>
          <table:table-cell office:value-type="float" office:value="0.1457">
            <text:p>0.1457</text:p>
          </table:table-cell>
          <table:table-cell office:value-type="float" office:value="0.6185">
            <text:p>0.6185</text:p>
          </table:table-cell>
          <table:table-cell office:value-type="float" office:value="0.008528">
            <text:p>0.008528</text:p>
          </table:table-cell>
          <table:table-cell office:value-type="float" office:value="0">
            <text:p>0</text:p>
          </table:table-cell>
          <table:table-cell office:value-type="float" office:value="0.2115">
            <text:p>0.2115</text:p>
          </table:table-cell>
          <table:table-cell office:value-type="float" office:value="10.001">
            <text:p>10.001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1">
            <text:p>11</text:p>
          </table:table-cell>
          <table:table-cell office:value-type="float" office:value="1196.621">
            <text:p>1196.621</text:p>
          </table:table-cell>
          <table:table-cell office:value-type="float" office:value="0.1746">
            <text:p>0.1746</text:p>
          </table:table-cell>
          <table:table-cell office:value-type="float" office:value="0.3565">
            <text:p>0.3565</text:p>
          </table:table-cell>
          <table:table-cell office:value-type="float" office:value="0.1204">
            <text:p>0.1204</text:p>
          </table:table-cell>
          <table:table-cell office:value-type="float" office:value="0.0689">
            <text:p>0.0689</text:p>
          </table:table-cell>
          <table:table-cell office:value-type="float" office:value="0.1325">
            <text:p>0.1325</text:p>
          </table:table-cell>
          <table:table-cell office:value-type="float" office:value="0.004068">
            <text:p>0.004068</text:p>
          </table:table-cell>
          <table:table-cell office:value-type="float" office:value="0.0008429">
            <text:p>0.0008429</text:p>
          </table:table-cell>
          <table:table-cell office:value-type="string">
            <text:p>NA</text:p>
          </table:table-cell>
          <table:table-cell office:value-type="float" office:value="0.1059">
            <text:p>0.1059</text:p>
          </table:table-cell>
          <table:table-cell office:value-type="float" office:value="0.07022">
            <text:p>0.07022</text:p>
          </table:table-cell>
          <table:table-cell office:value-type="float" office:value="0.2442">
            <text:p>0.2442</text:p>
          </table:table-cell>
          <table:table-cell office:value-type="float" office:value="0.1238">
            <text:p>0.1238</text:p>
          </table:table-cell>
          <table:table-cell office:value-type="float" office:value="-0.02684">
            <text:p>-0.02684</text:p>
          </table:table-cell>
          <table:table-cell office:value-type="float" office:value="0.01123">
            <text:p>0.01123</text:p>
          </table:table-cell>
          <table:table-cell office:value-type="float" office:value="0.02217">
            <text:p>0.02217</text:p>
          </table:table-cell>
          <table:table-cell office:value-type="float" office:value="0.09985">
            <text:p>0.09985</text:p>
          </table:table-cell>
          <table:table-cell office:value-type="float" office:value="0.1813">
            <text:p>0.1813</text:p>
          </table:table-cell>
          <table:table-cell office:value-type="float" office:value="0.01005">
            <text:p>0.01005</text:p>
          </table:table-cell>
          <table:table-cell office:value-type="float" office:value="0.05994">
            <text:p>0.05994</text:p>
          </table:table-cell>
          <table:table-cell table:number-columns-repeated="4" office:value-type="string">
            <text:p>NA</text:p>
          </table:table-cell>
          <table:table-cell office:value-type="float" office:value="0.1015">
            <text:p>0.1015</text:p>
          </table:table-cell>
          <table:table-cell office:value-type="float" office:value="0.1916">
            <text:p>0.1916</text:p>
          </table:table-cell>
          <table:table-cell office:value-type="float" office:value="0.05155">
            <text:p>0.05155</text:p>
          </table:table-cell>
          <table:table-cell office:value-type="float" office:value="-0.05136">
            <text:p>-0.05136</text:p>
          </table:table-cell>
          <table:table-cell office:value-type="float" office:value="0.02612">
            <text:p>0.02612</text:p>
          </table:table-cell>
          <table:table-cell office:value-type="float" office:value="0.01444">
            <text:p>0.01444</text:p>
          </table:table-cell>
          <table:table-cell office:value-type="float" office:value="51.93">
            <text:p>51.93</text:p>
          </table:table-cell>
          <table:table-cell office:value-type="float" office:value="19.26">
            <text:p>19.26</text:p>
          </table:table-cell>
          <table:table-cell office:value-type="float" office:value="8.86">
            <text:p>8.86</text:p>
          </table:table-cell>
          <table:table-cell office:value-type="float" office:value="8.32">
            <text:p>8.32</text:p>
          </table:table-cell>
          <table:table-cell office:value-type="float" office:value="5.3">
            <text:p>5.3</text:p>
          </table:table-cell>
          <table:table-cell office:value-type="float" office:value="5.92">
            <text:p>5.92</text:p>
          </table:table-cell>
          <table:table-cell office:value-type="float" office:value="0.35">
            <text:p>0.35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53">
            <text:p>0.1653</text:p>
          </table:table-cell>
          <table:table-cell office:value-type="float" office:value="0.6061">
            <text:p>0.6061</text:p>
          </table:table-cell>
          <table:table-cell office:value-type="float" office:value="0.01249">
            <text:p>0.01249</text:p>
          </table:table-cell>
          <table:table-cell office:value-type="float" office:value="0">
            <text:p>0</text:p>
          </table:table-cell>
          <table:table-cell office:value-type="float" office:value="0.2161">
            <text:p>0.216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2">
            <text:p>12</text:p>
          </table:table-cell>
          <table:table-cell office:value-type="float" office:value="1217.742">
            <text:p>1217.742</text:p>
          </table:table-cell>
          <table:table-cell office:value-type="float" office:value="0.1772">
            <text:p>0.1772</text:p>
          </table:table-cell>
          <table:table-cell office:value-type="float" office:value="0.344">
            <text:p>0.344</text:p>
          </table:table-cell>
          <table:table-cell office:value-type="float" office:value="0.1278">
            <text:p>0.1278</text:p>
          </table:table-cell>
          <table:table-cell office:value-type="float" office:value="0.07241">
            <text:p>0.07241</text:p>
          </table:table-cell>
          <table:table-cell office:value-type="float" office:value="0.1376">
            <text:p>0.1376</text:p>
          </table:table-cell>
          <table:table-cell office:value-type="float" office:value="0.00404">
            <text:p>0.00404</text:p>
          </table:table-cell>
          <table:table-cell office:value-type="float" office:value="0.000926">
            <text:p>0.000926</text:p>
          </table:table-cell>
          <table:table-cell office:value-type="string">
            <text:p>NA</text:p>
          </table:table-cell>
          <table:table-cell office:value-type="float" office:value="0.1057">
            <text:p>0.1057</text:p>
          </table:table-cell>
          <table:table-cell office:value-type="float" office:value="0.07393">
            <text:p>0.07393</text:p>
          </table:table-cell>
          <table:table-cell office:value-type="float" office:value="0.2564">
            <text:p>0.2564</text:p>
          </table:table-cell>
          <table:table-cell office:value-type="float" office:value="0.1222">
            <text:p>0.1222</text:p>
          </table:table-cell>
          <table:table-cell office:value-type="float" office:value="-0.02688">
            <text:p>-0.02688</text:p>
          </table:table-cell>
          <table:table-cell office:value-type="float" office:value="0.01128">
            <text:p>0.01128</text:p>
          </table:table-cell>
          <table:table-cell office:value-type="float" office:value="0.02205">
            <text:p>0.02205</text:p>
          </table:table-cell>
          <table:table-cell office:value-type="float" office:value="0.09998">
            <text:p>0.09998</text:p>
          </table:table-cell>
          <table:table-cell office:value-type="float" office:value="0.1833">
            <text:p>0.1833</text:p>
          </table:table-cell>
          <table:table-cell office:value-type="float" office:value="0.0105">
            <text:p>0.0105</text:p>
          </table:table-cell>
          <table:table-cell office:value-type="float" office:value="0.06138">
            <text:p>0.06138</text:p>
          </table:table-cell>
          <table:table-cell table:number-columns-repeated="4" office:value-type="string">
            <text:p>NA</text:p>
          </table:table-cell>
          <table:table-cell office:value-type="float" office:value="0.101">
            <text:p>0.101</text:p>
          </table:table-cell>
          <table:table-cell office:value-type="float" office:value="0.1935">
            <text:p>0.1935</text:p>
          </table:table-cell>
          <table:table-cell office:value-type="float" office:value="0.05391">
            <text:p>0.05391</text:p>
          </table:table-cell>
          <table:table-cell office:value-type="float" office:value="-0.05078">
            <text:p>-0.05078</text:p>
          </table:table-cell>
          <table:table-cell office:value-type="float" office:value="0.02623">
            <text:p>0.02623</text:p>
          </table:table-cell>
          <table:table-cell office:value-type="float" office:value="0.01465">
            <text:p>0.01465</text:p>
          </table:table-cell>
          <table:table-cell office:value-type="float" office:value="51.47">
            <text:p>51.47</text:p>
          </table:table-cell>
          <table:table-cell office:value-type="float" office:value="19.03">
            <text:p>19.03</text:p>
          </table:table-cell>
          <table:table-cell office:value-type="float" office:value="9.14">
            <text:p>9.14</text:p>
          </table:table-cell>
          <table:table-cell office:value-type="float" office:value="8.68">
            <text:p>8.68</text:p>
          </table:table-cell>
          <table:table-cell office:value-type="float" office:value="5.56">
            <text:p>5.56</text:p>
          </table:table-cell>
          <table:table-cell office:value-type="float" office:value="5.7">
            <text:p>5.7</text:p>
          </table:table-cell>
          <table:table-cell office:value-type="float" office:value="0.34">
            <text:p>0.3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75">
            <text:p>0.1675</text:p>
          </table:table-cell>
          <table:table-cell office:value-type="float" office:value="0.6067">
            <text:p>0.6067</text:p>
          </table:table-cell>
          <table:table-cell office:value-type="float" office:value="0.01196">
            <text:p>0.01196</text:p>
          </table:table-cell>
          <table:table-cell office:value-type="float" office:value="0">
            <text:p>0</text:p>
          </table:table-cell>
          <table:table-cell office:value-type="float" office:value="0.2139">
            <text:p>0.213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3">
            <text:p>13</text:p>
          </table:table-cell>
          <table:table-cell office:value-type="float" office:value="1238.121">
            <text:p>1238.121</text:p>
          </table:table-cell>
          <table:table-cell office:value-type="float" office:value="0.1797">
            <text:p>0.1797</text:p>
          </table:table-cell>
          <table:table-cell office:value-type="float" office:value="0.3314">
            <text:p>0.3314</text:p>
          </table:table-cell>
          <table:table-cell office:value-type="float" office:value="0.1349">
            <text:p>0.1349</text:p>
          </table:table-cell>
          <table:table-cell office:value-type="float" office:value="0.0758">
            <text:p>0.0758</text:p>
          </table:table-cell>
          <table:table-cell office:value-type="float" office:value="0.1426">
            <text:p>0.1426</text:p>
          </table:table-cell>
          <table:table-cell office:value-type="float" office:value="0.004023">
            <text:p>0.004023</text:p>
          </table:table-cell>
          <table:table-cell office:value-type="float" office:value="0.001015">
            <text:p>0.001015</text:p>
          </table:table-cell>
          <table:table-cell office:value-type="string">
            <text:p>NA</text:p>
          </table:table-cell>
          <table:table-cell office:value-type="float" office:value="0.1055">
            <text:p>0.1055</text:p>
          </table:table-cell>
          <table:table-cell office:value-type="float" office:value="0.07752">
            <text:p>0.07752</text:p>
          </table:table-cell>
          <table:table-cell office:value-type="float" office:value="0.2686">
            <text:p>0.2686</text:p>
          </table:table-cell>
          <table:table-cell office:value-type="float" office:value="0.1206">
            <text:p>0.1206</text:p>
          </table:table-cell>
          <table:table-cell office:value-type="float" office:value="-0.02689">
            <text:p>-0.02689</text:p>
          </table:table-cell>
          <table:table-cell office:value-type="float" office:value="0.01134">
            <text:p>0.01134</text:p>
          </table:table-cell>
          <table:table-cell office:value-type="float" office:value="0.02193">
            <text:p>0.02193</text:p>
          </table:table-cell>
          <table:table-cell office:value-type="float" office:value="0.1001">
            <text:p>0.1001</text:p>
          </table:table-cell>
          <table:table-cell office:value-type="float" office:value="0.1852">
            <text:p>0.1852</text:p>
          </table:table-cell>
          <table:table-cell office:value-type="float" office:value="0.01096">
            <text:p>0.01096</text:p>
          </table:table-cell>
          <table:table-cell office:value-type="float" office:value="0.06283">
            <text:p>0.06283</text:p>
          </table:table-cell>
          <table:table-cell table:number-columns-repeated="4" office:value-type="string">
            <text:p>NA</text:p>
          </table:table-cell>
          <table:table-cell office:value-type="float" office:value="0.1006">
            <text:p>0.1006</text:p>
          </table:table-cell>
          <table:table-cell office:value-type="float" office:value="0.1952">
            <text:p>0.1952</text:p>
          </table:table-cell>
          <table:table-cell office:value-type="float" office:value="0.05626">
            <text:p>0.05626</text:p>
          </table:table-cell>
          <table:table-cell office:value-type="float" office:value="-0.05024">
            <text:p>-0.05024</text:p>
          </table:table-cell>
          <table:table-cell office:value-type="float" office:value="0.02634">
            <text:p>0.02634</text:p>
          </table:table-cell>
          <table:table-cell office:value-type="float" office:value="0.01484">
            <text:p>0.01484</text:p>
          </table:table-cell>
          <table:table-cell office:value-type="float" office:value="51.04">
            <text:p>51.04</text:p>
          </table:table-cell>
          <table:table-cell office:value-type="float" office:value="18.79">
            <text:p>18.79</text:p>
          </table:table-cell>
          <table:table-cell office:value-type="float" office:value="9.41">
            <text:p>9.41</text:p>
          </table:table-cell>
          <table:table-cell office:value-type="float" office:value="9.04">
            <text:p>9.04</text:p>
          </table:table-cell>
          <table:table-cell office:value-type="float" office:value="5.81">
            <text:p>5.81</text:p>
          </table:table-cell>
          <table:table-cell office:value-type="float" office:value="5.48">
            <text:p>5.48</text:p>
          </table:table-cell>
          <table:table-cell office:value-type="float" office:value="0.34">
            <text:p>0.3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698">
            <text:p>0.1698</text:p>
          </table:table-cell>
          <table:table-cell office:value-type="float" office:value="0.6071">
            <text:p>0.6071</text:p>
          </table:table-cell>
          <table:table-cell office:value-type="float" office:value="0.01147">
            <text:p>0.01147</text:p>
          </table:table-cell>
          <table:table-cell office:value-type="float" office:value="0">
            <text:p>0</text:p>
          </table:table-cell>
          <table:table-cell office:value-type="float" office:value="0.2116">
            <text:p>0.21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4">
            <text:p>14</text:p>
          </table:table-cell>
          <table:table-cell office:value-type="float" office:value="1257.805">
            <text:p>1257.805</text:p>
          </table:table-cell>
          <table:table-cell office:value-type="float" office:value="0.182">
            <text:p>0.182</text:p>
          </table:table-cell>
          <table:table-cell office:value-type="float" office:value="0.3188">
            <text:p>0.3188</text:p>
          </table:table-cell>
          <table:table-cell office:value-type="float" office:value="0.1417">
            <text:p>0.1417</text:p>
          </table:table-cell>
          <table:table-cell office:value-type="float" office:value="0.07906">
            <text:p>0.07906</text:p>
          </table:table-cell>
          <table:table-cell office:value-type="float" office:value="0.1478">
            <text:p>0.1478</text:p>
          </table:table-cell>
          <table:table-cell office:value-type="float" office:value="0.004017">
            <text:p>0.004017</text:p>
          </table:table-cell>
          <table:table-cell office:value-type="float" office:value="0.001109">
            <text:p>0.001109</text:p>
          </table:table-cell>
          <table:table-cell office:value-type="string">
            <text:p>NA</text:p>
          </table:table-cell>
          <table:table-cell office:value-type="float" office:value="0.1053">
            <text:p>0.1053</text:p>
          </table:table-cell>
          <table:table-cell office:value-type="float" office:value="0.081">
            <text:p>0.081</text:p>
          </table:table-cell>
          <table:table-cell office:value-type="float" office:value="0.2808">
            <text:p>0.2808</text:p>
          </table:table-cell>
          <table:table-cell office:value-type="float" office:value="0.1189">
            <text:p>0.1189</text:p>
          </table:table-cell>
          <table:table-cell office:value-type="float" office:value="-0.02687">
            <text:p>-0.02687</text:p>
          </table:table-cell>
          <table:table-cell office:value-type="float" office:value="0.0114">
            <text:p>0.0114</text:p>
          </table:table-cell>
          <table:table-cell office:value-type="float" office:value="0.02182">
            <text:p>0.02182</text:p>
          </table:table-cell>
          <table:table-cell office:value-type="float" office:value="0.1002">
            <text:p>0.1002</text:p>
          </table:table-cell>
          <table:table-cell office:value-type="float" office:value="0.1871">
            <text:p>0.1871</text:p>
          </table:table-cell>
          <table:table-cell office:value-type="float" office:value="0.01143">
            <text:p>0.01143</text:p>
          </table:table-cell>
          <table:table-cell office:value-type="float" office:value="0.06429">
            <text:p>0.06429</text:p>
          </table:table-cell>
          <table:table-cell table:number-columns-repeated="4" office:value-type="string">
            <text:p>NA</text:p>
          </table:table-cell>
          <table:table-cell office:value-type="float" office:value="0.1001">
            <text:p>0.1001</text:p>
          </table:table-cell>
          <table:table-cell office:value-type="float" office:value="0.1968">
            <text:p>0.1968</text:p>
          </table:table-cell>
          <table:table-cell office:value-type="float" office:value="0.05859">
            <text:p>0.05859</text:p>
          </table:table-cell>
          <table:table-cell office:value-type="float" office:value="-0.04972">
            <text:p>-0.04972</text:p>
          </table:table-cell>
          <table:table-cell office:value-type="float" office:value="0.02647">
            <text:p>0.02647</text:p>
          </table:table-cell>
          <table:table-cell office:value-type="float" office:value="0.01503">
            <text:p>0.01503</text:p>
          </table:table-cell>
          <table:table-cell office:value-type="float" office:value="50.63">
            <text:p>50.63</text:p>
          </table:table-cell>
          <table:table-cell office:value-type="float" office:value="18.55">
            <text:p>18.55</text:p>
          </table:table-cell>
          <table:table-cell office:value-type="float" office:value="9.67">
            <text:p>9.67</text:p>
          </table:table-cell>
          <table:table-cell office:value-type="float" office:value="9.39">
            <text:p>9.39</text:p>
          </table:table-cell>
          <table:table-cell office:value-type="float" office:value="6.06">
            <text:p>6.06</text:p>
          </table:table-cell>
          <table:table-cell office:value-type="float" office:value="5.27">
            <text:p>5.27</text:p>
          </table:table-cell>
          <table:table-cell office:value-type="float" office:value="0.34">
            <text:p>0.34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721">
            <text:p>0.1721</text:p>
          </table:table-cell>
          <table:table-cell office:value-type="float" office:value="0.6076">
            <text:p>0.6076</text:p>
          </table:table-cell>
          <table:table-cell office:value-type="float" office:value="0.01101">
            <text:p>0.01101</text:p>
          </table:table-cell>
          <table:table-cell office:value-type="float" office:value="0">
            <text:p>0</text:p>
          </table:table-cell>
          <table:table-cell office:value-type="float" office:value="0.2092">
            <text:p>0.209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5">
            <text:p>15</text:p>
          </table:table-cell>
          <table:table-cell office:value-type="float" office:value="1276.832">
            <text:p>1276.832</text:p>
          </table:table-cell>
          <table:table-cell office:value-type="float" office:value="0.1842">
            <text:p>0.1842</text:p>
          </table:table-cell>
          <table:table-cell office:value-type="float" office:value="0.3063">
            <text:p>0.3063</text:p>
          </table:table-cell>
          <table:table-cell office:value-type="float" office:value="0.1481">
            <text:p>0.1481</text:p>
          </table:table-cell>
          <table:table-cell office:value-type="float" office:value="0.0822">
            <text:p>0.0822</text:p>
          </table:table-cell>
          <table:table-cell office:value-type="float" office:value="0.1529">
            <text:p>0.1529</text:p>
          </table:table-cell>
          <table:table-cell office:value-type="float" office:value="0.004021">
            <text:p>0.004021</text:p>
          </table:table-cell>
          <table:table-cell office:value-type="float" office:value="0.001209">
            <text:p>0.001209</text:p>
          </table:table-cell>
          <table:table-cell office:value-type="string">
            <text:p>NA</text:p>
          </table:table-cell>
          <table:table-cell office:value-type="float" office:value="0.105">
            <text:p>0.105</text:p>
          </table:table-cell>
          <table:table-cell office:value-type="float" office:value="0.08437">
            <text:p>0.08437</text:p>
          </table:table-cell>
          <table:table-cell office:value-type="float" office:value="0.293">
            <text:p>0.293</text:p>
          </table:table-cell>
          <table:table-cell office:value-type="float" office:value="0.1172">
            <text:p>0.1172</text:p>
          </table:table-cell>
          <table:table-cell office:value-type="float" office:value="-0.02682">
            <text:p>-0.02682</text:p>
          </table:table-cell>
          <table:table-cell office:value-type="float" office:value="0.01145">
            <text:p>0.01145</text:p>
          </table:table-cell>
          <table:table-cell office:value-type="float" office:value="0.0217">
            <text:p>0.0217</text:p>
          </table:table-cell>
          <table:table-cell office:value-type="float" office:value="0.1004">
            <text:p>0.1004</text:p>
          </table:table-cell>
          <table:table-cell office:value-type="float" office:value="0.1889">
            <text:p>0.1889</text:p>
          </table:table-cell>
          <table:table-cell office:value-type="float" office:value="0.01191">
            <text:p>0.01191</text:p>
          </table:table-cell>
          <table:table-cell office:value-type="float" office:value="0.06577">
            <text:p>0.06577</text:p>
          </table:table-cell>
          <table:table-cell table:number-columns-repeated="4" office:value-type="string">
            <text:p>NA</text:p>
          </table:table-cell>
          <table:table-cell office:value-type="float" office:value="0.09966">
            <text:p>0.09966</text:p>
          </table:table-cell>
          <table:table-cell office:value-type="float" office:value="0.1983">
            <text:p>0.1983</text:p>
          </table:table-cell>
          <table:table-cell office:value-type="float" office:value="0.06089">
            <text:p>0.06089</text:p>
          </table:table-cell>
          <table:table-cell office:value-type="float" office:value="-0.04922">
            <text:p>-0.04922</text:p>
          </table:table-cell>
          <table:table-cell office:value-type="float" office:value="0.0266">
            <text:p>0.0266</text:p>
          </table:table-cell>
          <table:table-cell office:value-type="float" office:value="0.01521">
            <text:p>0.01521</text:p>
          </table:table-cell>
          <table:table-cell office:value-type="float" office:value="50.23">
            <text:p>50.23</text:p>
          </table:table-cell>
          <table:table-cell office:value-type="float" office:value="18.32">
            <text:p>18.32</text:p>
          </table:table-cell>
          <table:table-cell office:value-type="float" office:value="9.92">
            <text:p>9.92</text:p>
          </table:table-cell>
          <table:table-cell office:value-type="float" office:value="9.74">
            <text:p>9.74</text:p>
          </table:table-cell>
          <table:table-cell office:value-type="float" office:value="6.29">
            <text:p>6.29</text:p>
          </table:table-cell>
          <table:table-cell office:value-type="float" office:value="5.05">
            <text:p>5.05</text:p>
          </table:table-cell>
          <table:table-cell office:value-type="float" office:value="0.34">
            <text:p>0.3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1746">
            <text:p>0.1746</text:p>
          </table:table-cell>
          <table:table-cell office:value-type="float" office:value="0.608">
            <text:p>0.608</text:p>
          </table:table-cell>
          <table:table-cell office:value-type="float" office:value="0.01059">
            <text:p>0.01059</text:p>
          </table:table-cell>
          <table:table-cell office:value-type="float" office:value="0">
            <text:p>0</text:p>
          </table:table-cell>
          <table:table-cell office:value-type="float" office:value="0.2068">
            <text:p>0.206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6">
            <text:p>16</text:p>
          </table:table-cell>
          <table:table-cell office:value-type="float" office:value="1295.24">
            <text:p>1295.24</text:p>
          </table:table-cell>
          <table:table-cell office:value-type="float" office:value="0.1863">
            <text:p>0.1863</text:p>
          </table:table-cell>
          <table:table-cell office:value-type="float" office:value="0.2939">
            <text:p>0.2939</text:p>
          </table:table-cell>
          <table:table-cell office:value-type="float" office:value="0.1542">
            <text:p>0.1542</text:p>
          </table:table-cell>
          <table:table-cell office:value-type="float" office:value="0.0852">
            <text:p>0.0852</text:p>
          </table:table-cell>
          <table:table-cell office:value-type="float" office:value="0.1581">
            <text:p>0.1581</text:p>
          </table:table-cell>
          <table:table-cell office:value-type="float" office:value="0.004034">
            <text:p>0.004034</text:p>
          </table:table-cell>
          <table:table-cell office:value-type="float" office:value="0.001316">
            <text:p>0.001316</text:p>
          </table:table-cell>
          <table:table-cell office:value-type="string">
            <text:p>NA</text:p>
          </table:table-cell>
          <table:table-cell office:value-type="float" office:value="0.1046">
            <text:p>0.1046</text:p>
          </table:table-cell>
          <table:table-cell office:value-type="float" office:value="0.08763">
            <text:p>0.08763</text:p>
          </table:table-cell>
          <table:table-cell office:value-type="float" office:value="0.3051">
            <text:p>0.3051</text:p>
          </table:table-cell>
          <table:table-cell office:value-type="float" office:value="0.1155">
            <text:p>0.1155</text:p>
          </table:table-cell>
          <table:table-cell office:value-type="float" office:value="-0.02674">
            <text:p>-0.02674</text:p>
          </table:table-cell>
          <table:table-cell office:value-type="float" office:value="0.01151">
            <text:p>0.01151</text:p>
          </table:table-cell>
          <table:table-cell office:value-type="float" office:value="0.02158">
            <text:p>0.02158</text:p>
          </table:table-cell>
          <table:table-cell office:value-type="float" office:value="0.1005">
            <text:p>0.1005</text:p>
          </table:table-cell>
          <table:table-cell office:value-type="float" office:value="0.1907">
            <text:p>0.1907</text:p>
          </table:table-cell>
          <table:table-cell office:value-type="float" office:value="0.0124">
            <text:p>0.0124</text:p>
          </table:table-cell>
          <table:table-cell office:value-type="float" office:value="0.06727">
            <text:p>0.06727</text:p>
          </table:table-cell>
          <table:table-cell table:number-columns-repeated="4" office:value-type="string">
            <text:p>NA</text:p>
          </table:table-cell>
          <table:table-cell office:value-type="float" office:value="0.09923">
            <text:p>0.09923</text:p>
          </table:table-cell>
          <table:table-cell office:value-type="float" office:value="0.1997">
            <text:p>0.1997</text:p>
          </table:table-cell>
          <table:table-cell office:value-type="float" office:value="0.06317">
            <text:p>0.06317</text:p>
          </table:table-cell>
          <table:table-cell office:value-type="float" office:value="-0.04874">
            <text:p>-0.04874</text:p>
          </table:table-cell>
          <table:table-cell office:value-type="float" office:value="0.02673">
            <text:p>0.02673</text:p>
          </table:table-cell>
          <table:table-cell office:value-type="float" office:value="0.01538">
            <text:p>0.01538</text:p>
          </table:table-cell>
          <table:table-cell office:value-type="float" office:value="49.86">
            <text:p>49.86</text:p>
          </table:table-cell>
          <table:table-cell office:value-type="float" office:value="18.08">
            <text:p>18.08</text:p>
          </table:table-cell>
          <table:table-cell office:value-type="float" office:value="10.16">
            <text:p>10.16</text:p>
          </table:table-cell>
          <table:table-cell office:value-type="float" office:value="10.09">
            <text:p>10.09</text:p>
          </table:table-cell>
          <table:table-cell office:value-type="float" office:value="6.51">
            <text:p>6.51</text:p>
          </table:table-cell>
          <table:table-cell office:value-type="float" office:value="4.85">
            <text:p>4.85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772">
            <text:p>0.1772</text:p>
          </table:table-cell>
          <table:table-cell office:value-type="float" office:value="0.6084">
            <text:p>0.6084</text:p>
          </table:table-cell>
          <table:table-cell office:value-type="float" office:value="0.01019">
            <text:p>0.01019</text:p>
          </table:table-cell>
          <table:table-cell office:value-type="float" office:value="0">
            <text:p>0</text:p>
          </table:table-cell>
          <table:table-cell office:value-type="float" office:value="0.2042">
            <text:p>0.204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7">
            <text:p>17</text:p>
          </table:table-cell>
          <table:table-cell office:value-type="float" office:value="1313.061">
            <text:p>1313.061</text:p>
          </table:table-cell>
          <table:table-cell office:value-type="float" office:value="0.1883">
            <text:p>0.1883</text:p>
          </table:table-cell>
          <table:table-cell office:value-type="float" office:value="0.2816">
            <text:p>0.2816</text:p>
          </table:table-cell>
          <table:table-cell office:value-type="float" office:value="0.16">
            <text:p>0.16</text:p>
          </table:table-cell>
          <table:table-cell office:value-type="float" office:value="0.08806">
            <text:p>0.08806</text:p>
          </table:table-cell>
          <table:table-cell office:value-type="float" office:value="0.1633">
            <text:p>0.1633</text:p>
          </table:table-cell>
          <table:table-cell office:value-type="float" office:value="0.004055">
            <text:p>0.004055</text:p>
          </table:table-cell>
          <table:table-cell office:value-type="float" office:value="0.001429">
            <text:p>0.001429</text:p>
          </table:table-cell>
          <table:table-cell office:value-type="string">
            <text:p>NA</text:p>
          </table:table-cell>
          <table:table-cell office:value-type="float" office:value="0.1042">
            <text:p>0.1042</text:p>
          </table:table-cell>
          <table:table-cell office:value-type="float" office:value="0.09079">
            <text:p>0.09079</text:p>
          </table:table-cell>
          <table:table-cell office:value-type="float" office:value="0.317">
            <text:p>0.317</text:p>
          </table:table-cell>
          <table:table-cell office:value-type="float" office:value="0.1137">
            <text:p>0.1137</text:p>
          </table:table-cell>
          <table:table-cell office:value-type="float" office:value="-0.02664">
            <text:p>-0.02664</text:p>
          </table:table-cell>
          <table:table-cell office:value-type="float" office:value="0.01157">
            <text:p>0.01157</text:p>
          </table:table-cell>
          <table:table-cell office:value-type="float" office:value="0.02146">
            <text:p>0.02146</text:p>
          </table:table-cell>
          <table:table-cell office:value-type="float" office:value="0.1006">
            <text:p>0.1006</text:p>
          </table:table-cell>
          <table:table-cell office:value-type="float" office:value="0.1924">
            <text:p>0.1924</text:p>
          </table:table-cell>
          <table:table-cell office:value-type="float" office:value="0.01291">
            <text:p>0.01291</text:p>
          </table:table-cell>
          <table:table-cell office:value-type="float" office:value="0.0688">
            <text:p>0.0688</text:p>
          </table:table-cell>
          <table:table-cell table:number-columns-repeated="4" office:value-type="string">
            <text:p>NA</text:p>
          </table:table-cell>
          <table:table-cell office:value-type="float" office:value="0.0988">
            <text:p>0.0988</text:p>
          </table:table-cell>
          <table:table-cell office:value-type="float" office:value="0.201">
            <text:p>0.201</text:p>
          </table:table-cell>
          <table:table-cell office:value-type="float" office:value="0.06543">
            <text:p>0.06543</text:p>
          </table:table-cell>
          <table:table-cell office:value-type="float" office:value="-0.04829">
            <text:p>-0.04829</text:p>
          </table:table-cell>
          <table:table-cell office:value-type="float" office:value="0.02688">
            <text:p>0.02688</text:p>
          </table:table-cell>
          <table:table-cell office:value-type="float" office:value="0.01554">
            <text:p>0.01554</text:p>
          </table:table-cell>
          <table:table-cell office:value-type="float" office:value="49.5">
            <text:p>49.5</text:p>
          </table:table-cell>
          <table:table-cell office:value-type="float" office:value="17.85">
            <text:p>17.85</text:p>
          </table:table-cell>
          <table:table-cell office:value-type="float" office:value="10.39">
            <text:p>10.39</text:p>
          </table:table-cell>
          <table:table-cell office:value-type="float" office:value="10.43">
            <text:p>10.43</text:p>
          </table:table-cell>
          <table:table-cell office:value-type="float" office:value="6.73">
            <text:p>6.73</text:p>
          </table:table-cell>
          <table:table-cell office:value-type="float" office:value="4.64">
            <text:p>4.6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799">
            <text:p>0.1799</text:p>
          </table:table-cell>
          <table:table-cell office:value-type="float" office:value="0.6088">
            <text:p>0.6088</text:p>
          </table:table-cell>
          <table:table-cell office:value-type="float" office:value="0.009824">
            <text:p>0.009824</text:p>
          </table:table-cell>
          <table:table-cell office:value-type="float" office:value="0">
            <text:p>0</text:p>
          </table:table-cell>
          <table:table-cell office:value-type="float" office:value="0.2015">
            <text:p>0.20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8">
            <text:p>18</text:p>
          </table:table-cell>
          <table:table-cell office:value-type="float" office:value="1330.324">
            <text:p>1330.324</text:p>
          </table:table-cell>
          <table:table-cell office:value-type="float" office:value="0.1902">
            <text:p>0.1902</text:p>
          </table:table-cell>
          <table:table-cell office:value-type="float" office:value="0.2696">
            <text:p>0.2696</text:p>
          </table:table-cell>
          <table:table-cell office:value-type="float" office:value="0.1655">
            <text:p>0.1655</text:p>
          </table:table-cell>
          <table:table-cell office:value-type="float" office:value="0.09079">
            <text:p>0.09079</text:p>
          </table:table-cell>
          <table:table-cell office:value-type="float" office:value="0.1685">
            <text:p>0.1685</text:p>
          </table:table-cell>
          <table:table-cell office:value-type="float" office:value="0.004085">
            <text:p>0.004085</text:p>
          </table:table-cell>
          <table:table-cell office:value-type="float" office:value="0.00155">
            <text:p>0.00155</text:p>
          </table:table-cell>
          <table:table-cell office:value-type="string">
            <text:p>NA</text:p>
          </table:table-cell>
          <table:table-cell office:value-type="float" office:value="0.1038">
            <text:p>0.1038</text:p>
          </table:table-cell>
          <table:table-cell office:value-type="float" office:value="0.09385">
            <text:p>0.09385</text:p>
          </table:table-cell>
          <table:table-cell office:value-type="float" office:value="0.3289">
            <text:p>0.3289</text:p>
          </table:table-cell>
          <table:table-cell office:value-type="float" office:value="0.112">
            <text:p>0.112</text:p>
          </table:table-cell>
          <table:table-cell office:value-type="float" office:value="-0.02652">
            <text:p>-0.02652</text:p>
          </table:table-cell>
          <table:table-cell office:value-type="float" office:value="0.01163">
            <text:p>0.01163</text:p>
          </table:table-cell>
          <table:table-cell office:value-type="float" office:value="0.02134">
            <text:p>0.02134</text:p>
          </table:table-cell>
          <table:table-cell office:value-type="float" office:value="0.1007">
            <text:p>0.1007</text:p>
          </table:table-cell>
          <table:table-cell office:value-type="float" office:value="0.1941">
            <text:p>0.1941</text:p>
          </table:table-cell>
          <table:table-cell office:value-type="float" office:value="0.01342">
            <text:p>0.01342</text:p>
          </table:table-cell>
          <table:table-cell office:value-type="float" office:value="0.07034">
            <text:p>0.07034</text:p>
          </table:table-cell>
          <table:table-cell table:number-columns-repeated="4" office:value-type="string">
            <text:p>NA</text:p>
          </table:table-cell>
          <table:table-cell office:value-type="float" office:value="0.09838">
            <text:p>0.09838</text:p>
          </table:table-cell>
          <table:table-cell office:value-type="float" office:value="0.2022">
            <text:p>0.2022</text:p>
          </table:table-cell>
          <table:table-cell office:value-type="float" office:value="0.06765">
            <text:p>0.06765</text:p>
          </table:table-cell>
          <table:table-cell office:value-type="float" office:value="-0.04785">
            <text:p>-0.04785</text:p>
          </table:table-cell>
          <table:table-cell office:value-type="float" office:value="0.02704">
            <text:p>0.02704</text:p>
          </table:table-cell>
          <table:table-cell office:value-type="float" office:value="0.0157">
            <text:p>0.0157</text:p>
          </table:table-cell>
          <table:table-cell office:value-type="float" office:value="49.16">
            <text:p>49.16</text:p>
          </table:table-cell>
          <table:table-cell office:value-type="float" office:value="17.62">
            <text:p>17.62</text:p>
          </table:table-cell>
          <table:table-cell office:value-type="float" office:value="10.61">
            <text:p>10.61</text:p>
          </table:table-cell>
          <table:table-cell office:value-type="float" office:value="10.77">
            <text:p>10.77</text:p>
          </table:table-cell>
          <table:table-cell office:value-type="float" office:value="6.94">
            <text:p>6.94</text:p>
          </table:table-cell>
          <table:table-cell office:value-type="float" office:value="4.44">
            <text:p>4.44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827">
            <text:p>0.1827</text:p>
          </table:table-cell>
          <table:table-cell office:value-type="float" office:value="0.6091">
            <text:p>0.6091</text:p>
          </table:table-cell>
          <table:table-cell office:value-type="float" office:value="0.009481">
            <text:p>0.009481</text:p>
          </table:table-cell>
          <table:table-cell office:value-type="float" office:value="0">
            <text:p>0</text:p>
          </table:table-cell>
          <table:table-cell office:value-type="float" office:value="0.1987">
            <text:p>0.198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19">
            <text:p>19</text:p>
          </table:table-cell>
          <table:table-cell office:value-type="float" office:value="1347.056">
            <text:p>1347.056</text:p>
          </table:table-cell>
          <table:table-cell office:value-type="float" office:value="0.192">
            <text:p>0.192</text:p>
          </table:table-cell>
          <table:table-cell office:value-type="float" office:value="0.2578">
            <text:p>0.2578</text:p>
          </table:table-cell>
          <table:table-cell office:value-type="float" office:value="0.1706">
            <text:p>0.1706</text:p>
          </table:table-cell>
          <table:table-cell office:value-type="float" office:value="0.09338">
            <text:p>0.09338</text:p>
          </table:table-cell>
          <table:table-cell office:value-type="float" office:value="0.1738">
            <text:p>0.1738</text:p>
          </table:table-cell>
          <table:table-cell office:value-type="float" office:value="0.004122">
            <text:p>0.004122</text:p>
          </table:table-cell>
          <table:table-cell office:value-type="float" office:value="0.001678">
            <text:p>0.001678</text:p>
          </table:table-cell>
          <table:table-cell office:value-type="string">
            <text:p>NA</text:p>
          </table:table-cell>
          <table:table-cell office:value-type="float" office:value="0.1034">
            <text:p>0.1034</text:p>
          </table:table-cell>
          <table:table-cell office:value-type="float" office:value="0.09681">
            <text:p>0.09681</text:p>
          </table:table-cell>
          <table:table-cell office:value-type="float" office:value="0.3406">
            <text:p>0.3406</text:p>
          </table:table-cell>
          <table:table-cell office:value-type="float" office:value="0.1103">
            <text:p>0.1103</text:p>
          </table:table-cell>
          <table:table-cell office:value-type="float" office:value="-0.02638">
            <text:p>-0.02638</text:p>
          </table:table-cell>
          <table:table-cell office:value-type="float" office:value="0.01169">
            <text:p>0.01169</text:p>
          </table:table-cell>
          <table:table-cell office:value-type="float" office:value="0.02122">
            <text:p>0.02122</text:p>
          </table:table-cell>
          <table:table-cell office:value-type="float" office:value="0.1009">
            <text:p>0.1009</text:p>
          </table:table-cell>
          <table:table-cell office:value-type="float" office:value="0.1958">
            <text:p>0.1958</text:p>
          </table:table-cell>
          <table:table-cell office:value-type="float" office:value="0.01396">
            <text:p>0.01396</text:p>
          </table:table-cell>
          <table:table-cell office:value-type="float" office:value="0.0719">
            <text:p>0.0719</text:p>
          </table:table-cell>
          <table:table-cell table:number-columns-repeated="4" office:value-type="string">
            <text:p>NA</text:p>
          </table:table-cell>
          <table:table-cell office:value-type="float" office:value="0.09797">
            <text:p>0.09797</text:p>
          </table:table-cell>
          <table:table-cell office:value-type="float" office:value="0.2033">
            <text:p>0.2033</text:p>
          </table:table-cell>
          <table:table-cell office:value-type="float" office:value="0.06985">
            <text:p>0.06985</text:p>
          </table:table-cell>
          <table:table-cell office:value-type="float" office:value="-0.04743">
            <text:p>-0.04743</text:p>
          </table:table-cell>
          <table:table-cell office:value-type="float" office:value="0.0272">
            <text:p>0.0272</text:p>
          </table:table-cell>
          <table:table-cell office:value-type="float" office:value="0.01585">
            <text:p>0.01585</text:p>
          </table:table-cell>
          <table:table-cell office:value-type="float" office:value="48.83">
            <text:p>48.83</text:p>
          </table:table-cell>
          <table:table-cell office:value-type="float" office:value="17.39">
            <text:p>17.39</text:p>
          </table:table-cell>
          <table:table-cell office:value-type="float" office:value="10.81">
            <text:p>10.81</text:p>
          </table:table-cell>
          <table:table-cell office:value-type="float" office:value="11.1">
            <text:p>11.1</text:p>
          </table:table-cell>
          <table:table-cell office:value-type="float" office:value="7.13">
            <text:p>7.13</text:p>
          </table:table-cell>
          <table:table-cell office:value-type="float" office:value="4.25">
            <text:p>4.25</text:p>
          </table:table-cell>
          <table:table-cell office:value-type="float" office:value="0.35">
            <text:p>0.35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856">
            <text:p>0.1856</text:p>
          </table:table-cell>
          <table:table-cell office:value-type="float" office:value="0.6095">
            <text:p>0.6095</text:p>
          </table:table-cell>
          <table:table-cell office:value-type="float" office:value="0.009161">
            <text:p>0.009161</text:p>
          </table:table-cell>
          <table:table-cell office:value-type="float" office:value="0">
            <text:p>0</text:p>
          </table:table-cell>
          <table:table-cell office:value-type="float" office:value="0.1958">
            <text:p>0.19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20">
            <text:p>20</text:p>
          </table:table-cell>
          <table:table-cell office:value-type="float" office:value="1363.281">
            <text:p>1363.281</text:p>
          </table:table-cell>
          <table:table-cell office:value-type="float" office:value="0.1937">
            <text:p>0.1937</text:p>
          </table:table-cell>
          <table:table-cell office:value-type="float" office:value="0.2463">
            <text:p>0.2463</text:p>
          </table:table-cell>
          <table:table-cell office:value-type="float" office:value="0.1753">
            <text:p>0.1753</text:p>
          </table:table-cell>
          <table:table-cell office:value-type="float" office:value="0.09584">
            <text:p>0.09584</text:p>
          </table:table-cell>
          <table:table-cell office:value-type="float" office:value="0.1791">
            <text:p>0.1791</text:p>
          </table:table-cell>
          <table:table-cell office:value-type="float" office:value="0.004167">
            <text:p>0.004167</text:p>
          </table:table-cell>
          <table:table-cell office:value-type="float" office:value="0.001814">
            <text:p>0.001814</text:p>
          </table:table-cell>
          <table:table-cell office:value-type="string">
            <text:p>NA</text:p>
          </table:table-cell>
          <table:table-cell office:value-type="float" office:value="0.1029">
            <text:p>0.1029</text:p>
          </table:table-cell>
          <table:table-cell office:value-type="float" office:value="0.09967">
            <text:p>0.09967</text:p>
          </table:table-cell>
          <table:table-cell office:value-type="float" office:value="0.3522">
            <text:p>0.3522</text:p>
          </table:table-cell>
          <table:table-cell office:value-type="float" office:value="0.1085">
            <text:p>0.1085</text:p>
          </table:table-cell>
          <table:table-cell office:value-type="float" office:value="-0.02623">
            <text:p>-0.02623</text:p>
          </table:table-cell>
          <table:table-cell office:value-type="float" office:value="0.01175">
            <text:p>0.01175</text:p>
          </table:table-cell>
          <table:table-cell office:value-type="float" office:value="0.0211">
            <text:p>0.0211</text:p>
          </table:table-cell>
          <table:table-cell office:value-type="float" office:value="0.101">
            <text:p>0.101</text:p>
          </table:table-cell>
          <table:table-cell office:value-type="float" office:value="0.1974">
            <text:p>0.1974</text:p>
          </table:table-cell>
          <table:table-cell office:value-type="float" office:value="0.0145">
            <text:p>0.0145</text:p>
          </table:table-cell>
          <table:table-cell office:value-type="float" office:value="0.07349">
            <text:p>0.07349</text:p>
          </table:table-cell>
          <table:table-cell table:number-columns-repeated="4" office:value-type="string">
            <text:p>NA</text:p>
          </table:table-cell>
          <table:table-cell office:value-type="float" office:value="0.09757">
            <text:p>0.09757</text:p>
          </table:table-cell>
          <table:table-cell office:value-type="float" office:value="0.2043">
            <text:p>0.2043</text:p>
          </table:table-cell>
          <table:table-cell office:value-type="float" office:value="0.07202">
            <text:p>0.07202</text:p>
          </table:table-cell>
          <table:table-cell office:value-type="float" office:value="-0.04703">
            <text:p>-0.04703</text:p>
          </table:table-cell>
          <table:table-cell office:value-type="float" office:value="0.02737">
            <text:p>0.02737</text:p>
          </table:table-cell>
          <table:table-cell office:value-type="float" office:value="0.01599">
            <text:p>0.01599</text:p>
          </table:table-cell>
          <table:table-cell office:value-type="float" office:value="48.52">
            <text:p>48.52</text:p>
          </table:table-cell>
          <table:table-cell office:value-type="float" office:value="17.17">
            <text:p>17.17</text:p>
          </table:table-cell>
          <table:table-cell office:value-type="float" office:value="11">
            <text:p>11</text:p>
          </table:table-cell>
          <table:table-cell office:value-type="float" office:value="11.43">
            <text:p>11.43</text:p>
          </table:table-cell>
          <table:table-cell office:value-type="float" office:value="7.32">
            <text:p>7.32</text:p>
          </table:table-cell>
          <table:table-cell office:value-type="float" office:value="4.06">
            <text:p>4.06</text:p>
          </table:table-cell>
          <table:table-cell office:value-type="float" office:value="0.35">
            <text:p>0.3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1886">
            <text:p>0.1886</text:p>
          </table:table-cell>
          <table:table-cell office:value-type="float" office:value="0.6098">
            <text:p>0.6098</text:p>
          </table:table-cell>
          <table:table-cell office:value-type="float" office:value="0.008862">
            <text:p>0.008862</text:p>
          </table:table-cell>
          <table:table-cell office:value-type="float" office:value="0">
            <text:p>0</text:p>
          </table:table-cell>
          <table:table-cell office:value-type="float" office:value="0.1928">
            <text:p>0.192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q,cpx,ol,sp,opx</text:p>
          </table:table-cell>
          <table:table-cell office:value-type="float" office:value="21">
            <text:p>21</text:p>
          </table:table-cell>
          <table:table-cell office:value-type="float" office:value="1379.022">
            <text:p>1379.022</text:p>
          </table:table-cell>
          <table:table-cell office:value-type="float" office:value="0.1953">
            <text:p>0.1953</text:p>
          </table:table-cell>
          <table:table-cell office:value-type="float" office:value="0.2351">
            <text:p>0.2351</text:p>
          </table:table-cell>
          <table:table-cell office:value-type="float" office:value="0.1797">
            <text:p>0.1797</text:p>
          </table:table-cell>
          <table:table-cell office:value-type="float" office:value="0.09815">
            <text:p>0.09815</text:p>
          </table:table-cell>
          <table:table-cell office:value-type="float" office:value="0.1845">
            <text:p>0.1845</text:p>
          </table:table-cell>
          <table:table-cell office:value-type="float" office:value="0.004218">
            <text:p>0.004218</text:p>
          </table:table-cell>
          <table:table-cell office:value-type="float" office:value="0.001959">
            <text:p>0.001959</text:p>
          </table:table-cell>
          <table:table-cell office:value-type="string">
            <text:p>NA</text:p>
          </table:table-cell>
          <table:table-cell table:number-columns-repeated="2" office:value-type="float" office:value="0.1024">
            <text:p>0.1024</text:p>
          </table:table-cell>
          <table:table-cell office:value-type="float" office:value="0.3635">
            <text:p>0.3635</text:p>
          </table:table-cell>
          <table:table-cell office:value-type="float" office:value="0.1068">
            <text:p>0.1068</text:p>
          </table:table-cell>
          <table:table-cell office:value-type="float" office:value="-0.02606">
            <text:p>-0.02606</text:p>
          </table:table-cell>
          <table:table-cell office:value-type="float" office:value="0.01181">
            <text:p>0.01181</text:p>
          </table:table-cell>
          <table:table-cell office:value-type="float" office:value="0.02099">
            <text:p>0.02099</text:p>
          </table:table-cell>
          <table:table-cell office:value-type="float" office:value="0.1011">
            <text:p>0.1011</text:p>
          </table:table-cell>
          <table:table-cell office:value-type="float" office:value="0.1991">
            <text:p>0.1991</text:p>
          </table:table-cell>
          <table:table-cell office:value-type="float" office:value="0.01507">
            <text:p>0.01507</text:p>
          </table:table-cell>
          <table:table-cell office:value-type="float" office:value="0.07511">
            <text:p>0.07511</text:p>
          </table:table-cell>
          <table:table-cell table:number-columns-repeated="4" office:value-type="string">
            <text:p>NA</text:p>
          </table:table-cell>
          <table:table-cell office:value-type="float" office:value="0.09717">
            <text:p>0.09717</text:p>
          </table:table-cell>
          <table:table-cell office:value-type="float" office:value="0.2053">
            <text:p>0.2053</text:p>
          </table:table-cell>
          <table:table-cell office:value-type="float" office:value="0.07417">
            <text:p>0.07417</text:p>
          </table:table-cell>
          <table:table-cell office:value-type="float" office:value="-0.04665">
            <text:p>-0.04665</text:p>
          </table:table-cell>
          <table:table-cell office:value-type="float" office:value="0.02754">
            <text:p>0.02754</text:p>
          </table:table-cell>
          <table:table-cell office:value-type="float" office:value="0.01613">
            <text:p>0.01613</text:p>
          </table:table-cell>
          <table:table-cell office:value-type="float" office:value="48.22">
            <text:p>48.22</text:p>
          </table:table-cell>
          <table:table-cell office:value-type="float" office:value="16.96">
            <text:p>16.96</text:p>
          </table:table-cell>
          <table:table-cell office:value-type="float" office:value="11.18">
            <text:p>11.18</text:p>
          </table:table-cell>
          <table:table-cell office:value-type="float" office:value="11.75">
            <text:p>11.75</text:p>
          </table:table-cell>
          <table:table-cell office:value-type="float" office:value="7.5">
            <text:p>7.5</text:p>
          </table:table-cell>
          <table:table-cell office:value-type="float" office:value="3.87">
            <text:p>3.87</text:p>
          </table:table-cell>
          <table:table-cell office:value-type="float" office:value="0.36">
            <text:p>0.3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16">
            <text:p>0.1916</text:p>
          </table:table-cell>
          <table:table-cell office:value-type="float" office:value="0.61">
            <text:p>0.61</text:p>
          </table:table-cell>
          <table:table-cell office:value-type="float" office:value="0.008582">
            <text:p>0.008582</text:p>
          </table:table-cell>
          <table:table-cell office:value-type="float" office:value="0">
            <text:p>0</text:p>
          </table:table-cell>
          <table:table-cell office:value-type="float" office:value="0.1897">
            <text:p>0.189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iq,cpx,ol,sp,g,opx</text:p>
          </table:table-cell>
          <table:table-cell office:value-type="float" office:value="21.6">
            <text:p>21.6</text:p>
          </table:table-cell>
          <table:table-cell office:value-type="float" office:value="1388.196">
            <text:p>1388.196</text:p>
          </table:table-cell>
          <table:table-cell office:value-type="float" office:value="0.1962">
            <text:p>0.1962</text:p>
          </table:table-cell>
          <table:table-cell office:value-type="float" office:value="0.2288">
            <text:p>0.2288</text:p>
          </table:table-cell>
          <table:table-cell office:value-type="float" office:value="0.1821">
            <text:p>0.1821</text:p>
          </table:table-cell>
          <table:table-cell office:value-type="float" office:value="0.09945">
            <text:p>0.09945</text:p>
          </table:table-cell>
          <table:table-cell office:value-type="float" office:value="0.1876">
            <text:p>0.1876</text:p>
          </table:table-cell>
          <table:table-cell office:value-type="float" office:value="0.004287">
            <text:p>0.004287</text:p>
          </table:table-cell>
          <table:table-cell office:value-type="float" office:value="0.002045">
            <text:p>0.002045</text:p>
          </table:table-cell>
          <table:table-cell office:value-type="string">
            <text:p>NA</text:p>
          </table:table-cell>
          <table:table-cell office:value-type="float" office:value="0.1021">
            <text:p>0.1021</text:p>
          </table:table-cell>
          <table:table-cell office:value-type="float" office:value="0.104">
            <text:p>0.104</text:p>
          </table:table-cell>
          <table:table-cell office:value-type="float" office:value="0.3701">
            <text:p>0.3701</text:p>
          </table:table-cell>
          <table:table-cell office:value-type="float" office:value="0.1059">
            <text:p>0.1059</text:p>
          </table:table-cell>
          <table:table-cell office:value-type="float" office:value="-0.02594">
            <text:p>-0.02594</text:p>
          </table:table-cell>
          <table:table-cell office:value-type="float" office:value="0.01191">
            <text:p>0.01191</text:p>
          </table:table-cell>
          <table:table-cell office:value-type="float" office:value="0.0209">
            <text:p>0.0209</text:p>
          </table:table-cell>
          <table:table-cell office:value-type="float" office:value="0.1012">
            <text:p>0.1012</text:p>
          </table:table-cell>
          <table:table-cell office:value-type="float" office:value="0.2">
            <text:p>0.2</text:p>
          </table:table-cell>
          <table:table-cell office:value-type="float" office:value="0.01548">
            <text:p>0.01548</text:p>
          </table:table-cell>
          <table:table-cell office:value-type="float" office:value="0.07599">
            <text:p>0.07599</text:p>
          </table:table-cell>
          <table:table-cell office:value-type="float" office:value="0.1309">
            <text:p>0.1309</text:p>
          </table:table-cell>
          <table:table-cell office:value-type="float" office:value="0.1193">
            <text:p>0.1193</text:p>
          </table:table-cell>
          <table:table-cell office:value-type="float" office:value="0.006293">
            <text:p>0.006293</text:p>
          </table:table-cell>
          <table:table-cell office:value-type="float" office:value="0.07352">
            <text:p>0.07352</text:p>
          </table:table-cell>
          <table:table-cell office:value-type="float" office:value="0.09692">
            <text:p>0.09692</text:p>
          </table:table-cell>
          <table:table-cell office:value-type="float" office:value="0.206">
            <text:p>0.206</text:p>
          </table:table-cell>
          <table:table-cell office:value-type="float" office:value="0.07543">
            <text:p>0.07543</text:p>
          </table:table-cell>
          <table:table-cell office:value-type="float" office:value="-0.04642">
            <text:p>-0.04642</text:p>
          </table:table-cell>
          <table:table-cell office:value-type="float" office:value="0.02776">
            <text:p>0.02776</text:p>
          </table:table-cell>
          <table:table-cell office:value-type="float" office:value="0.01619">
            <text:p>0.01619</text:p>
          </table:table-cell>
          <table:table-cell office:value-type="float" office:value="48.05">
            <text:p>48.05</text:p>
          </table:table-cell>
          <table:table-cell office:value-type="float" office:value="16.84">
            <text:p>16.84</text:p>
          </table:table-cell>
          <table:table-cell office:value-type="float" office:value="11.28">
            <text:p>11.28</text:p>
          </table:table-cell>
          <table:table-cell office:value-type="float" office:value="11.94">
            <text:p>11.94</text:p>
          </table:table-cell>
          <table:table-cell office:value-type="float" office:value="7.6">
            <text:p>7.6</text:p>
          </table:table-cell>
          <table:table-cell office:value-type="float" office:value="3.77">
            <text:p>3.77</text:p>
          </table:table-cell>
          <table:table-cell office:value-type="float" office:value="0.36">
            <text:p>0.36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/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  <table:table-cell office:value-type="float" office:value="0.1933">
            <text:p>0.1933</text:p>
          </table:table-cell>
          <table:table-cell office:value-type="float" office:value="0.6105">
            <text:p>0.6105</text:p>
          </table:table-cell>
          <table:table-cell office:value-type="float" office:value="0.008161">
            <text:p>0.008161</text:p>
          </table:table-cell>
          <table:table-cell office:value-type="float" office:value="0.001171">
            <text:p>0.001171</text:p>
          </table:table-cell>
          <table:table-cell office:value-type="float" office:value="0.1869">
            <text:p>0.1869</text:p>
          </table:table-cell>
          <table:table-cell office:value-type="float" office:value="21.6">
            <text:p>21.6</text:p>
          </table:table-cell>
        </table:table-row>
        <table:table-row table:style-name="ro1">
          <table:table-cell office:value-type="string">
            <text:p>liq,cpx,ol,sp,g,opx</text:p>
          </table:table-cell>
          <table:table-cell office:value-type="float" office:value="21.7">
            <text:p>21.7</text:p>
          </table:table-cell>
          <table:table-cell office:value-type="float" office:value="1389.103">
            <text:p>1389.103</text:p>
          </table:table-cell>
          <table:table-cell office:value-type="float" office:value="0.195">
            <text:p>0.195</text:p>
          </table:table-cell>
          <table:table-cell office:value-type="float" office:value="0.2305">
            <text:p>0.2305</text:p>
          </table:table-cell>
          <table:table-cell office:value-type="float" office:value="0.1815">
            <text:p>0.1815</text:p>
          </table:table-cell>
          <table:table-cell office:value-type="float" office:value="0.09924">
            <text:p>0.09924</text:p>
          </table:table-cell>
          <table:table-cell office:value-type="float" office:value="0.1879">
            <text:p>0.1879</text:p>
          </table:table-cell>
          <table:table-cell office:value-type="float" office:value="0.004787">
            <text:p>0.004787</text:p>
          </table:table-cell>
          <table:table-cell office:value-type="float" office:value="0.001996">
            <text:p>0.001996</text:p>
          </table:table-cell>
          <table:table-cell office:value-type="string">
            <text:p>NA</text:p>
          </table:table-cell>
          <table:table-cell office:value-type="float" office:value="0.102">
            <text:p>0.102</text:p>
          </table:table-cell>
          <table:table-cell office:value-type="float" office:value="0.1036">
            <text:p>0.1036</text:p>
          </table:table-cell>
          <table:table-cell office:value-type="float" office:value="0.3699">
            <text:p>0.3699</text:p>
          </table:table-cell>
          <table:table-cell office:value-type="float" office:value="0.1075">
            <text:p>0.1075</text:p>
          </table:table-cell>
          <table:table-cell office:value-type="float" office:value="-0.02585">
            <text:p>-0.02585</text:p>
          </table:table-cell>
          <table:table-cell office:value-type="float" office:value="0.01266">
            <text:p>0.01266</text:p>
          </table:table-cell>
          <table:table-cell office:value-type="float" office:value="0.02069">
            <text:p>0.02069</text:p>
          </table:table-cell>
          <table:table-cell office:value-type="float" office:value="0.1011">
            <text:p>0.1011</text:p>
          </table:table-cell>
          <table:table-cell office:value-type="float" office:value="0.1999">
            <text:p>0.1999</text:p>
          </table:table-cell>
          <table:table-cell office:value-type="float" office:value="0.01642">
            <text:p>0.01642</text:p>
          </table:table-cell>
          <table:table-cell office:value-type="float" office:value="0.07489">
            <text:p>0.07489</text:p>
          </table:table-cell>
          <table:table-cell office:value-type="float" office:value="0.1307">
            <text:p>0.1307</text:p>
          </table:table-cell>
          <table:table-cell office:value-type="float" office:value="0.119">
            <text:p>0.119</text:p>
          </table:table-cell>
          <table:table-cell office:value-type="float" office:value="0.00667">
            <text:p>0.00667</text:p>
          </table:table-cell>
          <table:table-cell office:value-type="float" office:value="0.07258">
            <text:p>0.07258</text:p>
          </table:table-cell>
          <table:table-cell office:value-type="float" office:value="0.09681">
            <text:p>0.09681</text:p>
          </table:table-cell>
          <table:table-cell office:value-type="float" office:value="0.2071">
            <text:p>0.2071</text:p>
          </table:table-cell>
          <table:table-cell office:value-type="float" office:value="0.07551">
            <text:p>0.07551</text:p>
          </table:table-cell>
          <table:table-cell office:value-type="float" office:value="-0.04635">
            <text:p>-0.04635</text:p>
          </table:table-cell>
          <table:table-cell office:value-type="float" office:value="0.0293">
            <text:p>0.0293</text:p>
          </table:table-cell>
          <table:table-cell office:value-type="float" office:value="0.01593">
            <text:p>0.01593</text:p>
          </table:table-cell>
          <table:table-cell office:value-type="float" office:value="48.06">
            <text:p>48.06</text:p>
          </table:table-cell>
          <table:table-cell office:value-type="float" office:value="16.82">
            <text:p>16.82</text:p>
          </table:table-cell>
          <table:table-cell office:value-type="float" office:value="11.23">
            <text:p>11.23</text:p>
          </table:table-cell>
          <table:table-cell office:value-type="float" office:value="11.95">
            <text:p>11.95</text:p>
          </table:table-cell>
          <table:table-cell office:value-type="float" office:value="7.58">
            <text:p>7.58</text:p>
          </table:table-cell>
          <table:table-cell office:value-type="float" office:value="3.8">
            <text:p>3.8</text:p>
          </table:table-cell>
          <table:table-cell office:value-type="float" office:value="0.41">
            <text:p>0.41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21.7">
            <text:p>21.7</text:p>
          </table:table-cell>
          <table:table-cell office:value-type="float" office:value="0">
            <text:p>0</text:p>
          </table:table-cell>
          <table:table-cell office:value-type="float" office:value="0.1904">
            <text:p>0.1904</text:p>
          </table:table-cell>
          <table:table-cell office:value-type="float" office:value="0.6139">
            <text:p>0.6139</text:p>
          </table:table-cell>
          <table:table-cell office:value-type="float" office:value="0.004745">
            <text:p>0.004745</text:p>
          </table:table-cell>
          <table:table-cell office:value-type="float" office:value="0.01636">
            <text:p>0.01636</text:p>
          </table:table-cell>
          <table:table-cell office:value-type="float" office:value="0.1747">
            <text:p>0.1747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string">
            <text:p>liq,cpx,ol,sp,g,opx</text:p>
          </table:table-cell>
          <table:table-cell office:value-type="float" office:value="21.8">
            <text:p>21.8</text:p>
          </table:table-cell>
          <table:table-cell office:value-type="float" office:value="1390.064">
            <text:p>1390.064</text:p>
          </table:table-cell>
          <table:table-cell office:value-type="float" office:value="0.1939">
            <text:p>0.1939</text:p>
          </table:table-cell>
          <table:table-cell office:value-type="float" office:value="0.2319">
            <text:p>0.2319</text:p>
          </table:table-cell>
          <table:table-cell office:value-type="float" office:value="0.1811">
            <text:p>0.1811</text:p>
          </table:table-cell>
          <table:table-cell office:value-type="float" office:value="0.09908">
            <text:p>0.09908</text:p>
          </table:table-cell>
          <table:table-cell office:value-type="float" office:value="0.1882">
            <text:p>0.1882</text:p>
          </table:table-cell>
          <table:table-cell office:value-type="float" office:value="0.005316">
            <text:p>0.005316</text:p>
          </table:table-cell>
          <table:table-cell office:value-type="float" office:value="0.001954">
            <text:p>0.001954</text:p>
          </table:table-cell>
          <table:table-cell office:value-type="string">
            <text:p>NA</text:p>
          </table:table-cell>
          <table:table-cell office:value-type="float" office:value="0.1019">
            <text:p>0.1019</text:p>
          </table:table-cell>
          <table:table-cell office:value-type="float" office:value="0.1033">
            <text:p>0.1033</text:p>
          </table:table-cell>
          <table:table-cell office:value-type="float" office:value="0.3697">
            <text:p>0.3697</text:p>
          </table:table-cell>
          <table:table-cell office:value-type="float" office:value="0.109">
            <text:p>0.109</text:p>
          </table:table-cell>
          <table:table-cell office:value-type="float" office:value="-0.02576">
            <text:p>-0.02576</text:p>
          </table:table-cell>
          <table:table-cell office:value-type="float" office:value="0.01342">
            <text:p>0.01342</text:p>
          </table:table-cell>
          <table:table-cell office:value-type="float" office:value="0.02049">
            <text:p>0.02049</text:p>
          </table:table-cell>
          <table:table-cell office:value-type="float" office:value="0.101">
            <text:p>0.101</text:p>
          </table:table-cell>
          <table:table-cell office:value-type="float" office:value="0.1999">
            <text:p>0.1999</text:p>
          </table:table-cell>
          <table:table-cell office:value-type="float" office:value="0.01737">
            <text:p>0.01737</text:p>
          </table:table-cell>
          <table:table-cell office:value-type="float" office:value="0.07393">
            <text:p>0.07393</text:p>
          </table:table-cell>
          <table:table-cell office:value-type="float" office:value="0.1306">
            <text:p>0.1306</text:p>
          </table:table-cell>
          <table:table-cell office:value-type="float" office:value="0.1187">
            <text:p>0.1187</text:p>
          </table:table-cell>
          <table:table-cell office:value-type="float" office:value="0.00705">
            <text:p>0.00705</text:p>
          </table:table-cell>
          <table:table-cell office:value-type="float" office:value="0.07174">
            <text:p>0.07174</text:p>
          </table:table-cell>
          <table:table-cell office:value-type="float" office:value="0.09671">
            <text:p>0.09671</text:p>
          </table:table-cell>
          <table:table-cell office:value-type="float" office:value="0.2081">
            <text:p>0.2081</text:p>
          </table:table-cell>
          <table:table-cell office:value-type="float" office:value="0.07564">
            <text:p>0.07564</text:p>
          </table:table-cell>
          <table:table-cell office:value-type="float" office:value="-0.04628">
            <text:p>-0.04628</text:p>
          </table:table-cell>
          <table:table-cell office:value-type="float" office:value="0.03084">
            <text:p>0.03084</text:p>
          </table:table-cell>
          <table:table-cell office:value-type="float" office:value="0.0157">
            <text:p>0.0157</text:p>
          </table:table-cell>
          <table:table-cell office:value-type="float" office:value="48.06">
            <text:p>48.06</text:p>
          </table:table-cell>
          <table:table-cell office:value-type="float" office:value="16.8">
            <text:p>16.8</text:p>
          </table:table-cell>
          <table:table-cell office:value-type="float" office:value="11.18">
            <text:p>11.18</text:p>
          </table:table-cell>
          <table:table-cell office:value-type="float" office:value="11.95">
            <text:p>11.95</text:p>
          </table:table-cell>
          <table:table-cell office:value-type="float" office:value="7.57">
            <text:p>7.57</text:p>
          </table:table-cell>
          <table:table-cell office:value-type="float" office:value="3.82">
            <text:p>3.82</text:p>
          </table:table-cell>
          <table:table-cell office:value-type="float" office:value="0.45">
            <text:p>0.45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21.8">
            <text:p>21.8</text:p>
          </table:table-cell>
          <table:table-cell/>
          <table:table-cell office:value-type="float" office:value="0.1877">
            <text:p>0.1877</text:p>
          </table:table-cell>
          <table:table-cell office:value-type="float" office:value="0.6169">
            <text:p>0.6169</text:p>
          </table:table-cell>
          <table:table-cell office:value-type="float" office:value="0.001671">
            <text:p>0.001671</text:p>
          </table:table-cell>
          <table:table-cell office:value-type="float" office:value="0.03003">
            <text:p>0.03003</text:p>
          </table:table-cell>
          <table:table-cell office:value-type="float" office:value="0.1636">
            <text:p>0.1636</text:p>
          </table:table-cell>
          <table:table-cell office:value-type="float" office:value="21.8">
            <text:p>21.8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22">
            <text:p>22</text:p>
          </table:table-cell>
          <table:table-cell office:value-type="float" office:value="1393.058">
            <text:p>1393.058</text:p>
          </table:table-cell>
          <table:table-cell office:value-type="float" office:value="0.1928">
            <text:p>0.1928</text:p>
          </table:table-cell>
          <table:table-cell office:value-type="float" office:value="0.231">
            <text:p>0.231</text:p>
          </table:table-cell>
          <table:table-cell office:value-type="float" office:value="0.1816">
            <text:p>0.1816</text:p>
          </table:table-cell>
          <table:table-cell office:value-type="float" office:value="0.09941">
            <text:p>0.09941</text:p>
          </table:table-cell>
          <table:table-cell office:value-type="float" office:value="0.1894">
            <text:p>0.1894</text:p>
          </table:table-cell>
          <table:table-cell office:value-type="float" office:value="0.005703">
            <text:p>0.005703</text:p>
          </table:table-cell>
          <table:table-cell office:value-type="float" office:value="0.001929">
            <text:p>0.001929</text:p>
          </table:table-cell>
          <table:table-cell office:value-type="string">
            <text:p>NA</text:p>
          </table:table-cell>
          <table:table-cell office:value-type="float" office:value="0.1018">
            <text:p>0.1018</text:p>
          </table:table-cell>
          <table:table-cell office:value-type="float" office:value="0.1027">
            <text:p>0.1027</text:p>
          </table:table-cell>
          <table:table-cell office:value-type="float" office:value="0.3716">
            <text:p>0.3716</text:p>
          </table:table-cell>
          <table:table-cell office:value-type="float" office:value="0.1096">
            <text:p>0.1096</text:p>
          </table:table-cell>
          <table:table-cell office:value-type="float" office:value="-0.02566">
            <text:p>-0.02566</text:p>
          </table:table-cell>
          <table:table-cell office:value-type="float" office:value="0.01391">
            <text:p>0.01391</text:p>
          </table:table-cell>
          <table:table-cell office:value-type="float" office:value="0.02021">
            <text:p>0.02021</text:p>
          </table:table-cell>
          <table:table-cell office:value-type="float" office:value="0.101">
            <text:p>0.101</text:p>
          </table:table-cell>
          <table:table-cell table:number-columns-repeated="3" office:value-type="string">
            <text:p>NA</text:p>
          </table:table-cell>
          <table:table-cell office:value-type="float" office:value="0.1304">
            <text:p>0.1304</text:p>
          </table:table-cell>
          <table:table-cell office:value-type="float" office:value="0.1185">
            <text:p>0.1185</text:p>
          </table:table-cell>
          <table:table-cell office:value-type="float" office:value="0.007369">
            <text:p>0.007369</text:p>
          </table:table-cell>
          <table:table-cell office:value-type="float" office:value="0.07125">
            <text:p>0.07125</text:p>
          </table:table-cell>
          <table:table-cell office:value-type="float" office:value="0.09651">
            <text:p>0.09651</text:p>
          </table:table-cell>
          <table:table-cell office:value-type="float" office:value="0.208">
            <text:p>0.208</text:p>
          </table:table-cell>
          <table:table-cell office:value-type="float" office:value="0.07607">
            <text:p>0.07607</text:p>
          </table:table-cell>
          <table:table-cell office:value-type="float" office:value="-0.0461">
            <text:p>-0.0461</text:p>
          </table:table-cell>
          <table:table-cell office:value-type="float" office:value="0.03185">
            <text:p>0.03185</text:p>
          </table:table-cell>
          <table:table-cell office:value-type="float" office:value="0.01547">
            <text:p>0.01547</text:p>
          </table:table-cell>
          <table:table-cell office:value-type="float" office:value="48.04">
            <text:p>48.04</text:p>
          </table:table-cell>
          <table:table-cell office:value-type="float" office:value="16.72">
            <text:p>16.72</text:p>
          </table:table-cell>
          <table:table-cell office:value-type="float" office:value="11.17">
            <text:p>11.17</text:p>
          </table:table-cell>
          <table:table-cell office:value-type="float" office:value="12.01">
            <text:p>12.01</text:p>
          </table:table-cell>
          <table:table-cell office:value-type="float" office:value="7.6">
            <text:p>7.6</text:p>
          </table:table-cell>
          <table:table-cell office:value-type="float" office:value="3.81">
            <text:p>3.81</text:p>
          </table:table-cell>
          <table:table-cell office:value-type="float" office:value="0.48">
            <text:p>0.48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867">
            <text:p>0.1867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3833">
            <text:p>0.03833</text:p>
          </table:table-cell>
          <table:table-cell office:value-type="float" office:value="0.1563">
            <text:p>0.15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23">
            <text:p>23</text:p>
          </table:table-cell>
          <table:table-cell office:value-type="float" office:value="1409.834">
            <text:p>1409.834</text:p>
          </table:table-cell>
          <table:table-cell office:value-type="float" office:value="0.1894">
            <text:p>0.1894</text:p>
          </table:table-cell>
          <table:table-cell office:value-type="float" office:value="0.2194">
            <text:p>0.2194</text:p>
          </table:table-cell>
          <table:table-cell office:value-type="float" office:value="0.1873">
            <text:p>0.1873</text:p>
          </table:table-cell>
          <table:table-cell office:value-type="float" office:value="0.1022">
            <text:p>0.1022</text:p>
          </table:table-cell>
          <table:table-cell office:value-type="float" office:value="0.1961">
            <text:p>0.1961</text:p>
          </table:table-cell>
          <table:table-cell office:value-type="float" office:value="0.006163">
            <text:p>0.006163</text:p>
          </table:table-cell>
          <table:table-cell office:value-type="float" office:value="0.001919">
            <text:p>0.001919</text:p>
          </table:table-cell>
          <table:table-cell office:value-type="string">
            <text:p>NA</text:p>
          </table:table-cell>
          <table:table-cell office:value-type="float" office:value="0.101">
            <text:p>0.101</text:p>
          </table:table-cell>
          <table:table-cell office:value-type="float" office:value="0.09929">
            <text:p>0.09929</text:p>
          </table:table-cell>
          <table:table-cell office:value-type="float" office:value="0.386">
            <text:p>0.386</text:p>
          </table:table-cell>
          <table:table-cell office:value-type="float" office:value="0.1077">
            <text:p>0.1077</text:p>
          </table:table-cell>
          <table:table-cell office:value-type="float" office:value="-0.02531">
            <text:p>-0.02531</text:p>
          </table:table-cell>
          <table:table-cell office:value-type="float" office:value="0.01421">
            <text:p>0.01421</text:p>
          </table:table-cell>
          <table:table-cell office:value-type="float" office:value="0.01902">
            <text:p>0.01902</text:p>
          </table:table-cell>
          <table:table-cell office:value-type="float" office:value="0.1011">
            <text:p>0.1011</text:p>
          </table:table-cell>
          <table:table-cell table:number-columns-repeated="3" office:value-type="string">
            <text:p>NA</text:p>
          </table:table-cell>
          <table:table-cell office:value-type="float" office:value="0.1297">
            <text:p>0.1297</text:p>
          </table:table-cell>
          <table:table-cell office:value-type="float" office:value="0.1178">
            <text:p>0.1178</text:p>
          </table:table-cell>
          <table:table-cell office:value-type="float" office:value="0.008053">
            <text:p>0.008053</text:p>
          </table:table-cell>
          <table:table-cell office:value-type="float" office:value="0.07097">
            <text:p>0.07097</text:p>
          </table:table-cell>
          <table:table-cell office:value-type="float" office:value="0.09556">
            <text:p>0.09556</text:p>
          </table:table-cell>
          <table:table-cell office:value-type="float" office:value="0.2031">
            <text:p>0.2031</text:p>
          </table:table-cell>
          <table:table-cell office:value-type="float" office:value="0.07848">
            <text:p>0.07848</text:p>
          </table:table-cell>
          <table:table-cell office:value-type="float" office:value="-0.04509">
            <text:p>-0.04509</text:p>
          </table:table-cell>
          <table:table-cell office:value-type="float" office:value="0.03264">
            <text:p>0.03264</text:p>
          </table:table-cell>
          <table:table-cell office:value-type="float" office:value="0.01475">
            <text:p>0.01475</text:p>
          </table:table-cell>
          <table:table-cell office:value-type="float" office:value="47.91">
            <text:p>47.91</text:p>
          </table:table-cell>
          <table:table-cell office:value-type="float" office:value="16.25">
            <text:p>16.25</text:p>
          </table:table-cell>
          <table:table-cell office:value-type="float" office:value="11.26">
            <text:p>11.26</text:p>
          </table:table-cell>
          <table:table-cell office:value-type="float" office:value="12.45">
            <text:p>12.45</text:p>
          </table:table-cell>
          <table:table-cell office:value-type="float" office:value="7.83">
            <text:p>7.83</text:p>
          </table:table-cell>
          <table:table-cell office:value-type="float" office:value="3.62">
            <text:p>3.62</text:p>
          </table:table-cell>
          <table:table-cell office:value-type="float" office:value="0.52">
            <text:p>0.52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901">
            <text:p>0.1901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4423">
            <text:p>0.04423</text:p>
          </table:table-cell>
          <table:table-cell office:value-type="float" office:value="0.1471">
            <text:p>0.147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24">
            <text:p>24</text:p>
          </table:table-cell>
          <table:table-cell office:value-type="float" office:value="1426.128">
            <text:p>1426.128</text:p>
          </table:table-cell>
          <table:table-cell office:value-type="float" office:value="0.1861">
            <text:p>0.1861</text:p>
          </table:table-cell>
          <table:table-cell office:value-type="float" office:value="0.208">
            <text:p>0.208</text:p>
          </table:table-cell>
          <table:table-cell office:value-type="float" office:value="0.1926">
            <text:p>0.1926</text:p>
          </table:table-cell>
          <table:table-cell office:value-type="float" office:value="0.1049">
            <text:p>0.1049</text:p>
          </table:table-cell>
          <table:table-cell office:value-type="float" office:value="0.2029">
            <text:p>0.2029</text:p>
          </table:table-cell>
          <table:table-cell office:value-type="float" office:value="0.00665">
            <text:p>0.00665</text:p>
          </table:table-cell>
          <table:table-cell office:value-type="float" office:value="0.00191">
            <text:p>0.00191</text:p>
          </table:table-cell>
          <table:table-cell office:value-type="string">
            <text:p>NA</text:p>
          </table:table-cell>
          <table:table-cell office:value-type="float" office:value="0.1002">
            <text:p>0.1002</text:p>
          </table:table-cell>
          <table:table-cell office:value-type="float" office:value="0.09625">
            <text:p>0.09625</text:p>
          </table:table-cell>
          <table:table-cell office:value-type="float" office:value="0.4002">
            <text:p>0.4002</text:p>
          </table:table-cell>
          <table:table-cell office:value-type="float" office:value="0.1057">
            <text:p>0.1057</text:p>
          </table:table-cell>
          <table:table-cell office:value-type="float" office:value="-0.02496">
            <text:p>-0.02496</text:p>
          </table:table-cell>
          <table:table-cell office:value-type="float" office:value="0.0145">
            <text:p>0.0145</text:p>
          </table:table-cell>
          <table:table-cell office:value-type="float" office:value="0.01792">
            <text:p>0.01792</text:p>
          </table:table-cell>
          <table:table-cell office:value-type="float" office:value="0.1012">
            <text:p>0.1012</text:p>
          </table:table-cell>
          <table:table-cell table:number-columns-repeated="3" office:value-type="string">
            <text:p>NA</text:p>
          </table:table-cell>
          <table:table-cell office:value-type="float" office:value="0.1292">
            <text:p>0.1292</text:p>
          </table:table-cell>
          <table:table-cell office:value-type="float" office:value="0.1173">
            <text:p>0.1173</text:p>
          </table:table-cell>
          <table:table-cell office:value-type="float" office:value="0.008777">
            <text:p>0.008777</text:p>
          </table:table-cell>
          <table:table-cell office:value-type="float" office:value="0.07073">
            <text:p>0.07073</text:p>
          </table:table-cell>
          <table:table-cell office:value-type="float" office:value="0.09467">
            <text:p>0.09467</text:p>
          </table:table-cell>
          <table:table-cell office:value-type="float" office:value="0.1985">
            <text:p>0.1985</text:p>
          </table:table-cell>
          <table:table-cell office:value-type="float" office:value="0.08078">
            <text:p>0.08078</text:p>
          </table:table-cell>
          <table:table-cell office:value-type="float" office:value="-0.04416">
            <text:p>-0.04416</text:p>
          </table:table-cell>
          <table:table-cell office:value-type="float" office:value="0.03342">
            <text:p>0.03342</text:p>
          </table:table-cell>
          <table:table-cell office:value-type="float" office:value="0.01408">
            <text:p>0.01408</text:p>
          </table:table-cell>
          <table:table-cell office:value-type="float" office:value="47.77">
            <text:p>47.77</text:p>
          </table:table-cell>
          <table:table-cell office:value-type="float" office:value="15.8">
            <text:p>15.8</text:p>
          </table:table-cell>
          <table:table-cell office:value-type="float" office:value="11.34">
            <text:p>11.34</text:p>
          </table:table-cell>
          <table:table-cell office:value-type="float" office:value="12.88">
            <text:p>12.88</text:p>
          </table:table-cell>
          <table:table-cell office:value-type="float" office:value="8.05">
            <text:p>8.05</text:p>
          </table:table-cell>
          <table:table-cell office:value-type="float" office:value="3.44">
            <text:p>3.44</text:p>
          </table:table-cell>
          <table:table-cell office:value-type="float" office:value="0.57">
            <text:p>0.5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937">
            <text:p>0.1937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4962">
            <text:p>0.04962</text:p>
          </table:table-cell>
          <table:table-cell office:value-type="float" office:value="0.1381">
            <text:p>0.138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25">
            <text:p>25</text:p>
          </table:table-cell>
          <table:table-cell office:value-type="float" office:value="1441.944">
            <text:p>1441.944</text:p>
          </table:table-cell>
          <table:table-cell office:value-type="float" office:value="0.183">
            <text:p>0.183</text:p>
          </table:table-cell>
          <table:table-cell office:value-type="float" office:value="0.1967">
            <text:p>0.1967</text:p>
          </table:table-cell>
          <table:table-cell office:value-type="float" office:value="0.1976">
            <text:p>0.1976</text:p>
          </table:table-cell>
          <table:table-cell office:value-type="float" office:value="0.1075">
            <text:p>0.1075</text:p>
          </table:table-cell>
          <table:table-cell office:value-type="float" office:value="0.2098">
            <text:p>0.2098</text:p>
          </table:table-cell>
          <table:table-cell office:value-type="float" office:value="0.007166">
            <text:p>0.007166</text:p>
          </table:table-cell>
          <table:table-cell office:value-type="float" office:value="0.001902">
            <text:p>0.001902</text:p>
          </table:table-cell>
          <table:table-cell office:value-type="string">
            <text:p>NA</text:p>
          </table:table-cell>
          <table:table-cell office:value-type="float" office:value="0.09934">
            <text:p>0.09934</text:p>
          </table:table-cell>
          <table:table-cell office:value-type="float" office:value="0.09349">
            <text:p>0.09349</text:p>
          </table:table-cell>
          <table:table-cell office:value-type="float" office:value="0.4141">
            <text:p>0.4141</text:p>
          </table:table-cell>
          <table:table-cell office:value-type="float" office:value="0.1036">
            <text:p>0.1036</text:p>
          </table:table-cell>
          <table:table-cell office:value-type="float" office:value="-0.02462">
            <text:p>-0.02462</text:p>
          </table:table-cell>
          <table:table-cell office:value-type="float" office:value="0.01478">
            <text:p>0.01478</text:p>
          </table:table-cell>
          <table:table-cell office:value-type="float" office:value="0.01689">
            <text:p>0.01689</text:p>
          </table:table-cell>
          <table:table-cell office:value-type="float" office:value="0.1013">
            <text:p>0.1013</text:p>
          </table:table-cell>
          <table:table-cell table:number-columns-repeated="3" office:value-type="string">
            <text:p>NA</text:p>
          </table:table-cell>
          <table:table-cell office:value-type="float" office:value="0.1286">
            <text:p>0.1286</text:p>
          </table:table-cell>
          <table:table-cell office:value-type="float" office:value="0.1168">
            <text:p>0.1168</text:p>
          </table:table-cell>
          <table:table-cell office:value-type="float" office:value="0.009543">
            <text:p>0.009543</text:p>
          </table:table-cell>
          <table:table-cell office:value-type="float" office:value="0.0705">
            <text:p>0.0705</text:p>
          </table:table-cell>
          <table:table-cell office:value-type="float" office:value="0.09382">
            <text:p>0.09382</text:p>
          </table:table-cell>
          <table:table-cell office:value-type="float" office:value="0.1942">
            <text:p>0.1942</text:p>
          </table:table-cell>
          <table:table-cell office:value-type="float" office:value="0.08296">
            <text:p>0.08296</text:p>
          </table:table-cell>
          <table:table-cell office:value-type="float" office:value="-0.04329">
            <text:p>-0.04329</text:p>
          </table:table-cell>
          <table:table-cell office:value-type="float" office:value="0.03419">
            <text:p>0.03419</text:p>
          </table:table-cell>
          <table:table-cell office:value-type="float" office:value="0.01345">
            <text:p>0.01345</text:p>
          </table:table-cell>
          <table:table-cell office:value-type="float" office:value="47.63">
            <text:p>47.63</text:p>
          </table:table-cell>
          <table:table-cell office:value-type="float" office:value="15.35">
            <text:p>15.35</text:p>
          </table:table-cell>
          <table:table-cell office:value-type="float" office:value="11.42">
            <text:p>11.42</text:p>
          </table:table-cell>
          <table:table-cell office:value-type="float" office:value="13.31">
            <text:p>13.31</text:p>
          </table:table-cell>
          <table:table-cell office:value-type="float" office:value="8.27">
            <text:p>8.27</text:p>
          </table:table-cell>
          <table:table-cell office:value-type="float" office:value="3.26">
            <text:p>3.26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976">
            <text:p>0.1976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5459">
            <text:p>0.05459</text:p>
          </table:table-cell>
          <table:table-cell office:value-type="float" office:value="0.1292">
            <text:p>0.12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26">
            <text:p>26</text:p>
          </table:table-cell>
          <table:table-cell office:value-type="float" office:value="1457.293">
            <text:p>1457.293</text:p>
          </table:table-cell>
          <table:table-cell office:value-type="float" office:value="0.18">
            <text:p>0.18</text:p>
          </table:table-cell>
          <table:table-cell office:value-type="float" office:value="0.1857">
            <text:p>0.1857</text:p>
          </table:table-cell>
          <table:table-cell office:value-type="float" office:value="0.2023">
            <text:p>0.2023</text:p>
          </table:table-cell>
          <table:table-cell office:value-type="float" office:value="0.1099">
            <text:p>0.1099</text:p>
          </table:table-cell>
          <table:table-cell office:value-type="float" office:value="0.2166">
            <text:p>0.2166</text:p>
          </table:table-cell>
          <table:table-cell office:value-type="float" office:value="0.007712">
            <text:p>0.007712</text:p>
          </table:table-cell>
          <table:table-cell office:value-type="float" office:value="0.001894">
            <text:p>0.001894</text:p>
          </table:table-cell>
          <table:table-cell office:value-type="string">
            <text:p>NA</text:p>
          </table:table-cell>
          <table:table-cell office:value-type="float" office:value="0.09852">
            <text:p>0.09852</text:p>
          </table:table-cell>
          <table:table-cell office:value-type="float" office:value="0.09096">
            <text:p>0.09096</text:p>
          </table:table-cell>
          <table:table-cell office:value-type="float" office:value="0.4275">
            <text:p>0.4275</text:p>
          </table:table-cell>
          <table:table-cell office:value-type="float" office:value="0.1015">
            <text:p>0.1015</text:p>
          </table:table-cell>
          <table:table-cell office:value-type="float" office:value="-0.02428">
            <text:p>-0.02428</text:p>
          </table:table-cell>
          <table:table-cell office:value-type="float" office:value="0.01505">
            <text:p>0.01505</text:p>
          </table:table-cell>
          <table:table-cell office:value-type="float" office:value="0.01594">
            <text:p>0.01594</text:p>
          </table:table-cell>
          <table:table-cell office:value-type="float" office:value="0.1014">
            <text:p>0.1014</text:p>
          </table:table-cell>
          <table:table-cell table:number-columns-repeated="3" office:value-type="string">
            <text:p>NA</text:p>
          </table:table-cell>
          <table:table-cell office:value-type="float" office:value="0.1281">
            <text:p>0.1281</text:p>
          </table:table-cell>
          <table:table-cell office:value-type="float" office:value="0.1163">
            <text:p>0.1163</text:p>
          </table:table-cell>
          <table:table-cell office:value-type="float" office:value="0.01035">
            <text:p>0.01035</text:p>
          </table:table-cell>
          <table:table-cell office:value-type="float" office:value="0.07029">
            <text:p>0.07029</text:p>
          </table:table-cell>
          <table:table-cell office:value-type="float" office:value="0.09301">
            <text:p>0.09301</text:p>
          </table:table-cell>
          <table:table-cell office:value-type="float" office:value="0.1902">
            <text:p>0.1902</text:p>
          </table:table-cell>
          <table:table-cell office:value-type="float" office:value="0.08502">
            <text:p>0.08502</text:p>
          </table:table-cell>
          <table:table-cell office:value-type="float" office:value="-0.04247">
            <text:p>-0.04247</text:p>
          </table:table-cell>
          <table:table-cell office:value-type="float" office:value="0.03495">
            <text:p>0.03495</text:p>
          </table:table-cell>
          <table:table-cell office:value-type="float" office:value="0.01285">
            <text:p>0.01285</text:p>
          </table:table-cell>
          <table:table-cell office:value-type="float" office:value="47.49">
            <text:p>47.49</text:p>
          </table:table-cell>
          <table:table-cell office:value-type="float" office:value="14.91">
            <text:p>14.91</text:p>
          </table:table-cell>
          <table:table-cell office:value-type="float" office:value="11.49">
            <text:p>11.49</text:p>
          </table:table-cell>
          <table:table-cell office:value-type="float" office:value="13.73">
            <text:p>13.73</text:p>
          </table:table-cell>
          <table:table-cell office:value-type="float" office:value="8.47">
            <text:p>8.47</text:p>
          </table:table-cell>
          <table:table-cell office:value-type="float" office:value="3.09">
            <text:p>3.09</text:p>
          </table:table-cell>
          <table:table-cell office:value-type="float" office:value="0.66">
            <text:p>0.66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2017">
            <text:p>0.2017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5919">
            <text:p>0.05919</text:p>
          </table:table-cell>
          <table:table-cell office:value-type="float" office:value="0.1205">
            <text:p>0.120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27">
            <text:p>27</text:p>
          </table:table-cell>
          <table:table-cell office:value-type="float" office:value="1472.183">
            <text:p>1472.183</text:p>
          </table:table-cell>
          <table:table-cell office:value-type="float" office:value="0.177">
            <text:p>0.177</text:p>
          </table:table-cell>
          <table:table-cell office:value-type="float" office:value="0.1751">
            <text:p>0.1751</text:p>
          </table:table-cell>
          <table:table-cell office:value-type="float" office:value="0.2067">
            <text:p>0.2067</text:p>
          </table:table-cell>
          <table:table-cell office:value-type="float" office:value="0.1122">
            <text:p>0.1122</text:p>
          </table:table-cell>
          <table:table-cell office:value-type="float" office:value="0.2235">
            <text:p>0.2235</text:p>
          </table:table-cell>
          <table:table-cell office:value-type="float" office:value="0.008286">
            <text:p>0.008286</text:p>
          </table:table-cell>
          <table:table-cell office:value-type="float" office:value="0.001887">
            <text:p>0.001887</text:p>
          </table:table-cell>
          <table:table-cell office:value-type="string">
            <text:p>NA</text:p>
          </table:table-cell>
          <table:table-cell office:value-type="float" office:value="0.0977">
            <text:p>0.0977</text:p>
          </table:table-cell>
          <table:table-cell office:value-type="float" office:value="0.08863">
            <text:p>0.08863</text:p>
          </table:table-cell>
          <table:table-cell office:value-type="float" office:value="0.4404">
            <text:p>0.4404</text:p>
          </table:table-cell>
          <table:table-cell office:value-type="float" office:value="0.09933">
            <text:p>0.09933</text:p>
          </table:table-cell>
          <table:table-cell office:value-type="float" office:value="-0.02394">
            <text:p>-0.02394</text:p>
          </table:table-cell>
          <table:table-cell office:value-type="float" office:value="0.01531">
            <text:p>0.01531</text:p>
          </table:table-cell>
          <table:table-cell office:value-type="float" office:value="0.01505">
            <text:p>0.01505</text:p>
          </table:table-cell>
          <table:table-cell office:value-type="float" office:value="0.1014">
            <text:p>0.1014</text:p>
          </table:table-cell>
          <table:table-cell table:number-columns-repeated="3" office:value-type="string">
            <text:p>NA</text:p>
          </table:table-cell>
          <table:table-cell office:value-type="float" office:value="0.1277">
            <text:p>0.1277</text:p>
          </table:table-cell>
          <table:table-cell office:value-type="float" office:value="0.1159">
            <text:p>0.1159</text:p>
          </table:table-cell>
          <table:table-cell office:value-type="float" office:value="0.0112">
            <text:p>0.0112</text:p>
          </table:table-cell>
          <table:table-cell office:value-type="float" office:value="0.07007">
            <text:p>0.07007</text:p>
          </table:table-cell>
          <table:table-cell office:value-type="float" office:value="0.09224">
            <text:p>0.09224</text:p>
          </table:table-cell>
          <table:table-cell office:value-type="float" office:value="0.1864">
            <text:p>0.1864</text:p>
          </table:table-cell>
          <table:table-cell office:value-type="float" office:value="0.08697">
            <text:p>0.08697</text:p>
          </table:table-cell>
          <table:table-cell office:value-type="float" office:value="-0.0417">
            <text:p>-0.0417</text:p>
          </table:table-cell>
          <table:table-cell office:value-type="float" office:value="0.03569">
            <text:p>0.03569</text:p>
          </table:table-cell>
          <table:table-cell office:value-type="float" office:value="0.01229">
            <text:p>0.01229</text:p>
          </table:table-cell>
          <table:table-cell office:value-type="float" office:value="47.35">
            <text:p>47.35</text:p>
          </table:table-cell>
          <table:table-cell office:value-type="float" office:value="14.49">
            <text:p>14.49</text:p>
          </table:table-cell>
          <table:table-cell office:value-type="float" office:value="11.56">
            <text:p>11.56</text:p>
          </table:table-cell>
          <table:table-cell office:value-type="float" office:value="14.15">
            <text:p>14.15</text:p>
          </table:table-cell>
          <table:table-cell office:value-type="float" office:value="8.66">
            <text:p>8.66</text:p>
          </table:table-cell>
          <table:table-cell office:value-type="float" office:value="2.91">
            <text:p>2.91</text:p>
          </table:table-cell>
          <table:table-cell office:value-type="float" office:value="0.71">
            <text:p>0.7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06">
            <text:p>0.206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6347">
            <text:p>0.06347</text:p>
          </table:table-cell>
          <table:table-cell office:value-type="float" office:value="0.1119">
            <text:p>0.11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28">
            <text:p>28</text:p>
          </table:table-cell>
          <table:table-cell office:value-type="float" office:value="1486.627">
            <text:p>1486.627</text:p>
          </table:table-cell>
          <table:table-cell office:value-type="float" office:value="0.174">
            <text:p>0.174</text:p>
          </table:table-cell>
          <table:table-cell office:value-type="float" office:value="0.1648">
            <text:p>0.1648</text:p>
          </table:table-cell>
          <table:table-cell office:value-type="float" office:value="0.2107">
            <text:p>0.2107</text:p>
          </table:table-cell>
          <table:table-cell office:value-type="float" office:value="0.1144">
            <text:p>0.1144</text:p>
          </table:table-cell>
          <table:table-cell office:value-type="float" office:value="0.2303">
            <text:p>0.2303</text:p>
          </table:table-cell>
          <table:table-cell office:value-type="float" office:value="0.008889">
            <text:p>0.008889</text:p>
          </table:table-cell>
          <table:table-cell office:value-type="float" office:value="0.001879">
            <text:p>0.001879</text:p>
          </table:table-cell>
          <table:table-cell office:value-type="string">
            <text:p>NA</text:p>
          </table:table-cell>
          <table:table-cell office:value-type="float" office:value="0.09689">
            <text:p>0.09689</text:p>
          </table:table-cell>
          <table:table-cell office:value-type="float" office:value="0.08648">
            <text:p>0.08648</text:p>
          </table:table-cell>
          <table:table-cell office:value-type="float" office:value="0.4528">
            <text:p>0.4528</text:p>
          </table:table-cell>
          <table:table-cell office:value-type="float" office:value="0.09723">
            <text:p>0.09723</text:p>
          </table:table-cell>
          <table:table-cell office:value-type="float" office:value="-0.02361">
            <text:p>-0.02361</text:p>
          </table:table-cell>
          <table:table-cell office:value-type="float" office:value="0.01557">
            <text:p>0.01557</text:p>
          </table:table-cell>
          <table:table-cell office:value-type="float" office:value="0.01422">
            <text:p>0.01422</text:p>
          </table:table-cell>
          <table:table-cell office:value-type="float" office:value="0.1015">
            <text:p>0.1015</text:p>
          </table:table-cell>
          <table:table-cell table:number-columns-repeated="3" office:value-type="string">
            <text:p>NA</text:p>
          </table:table-cell>
          <table:table-cell office:value-type="float" office:value="0.1273">
            <text:p>0.1273</text:p>
          </table:table-cell>
          <table:table-cell office:value-type="float" office:value="0.1155">
            <text:p>0.1155</text:p>
          </table:table-cell>
          <table:table-cell office:value-type="float" office:value="0.0121">
            <text:p>0.0121</text:p>
          </table:table-cell>
          <table:table-cell office:value-type="float" office:value="0.06986">
            <text:p>0.06986</text:p>
          </table:table-cell>
          <table:table-cell office:value-type="float" office:value="0.0915">
            <text:p>0.0915</text:p>
          </table:table-cell>
          <table:table-cell office:value-type="float" office:value="0.1829">
            <text:p>0.1829</text:p>
          </table:table-cell>
          <table:table-cell office:value-type="float" office:value="0.0888">
            <text:p>0.0888</text:p>
          </table:table-cell>
          <table:table-cell office:value-type="float" office:value="-0.04097">
            <text:p>-0.04097</text:p>
          </table:table-cell>
          <table:table-cell office:value-type="float" office:value="0.03642">
            <text:p>0.03642</text:p>
          </table:table-cell>
          <table:table-cell office:value-type="float" office:value="0.01176">
            <text:p>0.01176</text:p>
          </table:table-cell>
          <table:table-cell office:value-type="float" office:value="47.22">
            <text:p>47.22</text:p>
          </table:table-cell>
          <table:table-cell office:value-type="float" office:value="14.08">
            <text:p>14.08</text:p>
          </table:table-cell>
          <table:table-cell office:value-type="float" office:value="11.62">
            <text:p>11.62</text:p>
          </table:table-cell>
          <table:table-cell office:value-type="float" office:value="14.57">
            <text:p>14.57</text:p>
          </table:table-cell>
          <table:table-cell office:value-type="float" office:value="8.85">
            <text:p>8.85</text:p>
          </table:table-cell>
          <table:table-cell office:value-type="float" office:value="2.75">
            <text:p>2.75</text:p>
          </table:table-cell>
          <table:table-cell office:value-type="float" office:value="0.76">
            <text:p>0.76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105">
            <text:p>0.2105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6748">
            <text:p>0.06748</text:p>
          </table:table-cell>
          <table:table-cell office:value-type="float" office:value="0.1034">
            <text:p>0.10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29">
            <text:p>29</text:p>
          </table:table-cell>
          <table:table-cell office:value-type="float" office:value="1500.639">
            <text:p>1500.639</text:p>
          </table:table-cell>
          <table:table-cell office:value-type="float" office:value="0.1711">
            <text:p>0.1711</text:p>
          </table:table-cell>
          <table:table-cell office:value-type="float" office:value="0.1549">
            <text:p>0.1549</text:p>
          </table:table-cell>
          <table:table-cell office:value-type="float" office:value="0.2144">
            <text:p>0.2144</text:p>
          </table:table-cell>
          <table:table-cell office:value-type="float" office:value="0.1164">
            <text:p>0.1164</text:p>
          </table:table-cell>
          <table:table-cell office:value-type="float" office:value="0.2372">
            <text:p>0.2372</text:p>
          </table:table-cell>
          <table:table-cell office:value-type="float" office:value="0.009516">
            <text:p>0.009516</text:p>
          </table:table-cell>
          <table:table-cell office:value-type="float" office:value="0.001871">
            <text:p>0.001871</text:p>
          </table:table-cell>
          <table:table-cell office:value-type="string">
            <text:p>NA</text:p>
          </table:table-cell>
          <table:table-cell office:value-type="float" office:value="0.09609">
            <text:p>0.09609</text:p>
          </table:table-cell>
          <table:table-cell office:value-type="float" office:value="0.08447">
            <text:p>0.08447</text:p>
          </table:table-cell>
          <table:table-cell office:value-type="float" office:value="0.4646">
            <text:p>0.4646</text:p>
          </table:table-cell>
          <table:table-cell office:value-type="float" office:value="0.09516">
            <text:p>0.09516</text:p>
          </table:table-cell>
          <table:table-cell office:value-type="float" office:value="-0.02328">
            <text:p>-0.02328</text:p>
          </table:table-cell>
          <table:table-cell office:value-type="float" office:value="0.01582">
            <text:p>0.01582</text:p>
          </table:table-cell>
          <table:table-cell office:value-type="float" office:value="0.01345">
            <text:p>0.01345</text:p>
          </table:table-cell>
          <table:table-cell office:value-type="float" office:value="0.1016">
            <text:p>0.1016</text:p>
          </table:table-cell>
          <table:table-cell table:number-columns-repeated="3" office:value-type="string">
            <text:p>NA</text:p>
          </table:table-cell>
          <table:table-cell office:value-type="float" office:value="0.1269">
            <text:p>0.1269</text:p>
          </table:table-cell>
          <table:table-cell office:value-type="float" office:value="0.1152">
            <text:p>0.1152</text:p>
          </table:table-cell>
          <table:table-cell office:value-type="float" office:value="0.01304">
            <text:p>0.01304</text:p>
          </table:table-cell>
          <table:table-cell office:value-type="float" office:value="0.06963">
            <text:p>0.06963</text:p>
          </table:table-cell>
          <table:table-cell office:value-type="float" office:value="0.09078">
            <text:p>0.09078</text:p>
          </table:table-cell>
          <table:table-cell office:value-type="float" office:value="0.1795">
            <text:p>0.1795</text:p>
          </table:table-cell>
          <table:table-cell office:value-type="float" office:value="0.09051">
            <text:p>0.09051</text:p>
          </table:table-cell>
          <table:table-cell office:value-type="float" office:value="-0.04027">
            <text:p>-0.04027</text:p>
          </table:table-cell>
          <table:table-cell office:value-type="float" office:value="0.03711">
            <text:p>0.03711</text:p>
          </table:table-cell>
          <table:table-cell office:value-type="float" office:value="0.01125">
            <text:p>0.01125</text:p>
          </table:table-cell>
          <table:table-cell office:value-type="float" office:value="47.1">
            <text:p>47.1</text:p>
          </table:table-cell>
          <table:table-cell office:value-type="float" office:value="13.67">
            <text:p>13.67</text:p>
          </table:table-cell>
          <table:table-cell office:value-type="float" office:value="11.66">
            <text:p>11.66</text:p>
          </table:table-cell>
          <table:table-cell office:value-type="float" office:value="14.98">
            <text:p>14.98</text:p>
          </table:table-cell>
          <table:table-cell office:value-type="float" office:value="9.02">
            <text:p>9.02</text:p>
          </table:table-cell>
          <table:table-cell office:value-type="float" office:value="2.59">
            <text:p>2.59</text:p>
          </table:table-cell>
          <table:table-cell office:value-type="float" office:value="0.82">
            <text:p>0.8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151">
            <text:p>0.2151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7125">
            <text:p>0.07125</text:p>
          </table:table-cell>
          <table:table-cell office:value-type="float" office:value="0.09506">
            <text:p>0.0950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0">
            <text:p>30</text:p>
          </table:table-cell>
          <table:table-cell office:value-type="float" office:value="1514.234">
            <text:p>1514.234</text:p>
          </table:table-cell>
          <table:table-cell office:value-type="float" office:value="0.1681">
            <text:p>0.1681</text:p>
          </table:table-cell>
          <table:table-cell office:value-type="float" office:value="0.1454">
            <text:p>0.1454</text:p>
          </table:table-cell>
          <table:table-cell office:value-type="float" office:value="0.2177">
            <text:p>0.2177</text:p>
          </table:table-cell>
          <table:table-cell office:value-type="float" office:value="0.1182">
            <text:p>0.1182</text:p>
          </table:table-cell>
          <table:table-cell office:value-type="float" office:value="0.244">
            <text:p>0.244</text:p>
          </table:table-cell>
          <table:table-cell office:value-type="float" office:value="0.01017">
            <text:p>0.01017</text:p>
          </table:table-cell>
          <table:table-cell office:value-type="float" office:value="0.001861">
            <text:p>0.001861</text:p>
          </table:table-cell>
          <table:table-cell office:value-type="string">
            <text:p>NA</text:p>
          </table:table-cell>
          <table:table-cell office:value-type="float" office:value="0.0953">
            <text:p>0.0953</text:p>
          </table:table-cell>
          <table:table-cell office:value-type="float" office:value="0.08258">
            <text:p>0.08258</text:p>
          </table:table-cell>
          <table:table-cell office:value-type="float" office:value="0.4759">
            <text:p>0.4759</text:p>
          </table:table-cell>
          <table:table-cell office:value-type="float" office:value="0.09314">
            <text:p>0.09314</text:p>
          </table:table-cell>
          <table:table-cell office:value-type="float" office:value="-0.02297">
            <text:p>-0.02297</text:p>
          </table:table-cell>
          <table:table-cell office:value-type="float" office:value="0.01606">
            <text:p>0.01606</text:p>
          </table:table-cell>
          <table:table-cell office:value-type="float" office:value="0.01273">
            <text:p>0.01273</text:p>
          </table:table-cell>
          <table:table-cell office:value-type="float" office:value="0.1017">
            <text:p>0.1017</text:p>
          </table:table-cell>
          <table:table-cell table:number-columns-repeated="3" office:value-type="string">
            <text:p>NA</text:p>
          </table:table-cell>
          <table:table-cell office:value-type="float" office:value="0.1265">
            <text:p>0.1265</text:p>
          </table:table-cell>
          <table:table-cell office:value-type="float" office:value="0.1149">
            <text:p>0.1149</text:p>
          </table:table-cell>
          <table:table-cell office:value-type="float" office:value="0.01401">
            <text:p>0.01401</text:p>
          </table:table-cell>
          <table:table-cell office:value-type="float" office:value="0.0694">
            <text:p>0.0694</text:p>
          </table:table-cell>
          <table:table-cell office:value-type="float" office:value="0.09009">
            <text:p>0.09009</text:p>
          </table:table-cell>
          <table:table-cell office:value-type="float" office:value="0.1763">
            <text:p>0.1763</text:p>
          </table:table-cell>
          <table:table-cell office:value-type="float" office:value="0.09209">
            <text:p>0.09209</text:p>
          </table:table-cell>
          <table:table-cell office:value-type="float" office:value="-0.03961">
            <text:p>-0.03961</text:p>
          </table:table-cell>
          <table:table-cell office:value-type="float" office:value="0.03777">
            <text:p>0.03777</text:p>
          </table:table-cell>
          <table:table-cell office:value-type="float" office:value="0.01077">
            <text:p>0.01077</text:p>
          </table:table-cell>
          <table:table-cell office:value-type="float" office:value="46.98">
            <text:p>46.98</text:p>
          </table:table-cell>
          <table:table-cell office:value-type="float" office:value="13.28">
            <text:p>13.28</text:p>
          </table:table-cell>
          <table:table-cell office:value-type="float" office:value="11.7">
            <text:p>11.7</text:p>
          </table:table-cell>
          <table:table-cell office:value-type="float" office:value="15.38">
            <text:p>15.38</text:p>
          </table:table-cell>
          <table:table-cell office:value-type="float" office:value="9.19">
            <text:p>9.19</text:p>
          </table:table-cell>
          <table:table-cell office:value-type="float" office:value="2.44">
            <text:p>2.44</text:p>
          </table:table-cell>
          <table:table-cell office:value-type="float" office:value="0.88">
            <text:p>0.88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197">
            <text:p>0.2197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748">
            <text:p>0.0748</text:p>
          </table:table-cell>
          <table:table-cell office:value-type="float" office:value="0.08685">
            <text:p>0.0868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1">
            <text:p>31</text:p>
          </table:table-cell>
          <table:table-cell office:value-type="float" office:value="1527.427">
            <text:p>1527.427</text:p>
          </table:table-cell>
          <table:table-cell office:value-type="float" office:value="0.1652">
            <text:p>0.1652</text:p>
          </table:table-cell>
          <table:table-cell office:value-type="float" office:value="0.1364">
            <text:p>0.1364</text:p>
          </table:table-cell>
          <table:table-cell office:value-type="float" office:value="0.2207">
            <text:p>0.2207</text:p>
          </table:table-cell>
          <table:table-cell office:value-type="float" office:value="0.1199">
            <text:p>0.1199</text:p>
          </table:table-cell>
          <table:table-cell office:value-type="float" office:value="0.2509">
            <text:p>0.2509</text:p>
          </table:table-cell>
          <table:table-cell office:value-type="float" office:value="0.01084">
            <text:p>0.01084</text:p>
          </table:table-cell>
          <table:table-cell office:value-type="float" office:value="0.001851">
            <text:p>0.001851</text:p>
          </table:table-cell>
          <table:table-cell office:value-type="string">
            <text:p>NA</text:p>
          </table:table-cell>
          <table:table-cell office:value-type="float" office:value="0.09453">
            <text:p>0.09453</text:p>
          </table:table-cell>
          <table:table-cell office:value-type="float" office:value="0.0808">
            <text:p>0.0808</text:p>
          </table:table-cell>
          <table:table-cell office:value-type="float" office:value="0.4865">
            <text:p>0.4865</text:p>
          </table:table-cell>
          <table:table-cell office:value-type="float" office:value="0.09118">
            <text:p>0.09118</text:p>
          </table:table-cell>
          <table:table-cell office:value-type="float" office:value="-0.02266">
            <text:p>-0.02266</text:p>
          </table:table-cell>
          <table:table-cell office:value-type="float" office:value="0.0163">
            <text:p>0.0163</text:p>
          </table:table-cell>
          <table:table-cell office:value-type="float" office:value="0.01205">
            <text:p>0.01205</text:p>
          </table:table-cell>
          <table:table-cell office:value-type="float" office:value="0.1018">
            <text:p>0.1018</text:p>
          </table:table-cell>
          <table:table-cell table:number-columns-repeated="3" office:value-type="string">
            <text:p>NA</text:p>
          </table:table-cell>
          <table:table-cell office:value-type="float" office:value="0.1262">
            <text:p>0.1262</text:p>
          </table:table-cell>
          <table:table-cell office:value-type="float" office:value="0.1146">
            <text:p>0.1146</text:p>
          </table:table-cell>
          <table:table-cell office:value-type="float" office:value="0.01503">
            <text:p>0.01503</text:p>
          </table:table-cell>
          <table:table-cell office:value-type="float" office:value="0.06916">
            <text:p>0.06916</text:p>
          </table:table-cell>
          <table:table-cell office:value-type="float" office:value="0.08941">
            <text:p>0.08941</text:p>
          </table:table-cell>
          <table:table-cell office:value-type="float" office:value="0.1732">
            <text:p>0.1732</text:p>
          </table:table-cell>
          <table:table-cell office:value-type="float" office:value="0.09354">
            <text:p>0.09354</text:p>
          </table:table-cell>
          <table:table-cell office:value-type="float" office:value="-0.03898">
            <text:p>-0.03898</text:p>
          </table:table-cell>
          <table:table-cell office:value-type="float" office:value="0.0384">
            <text:p>0.0384</text:p>
          </table:table-cell>
          <table:table-cell office:value-type="float" office:value="0.01031">
            <text:p>0.01031</text:p>
          </table:table-cell>
          <table:table-cell office:value-type="float" office:value="46.86">
            <text:p>46.86</text:p>
          </table:table-cell>
          <table:table-cell office:value-type="float" office:value="12.9">
            <text:p>12.9</text:p>
          </table:table-cell>
          <table:table-cell office:value-type="float" office:value="11.73">
            <text:p>11.73</text:p>
          </table:table-cell>
          <table:table-cell office:value-type="float" office:value="15.78">
            <text:p>15.78</text:p>
          </table:table-cell>
          <table:table-cell office:value-type="float" office:value="9.34">
            <text:p>9.34</text:p>
          </table:table-cell>
          <table:table-cell office:value-type="float" office:value="2.29">
            <text:p>2.29</text:p>
          </table:table-cell>
          <table:table-cell office:value-type="float" office:value="0.94">
            <text:p>0.9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2245">
            <text:p>0.2245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7815">
            <text:p>0.07815</text:p>
          </table:table-cell>
          <table:table-cell office:value-type="float" office:value="0.07878">
            <text:p>0.078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2">
            <text:p>32</text:p>
          </table:table-cell>
          <table:table-cell office:value-type="float" office:value="1540.235">
            <text:p>1540.235</text:p>
          </table:table-cell>
          <table:table-cell office:value-type="float" office:value="0.1623">
            <text:p>0.1623</text:p>
          </table:table-cell>
          <table:table-cell office:value-type="float" office:value="0.1278">
            <text:p>0.1278</text:p>
          </table:table-cell>
          <table:table-cell office:value-type="float" office:value="0.2233">
            <text:p>0.2233</text:p>
          </table:table-cell>
          <table:table-cell office:value-type="float" office:value="0.1214">
            <text:p>0.1214</text:p>
          </table:table-cell>
          <table:table-cell office:value-type="float" office:value="0.2577">
            <text:p>0.2577</text:p>
          </table:table-cell>
          <table:table-cell office:value-type="float" office:value="0.01152">
            <text:p>0.01152</text:p>
          </table:table-cell>
          <table:table-cell office:value-type="float" office:value="0.00184">
            <text:p>0.00184</text:p>
          </table:table-cell>
          <table:table-cell office:value-type="string">
            <text:p>NA</text:p>
          </table:table-cell>
          <table:table-cell office:value-type="float" office:value="0.09377">
            <text:p>0.09377</text:p>
          </table:table-cell>
          <table:table-cell office:value-type="float" office:value="0.07911">
            <text:p>0.07911</text:p>
          </table:table-cell>
          <table:table-cell office:value-type="float" office:value="0.4966">
            <text:p>0.4966</text:p>
          </table:table-cell>
          <table:table-cell office:value-type="float" office:value="0.08928">
            <text:p>0.08928</text:p>
          </table:table-cell>
          <table:table-cell office:value-type="float" office:value="-0.02236">
            <text:p>-0.02236</text:p>
          </table:table-cell>
          <table:table-cell office:value-type="float" office:value="0.01653">
            <text:p>0.01653</text:p>
          </table:table-cell>
          <table:table-cell office:value-type="float" office:value="0.01143">
            <text:p>0.01143</text:p>
          </table:table-cell>
          <table:table-cell office:value-type="float" office:value="0.1018">
            <text:p>0.1018</text:p>
          </table:table-cell>
          <table:table-cell table:number-columns-repeated="3" office:value-type="string">
            <text:p>NA</text:p>
          </table:table-cell>
          <table:table-cell office:value-type="float" office:value="0.126">
            <text:p>0.126</text:p>
          </table:table-cell>
          <table:table-cell office:value-type="float" office:value="0.1144">
            <text:p>0.1144</text:p>
          </table:table-cell>
          <table:table-cell office:value-type="float" office:value="0.01608">
            <text:p>0.01608</text:p>
          </table:table-cell>
          <table:table-cell office:value-type="float" office:value="0.06892">
            <text:p>0.06892</text:p>
          </table:table-cell>
          <table:table-cell office:value-type="float" office:value="0.08875">
            <text:p>0.08875</text:p>
          </table:table-cell>
          <table:table-cell office:value-type="float" office:value="0.1702">
            <text:p>0.1702</text:p>
          </table:table-cell>
          <table:table-cell office:value-type="float" office:value="0.09487">
            <text:p>0.09487</text:p>
          </table:table-cell>
          <table:table-cell office:value-type="float" office:value="-0.03837">
            <text:p>-0.03837</text:p>
          </table:table-cell>
          <table:table-cell office:value-type="float" office:value="0.03898">
            <text:p>0.03898</text:p>
          </table:table-cell>
          <table:table-cell office:value-type="float" office:value="0.009874">
            <text:p>0.009874</text:p>
          </table:table-cell>
          <table:table-cell office:value-type="float" office:value="46.75">
            <text:p>46.75</text:p>
          </table:table-cell>
          <table:table-cell office:value-type="float" office:value="12.53">
            <text:p>12.53</text:p>
          </table:table-cell>
          <table:table-cell office:value-type="float" office:value="11.75">
            <text:p>11.75</text:p>
          </table:table-cell>
          <table:table-cell office:value-type="float" office:value="16.18">
            <text:p>16.18</text:p>
          </table:table-cell>
          <table:table-cell office:value-type="float" office:value="9.48">
            <text:p>9.48</text:p>
          </table:table-cell>
          <table:table-cell office:value-type="float" office:value="2.15">
            <text:p>2.15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2292">
            <text:p>0.2292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8133">
            <text:p>0.08133</text:p>
          </table:table-cell>
          <table:table-cell office:value-type="float" office:value="0.07083">
            <text:p>0.0708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3">
            <text:p>33</text:p>
          </table:table-cell>
          <table:table-cell office:value-type="float" office:value="1552.674">
            <text:p>1552.674</text:p>
          </table:table-cell>
          <table:table-cell office:value-type="float" office:value="0.1594">
            <text:p>0.1594</text:p>
          </table:table-cell>
          <table:table-cell office:value-type="float" office:value="0.1196">
            <text:p>0.1196</text:p>
          </table:table-cell>
          <table:table-cell office:value-type="float" office:value="0.2256">
            <text:p>0.2256</text:p>
          </table:table-cell>
          <table:table-cell office:value-type="float" office:value="0.1228">
            <text:p>0.1228</text:p>
          </table:table-cell>
          <table:table-cell office:value-type="float" office:value="0.2645">
            <text:p>0.2645</text:p>
          </table:table-cell>
          <table:table-cell office:value-type="float" office:value="0.01221">
            <text:p>0.01221</text:p>
          </table:table-cell>
          <table:table-cell office:value-type="float" office:value="0.001829">
            <text:p>0.001829</text:p>
          </table:table-cell>
          <table:table-cell office:value-type="string">
            <text:p>NA</text:p>
          </table:table-cell>
          <table:table-cell office:value-type="float" office:value="0.09302">
            <text:p>0.09302</text:p>
          </table:table-cell>
          <table:table-cell office:value-type="float" office:value="0.07751">
            <text:p>0.07751</text:p>
          </table:table-cell>
          <table:table-cell office:value-type="float" office:value="0.5062">
            <text:p>0.5062</text:p>
          </table:table-cell>
          <table:table-cell office:value-type="float" office:value="0.08745">
            <text:p>0.08745</text:p>
          </table:table-cell>
          <table:table-cell office:value-type="float" office:value="-0.02207">
            <text:p>-0.02207</text:p>
          </table:table-cell>
          <table:table-cell office:value-type="float" office:value="0.01675">
            <text:p>0.01675</text:p>
          </table:table-cell>
          <table:table-cell office:value-type="float" office:value="0.01084">
            <text:p>0.01084</text:p>
          </table:table-cell>
          <table:table-cell office:value-type="float" office:value="0.1019">
            <text:p>0.1019</text:p>
          </table:table-cell>
          <table:table-cell table:number-columns-repeated="3" office:value-type="string">
            <text:p>NA</text:p>
          </table:table-cell>
          <table:table-cell office:value-type="float" office:value="0.1257">
            <text:p>0.1257</text:p>
          </table:table-cell>
          <table:table-cell office:value-type="float" office:value="0.1141">
            <text:p>0.1141</text:p>
          </table:table-cell>
          <table:table-cell office:value-type="float" office:value="0.01717">
            <text:p>0.01717</text:p>
          </table:table-cell>
          <table:table-cell office:value-type="float" office:value="0.06866">
            <text:p>0.06866</text:p>
          </table:table-cell>
          <table:table-cell office:value-type="float" office:value="0.08811">
            <text:p>0.08811</text:p>
          </table:table-cell>
          <table:table-cell office:value-type="float" office:value="0.1673">
            <text:p>0.1673</text:p>
          </table:table-cell>
          <table:table-cell office:value-type="float" office:value="0.09607">
            <text:p>0.09607</text:p>
          </table:table-cell>
          <table:table-cell office:value-type="float" office:value="-0.03779">
            <text:p>-0.03779</text:p>
          </table:table-cell>
          <table:table-cell office:value-type="float" office:value="0.03951">
            <text:p>0.03951</text:p>
          </table:table-cell>
          <table:table-cell office:value-type="float" office:value="0.009455">
            <text:p>0.009455</text:p>
          </table:table-cell>
          <table:table-cell office:value-type="float" office:value="46.65">
            <text:p>46.65</text:p>
          </table:table-cell>
          <table:table-cell office:value-type="float" office:value="12.18">
            <text:p>12.18</text:p>
          </table:table-cell>
          <table:table-cell office:value-type="float" office:value="11.76">
            <text:p>11.76</text:p>
          </table:table-cell>
          <table:table-cell office:value-type="float" office:value="16.57">
            <text:p>16.57</text:p>
          </table:table-cell>
          <table:table-cell office:value-type="float" office:value="9.62">
            <text:p>9.62</text:p>
          </table:table-cell>
          <table:table-cell office:value-type="float" office:value="2.02">
            <text:p>2.02</text:p>
          </table:table-cell>
          <table:table-cell office:value-type="float" office:value="1.06">
            <text:p>1.06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34">
            <text:p>0.234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8434">
            <text:p>0.08434</text:p>
          </table:table-cell>
          <table:table-cell office:value-type="float" office:value="0.06302">
            <text:p>0.0630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4">
            <text:p>34</text:p>
          </table:table-cell>
          <table:table-cell office:value-type="float" office:value="1564.761">
            <text:p>1564.761</text:p>
          </table:table-cell>
          <table:table-cell office:value-type="float" office:value="0.1565">
            <text:p>0.1565</text:p>
          </table:table-cell>
          <table:table-cell office:value-type="float" office:value="0.1119">
            <text:p>0.1119</text:p>
          </table:table-cell>
          <table:table-cell office:value-type="float" office:value="0.2276">
            <text:p>0.2276</text:p>
          </table:table-cell>
          <table:table-cell office:value-type="float" office:value="0.1241">
            <text:p>0.1241</text:p>
          </table:table-cell>
          <table:table-cell office:value-type="float" office:value="0.2712">
            <text:p>0.2712</text:p>
          </table:table-cell>
          <table:table-cell office:value-type="float" office:value="0.01291">
            <text:p>0.01291</text:p>
          </table:table-cell>
          <table:table-cell office:value-type="float" office:value="0.001816">
            <text:p>0.001816</text:p>
          </table:table-cell>
          <table:table-cell office:value-type="string">
            <text:p>NA</text:p>
          </table:table-cell>
          <table:table-cell office:value-type="float" office:value="0.09229">
            <text:p>0.09229</text:p>
          </table:table-cell>
          <table:table-cell office:value-type="float" office:value="0.07597">
            <text:p>0.07597</text:p>
          </table:table-cell>
          <table:table-cell office:value-type="float" office:value="0.5152">
            <text:p>0.5152</text:p>
          </table:table-cell>
          <table:table-cell office:value-type="float" office:value="0.08569">
            <text:p>0.08569</text:p>
          </table:table-cell>
          <table:table-cell office:value-type="float" office:value="-0.0218">
            <text:p>-0.0218</text:p>
          </table:table-cell>
          <table:table-cell office:value-type="float" office:value="0.01696">
            <text:p>0.01696</text:p>
          </table:table-cell>
          <table:table-cell office:value-type="float" office:value="0.01029">
            <text:p>0.01029</text:p>
          </table:table-cell>
          <table:table-cell office:value-type="float" office:value="0.102">
            <text:p>0.102</text:p>
          </table:table-cell>
          <table:table-cell table:number-columns-repeated="3" office:value-type="string">
            <text:p>NA</text:p>
          </table:table-cell>
          <table:table-cell office:value-type="float" office:value="0.1255">
            <text:p>0.1255</text:p>
          </table:table-cell>
          <table:table-cell office:value-type="float" office:value="0.1139">
            <text:p>0.1139</text:p>
          </table:table-cell>
          <table:table-cell office:value-type="float" office:value="0.01828">
            <text:p>0.01828</text:p>
          </table:table-cell>
          <table:table-cell office:value-type="float" office:value="0.06839">
            <text:p>0.06839</text:p>
          </table:table-cell>
          <table:table-cell office:value-type="float" office:value="0.08748">
            <text:p>0.08748</text:p>
          </table:table-cell>
          <table:table-cell office:value-type="float" office:value="0.1645">
            <text:p>0.1645</text:p>
          </table:table-cell>
          <table:table-cell office:value-type="float" office:value="0.09714">
            <text:p>0.09714</text:p>
          </table:table-cell>
          <table:table-cell office:value-type="float" office:value="-0.03722">
            <text:p>-0.03722</text:p>
          </table:table-cell>
          <table:table-cell office:value-type="float" office:value="0.03999">
            <text:p>0.03999</text:p>
          </table:table-cell>
          <table:table-cell office:value-type="float" office:value="0.009055">
            <text:p>0.009055</text:p>
          </table:table-cell>
          <table:table-cell office:value-type="float" office:value="46.55">
            <text:p>46.55</text:p>
          </table:table-cell>
          <table:table-cell office:value-type="float" office:value="11.83">
            <text:p>11.83</text:p>
          </table:table-cell>
          <table:table-cell office:value-type="float" office:value="11.76">
            <text:p>11.76</text:p>
          </table:table-cell>
          <table:table-cell office:value-type="float" office:value="16.95">
            <text:p>16.95</text:p>
          </table:table-cell>
          <table:table-cell office:value-type="float" office:value="9.74">
            <text:p>9.74</text:p>
          </table:table-cell>
          <table:table-cell office:value-type="float" office:value="1.89">
            <text:p>1.89</text:p>
          </table:table-cell>
          <table:table-cell office:value-type="float" office:value="1.13">
            <text:p>1.1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2388">
            <text:p>0.2388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8721">
            <text:p>0.08721</text:p>
          </table:table-cell>
          <table:table-cell office:value-type="float" office:value="0.05534">
            <text:p>0.0553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5">
            <text:p>35</text:p>
          </table:table-cell>
          <table:table-cell office:value-type="float" office:value="1576.511">
            <text:p>1576.511</text:p>
          </table:table-cell>
          <table:table-cell office:value-type="float" office:value="0.1536">
            <text:p>0.1536</text:p>
          </table:table-cell>
          <table:table-cell office:value-type="float" office:value="0.1046">
            <text:p>0.1046</text:p>
          </table:table-cell>
          <table:table-cell office:value-type="float" office:value="0.2293">
            <text:p>0.2293</text:p>
          </table:table-cell>
          <table:table-cell office:value-type="float" office:value="0.1253">
            <text:p>0.1253</text:p>
          </table:table-cell>
          <table:table-cell office:value-type="float" office:value="0.278">
            <text:p>0.278</text:p>
          </table:table-cell>
          <table:table-cell office:value-type="float" office:value="0.0136">
            <text:p>0.0136</text:p>
          </table:table-cell>
          <table:table-cell office:value-type="float" office:value="0.001803">
            <text:p>0.001803</text:p>
          </table:table-cell>
          <table:table-cell office:value-type="string">
            <text:p>NA</text:p>
          </table:table-cell>
          <table:table-cell office:value-type="float" office:value="0.09158">
            <text:p>0.09158</text:p>
          </table:table-cell>
          <table:table-cell office:value-type="float" office:value="0.0745">
            <text:p>0.0745</text:p>
          </table:table-cell>
          <table:table-cell office:value-type="float" office:value="0.5238">
            <text:p>0.5238</text:p>
          </table:table-cell>
          <table:table-cell office:value-type="float" office:value="0.08399">
            <text:p>0.08399</text:p>
          </table:table-cell>
          <table:table-cell office:value-type="float" office:value="-0.02153">
            <text:p>-0.02153</text:p>
          </table:table-cell>
          <table:table-cell office:value-type="float" office:value="0.01716">
            <text:p>0.01716</text:p>
          </table:table-cell>
          <table:table-cell office:value-type="float" office:value="0.009776">
            <text:p>0.009776</text:p>
          </table:table-cell>
          <table:table-cell office:value-type="float" office:value="0.1021">
            <text:p>0.1021</text:p>
          </table:table-cell>
          <table:table-cell table:number-columns-repeated="3" office:value-type="string">
            <text:p>NA</text:p>
          </table:table-cell>
          <table:table-cell office:value-type="float" office:value="0.1253">
            <text:p>0.1253</text:p>
          </table:table-cell>
          <table:table-cell office:value-type="float" office:value="0.1137">
            <text:p>0.1137</text:p>
          </table:table-cell>
          <table:table-cell office:value-type="float" office:value="0.01943">
            <text:p>0.01943</text:p>
          </table:table-cell>
          <table:table-cell office:value-type="float" office:value="0.06812">
            <text:p>0.06812</text:p>
          </table:table-cell>
          <table:table-cell office:value-type="float" office:value="0.08686">
            <text:p>0.08686</text:p>
          </table:table-cell>
          <table:table-cell office:value-type="float" office:value="0.1618">
            <text:p>0.1618</text:p>
          </table:table-cell>
          <table:table-cell office:value-type="float" office:value="0.09809">
            <text:p>0.09809</text:p>
          </table:table-cell>
          <table:table-cell office:value-type="float" office:value="-0.03668">
            <text:p>-0.03668</text:p>
          </table:table-cell>
          <table:table-cell office:value-type="float" office:value="0.04041">
            <text:p>0.04041</text:p>
          </table:table-cell>
          <table:table-cell office:value-type="float" office:value="0.008672">
            <text:p>0.008672</text:p>
          </table:table-cell>
          <table:table-cell office:value-type="float" office:value="46.45">
            <text:p>46.45</text:p>
          </table:table-cell>
          <table:table-cell office:value-type="float" office:value="11.49">
            <text:p>11.49</text:p>
          </table:table-cell>
          <table:table-cell office:value-type="float" office:value="11.76">
            <text:p>11.76</text:p>
          </table:table-cell>
          <table:table-cell office:value-type="float" office:value="17.33">
            <text:p>17.33</text:p>
          </table:table-cell>
          <table:table-cell office:value-type="float" office:value="9.85">
            <text:p>9.85</text:p>
          </table:table-cell>
          <table:table-cell office:value-type="float" office:value="1.77">
            <text:p>1.77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437">
            <text:p>0.2437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8994">
            <text:p>0.08994</text:p>
          </table:table-cell>
          <table:table-cell office:value-type="float" office:value="0.04778">
            <text:p>0.0477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6">
            <text:p>36</text:p>
          </table:table-cell>
          <table:table-cell office:value-type="float" office:value="1587.94">
            <text:p>1587.94</text:p>
          </table:table-cell>
          <table:table-cell office:value-type="float" office:value="0.1507">
            <text:p>0.1507</text:p>
          </table:table-cell>
          <table:table-cell office:value-type="float" office:value="0.09768">
            <text:p>0.09768</text:p>
          </table:table-cell>
          <table:table-cell office:value-type="float" office:value="0.2307">
            <text:p>0.2307</text:p>
          </table:table-cell>
          <table:table-cell office:value-type="float" office:value="0.1263">
            <text:p>0.1263</text:p>
          </table:table-cell>
          <table:table-cell office:value-type="float" office:value="0.2847">
            <text:p>0.2847</text:p>
          </table:table-cell>
          <table:table-cell office:value-type="float" office:value="0.01429">
            <text:p>0.01429</text:p>
          </table:table-cell>
          <table:table-cell office:value-type="float" office:value="0.001789">
            <text:p>0.001789</text:p>
          </table:table-cell>
          <table:table-cell office:value-type="string">
            <text:p>NA</text:p>
          </table:table-cell>
          <table:table-cell office:value-type="float" office:value="0.09088">
            <text:p>0.09088</text:p>
          </table:table-cell>
          <table:table-cell office:value-type="float" office:value="0.07308">
            <text:p>0.07308</text:p>
          </table:table-cell>
          <table:table-cell office:value-type="float" office:value="0.5319">
            <text:p>0.5319</text:p>
          </table:table-cell>
          <table:table-cell office:value-type="float" office:value="0.08236">
            <text:p>0.08236</text:p>
          </table:table-cell>
          <table:table-cell office:value-type="float" office:value="-0.02127">
            <text:p>-0.02127</text:p>
          </table:table-cell>
          <table:table-cell office:value-type="float" office:value="0.01734">
            <text:p>0.01734</text:p>
          </table:table-cell>
          <table:table-cell office:value-type="float" office:value="0.009294">
            <text:p>0.009294</text:p>
          </table:table-cell>
          <table:table-cell office:value-type="float" office:value="0.1021">
            <text:p>0.1021</text:p>
          </table:table-cell>
          <table:table-cell table:number-columns-repeated="3" office:value-type="string">
            <text:p>NA</text:p>
          </table:table-cell>
          <table:table-cell office:value-type="float" office:value="0.1251">
            <text:p>0.1251</text:p>
          </table:table-cell>
          <table:table-cell office:value-type="float" office:value="0.1135">
            <text:p>0.1135</text:p>
          </table:table-cell>
          <table:table-cell office:value-type="float" office:value="0.0206">
            <text:p>0.0206</text:p>
          </table:table-cell>
          <table:table-cell office:value-type="float" office:value="0.06784">
            <text:p>0.06784</text:p>
          </table:table-cell>
          <table:table-cell office:value-type="float" office:value="0.08626">
            <text:p>0.08626</text:p>
          </table:table-cell>
          <table:table-cell office:value-type="float" office:value="0.1591">
            <text:p>0.1591</text:p>
          </table:table-cell>
          <table:table-cell office:value-type="float" office:value="0.09891">
            <text:p>0.09891</text:p>
          </table:table-cell>
          <table:table-cell office:value-type="float" office:value="-0.03615">
            <text:p>-0.03615</text:p>
          </table:table-cell>
          <table:table-cell office:value-type="float" office:value="0.04077">
            <text:p>0.04077</text:p>
          </table:table-cell>
          <table:table-cell office:value-type="float" office:value="0.008307">
            <text:p>0.008307</text:p>
          </table:table-cell>
          <table:table-cell office:value-type="float" office:value="46.37">
            <text:p>46.37</text:p>
          </table:table-cell>
          <table:table-cell office:value-type="float" office:value="11.17">
            <text:p>11.17</text:p>
          </table:table-cell>
          <table:table-cell office:value-type="float" office:value="11.74">
            <text:p>11.74</text:p>
          </table:table-cell>
          <table:table-cell office:value-type="float" office:value="17.7">
            <text:p>17.7</text:p>
          </table:table-cell>
          <table:table-cell office:value-type="float" office:value="9.96">
            <text:p>9.96</text:p>
          </table:table-cell>
          <table:table-cell office:value-type="float" office:value="1.66">
            <text:p>1.66</text:p>
          </table:table-cell>
          <table:table-cell office:value-type="float" office:value="1.25">
            <text:p>1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485">
            <text:p>0.2485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9255">
            <text:p>0.09255</text:p>
          </table:table-cell>
          <table:table-cell office:value-type="float" office:value="0.04034">
            <text:p>0.040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7">
            <text:p>37</text:p>
          </table:table-cell>
          <table:table-cell office:value-type="float" office:value="1599.065">
            <text:p>1599.065</text:p>
          </table:table-cell>
          <table:table-cell office:value-type="float" office:value="0.1479">
            <text:p>0.1479</text:p>
          </table:table-cell>
          <table:table-cell office:value-type="float" office:value="0.09118">
            <text:p>0.09118</text:p>
          </table:table-cell>
          <table:table-cell office:value-type="float" office:value="0.2318">
            <text:p>0.2318</text:p>
          </table:table-cell>
          <table:table-cell office:value-type="float" office:value="0.1272">
            <text:p>0.1272</text:p>
          </table:table-cell>
          <table:table-cell office:value-type="float" office:value="0.2914">
            <text:p>0.2914</text:p>
          </table:table-cell>
          <table:table-cell office:value-type="float" office:value="0.01497">
            <text:p>0.01497</text:p>
          </table:table-cell>
          <table:table-cell office:value-type="float" office:value="0.001775">
            <text:p>0.001775</text:p>
          </table:table-cell>
          <table:table-cell office:value-type="string">
            <text:p>NA</text:p>
          </table:table-cell>
          <table:table-cell office:value-type="float" office:value="0.09019">
            <text:p>0.09019</text:p>
          </table:table-cell>
          <table:table-cell office:value-type="float" office:value="0.07171">
            <text:p>0.07171</text:p>
          </table:table-cell>
          <table:table-cell office:value-type="float" office:value="0.5397">
            <text:p>0.5397</text:p>
          </table:table-cell>
          <table:table-cell office:value-type="float" office:value="0.08079">
            <text:p>0.08079</text:p>
          </table:table-cell>
          <table:table-cell office:value-type="float" office:value="-0.02103">
            <text:p>-0.02103</text:p>
          </table:table-cell>
          <table:table-cell office:value-type="float" office:value="0.0175">
            <text:p>0.0175</text:p>
          </table:table-cell>
          <table:table-cell office:value-type="float" office:value="0.008841">
            <text:p>0.008841</text:p>
          </table:table-cell>
          <table:table-cell office:value-type="float" office:value="0.1022">
            <text:p>0.1022</text:p>
          </table:table-cell>
          <table:table-cell table:number-columns-repeated="3" office:value-type="string">
            <text:p>NA</text:p>
          </table:table-cell>
          <table:table-cell office:value-type="float" office:value="0.1249">
            <text:p>0.1249</text:p>
          </table:table-cell>
          <table:table-cell office:value-type="float" office:value="0.1133">
            <text:p>0.1133</text:p>
          </table:table-cell>
          <table:table-cell office:value-type="float" office:value="0.02178">
            <text:p>0.02178</text:p>
          </table:table-cell>
          <table:table-cell office:value-type="float" office:value="0.06756">
            <text:p>0.06756</text:p>
          </table:table-cell>
          <table:table-cell office:value-type="float" office:value="0.08566">
            <text:p>0.08566</text:p>
          </table:table-cell>
          <table:table-cell office:value-type="float" office:value="0.1565">
            <text:p>0.1565</text:p>
          </table:table-cell>
          <table:table-cell office:value-type="float" office:value="0.09961">
            <text:p>0.09961</text:p>
          </table:table-cell>
          <table:table-cell office:value-type="float" office:value="-0.03563">
            <text:p>-0.03563</text:p>
          </table:table-cell>
          <table:table-cell office:value-type="float" office:value="0.04107">
            <text:p>0.04107</text:p>
          </table:table-cell>
          <table:table-cell office:value-type="float" office:value="0.007959">
            <text:p>0.007959</text:p>
          </table:table-cell>
          <table:table-cell office:value-type="float" office:value="46.29">
            <text:p>46.29</text:p>
          </table:table-cell>
          <table:table-cell office:value-type="float" office:value="10.86">
            <text:p>10.86</text:p>
          </table:table-cell>
          <table:table-cell office:value-type="float" office:value="11.72">
            <text:p>11.72</text:p>
          </table:table-cell>
          <table:table-cell office:value-type="float" office:value="18.07">
            <text:p>18.07</text:p>
          </table:table-cell>
          <table:table-cell office:value-type="float" office:value="10.06">
            <text:p>10.06</text:p>
          </table:table-cell>
          <table:table-cell office:value-type="float" office:value="1.55">
            <text:p>1.55</text:p>
          </table:table-cell>
          <table:table-cell office:value-type="float" office:value="1.32">
            <text:p>1.3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2533">
            <text:p>0.2533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9504">
            <text:p>0.09504</text:p>
          </table:table-cell>
          <table:table-cell office:value-type="float" office:value="0.03301">
            <text:p>0.0330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8">
            <text:p>38</text:p>
          </table:table-cell>
          <table:table-cell office:value-type="float" office:value="1609.9">
            <text:p>1609.9</text:p>
          </table:table-cell>
          <table:table-cell office:value-type="float" office:value="0.1451">
            <text:p>0.1451</text:p>
          </table:table-cell>
          <table:table-cell office:value-type="float" office:value="0.08508">
            <text:p>0.08508</text:p>
          </table:table-cell>
          <table:table-cell office:value-type="float" office:value="0.2327">
            <text:p>0.2327</text:p>
          </table:table-cell>
          <table:table-cell office:value-type="float" office:value="0.128">
            <text:p>0.128</text:p>
          </table:table-cell>
          <table:table-cell office:value-type="float" office:value="0.2981">
            <text:p>0.2981</text:p>
          </table:table-cell>
          <table:table-cell office:value-type="float" office:value="0.01562">
            <text:p>0.01562</text:p>
          </table:table-cell>
          <table:table-cell office:value-type="float" office:value="0.00176">
            <text:p>0.00176</text:p>
          </table:table-cell>
          <table:table-cell office:value-type="string">
            <text:p>NA</text:p>
          </table:table-cell>
          <table:table-cell office:value-type="float" office:value="0.08952">
            <text:p>0.08952</text:p>
          </table:table-cell>
          <table:table-cell office:value-type="float" office:value="0.07039">
            <text:p>0.07039</text:p>
          </table:table-cell>
          <table:table-cell office:value-type="float" office:value="0.547">
            <text:p>0.547</text:p>
          </table:table-cell>
          <table:table-cell office:value-type="float" office:value="0.07927">
            <text:p>0.07927</text:p>
          </table:table-cell>
          <table:table-cell office:value-type="float" office:value="-0.02079">
            <text:p>-0.02079</text:p>
          </table:table-cell>
          <table:table-cell office:value-type="float" office:value="0.01764">
            <text:p>0.01764</text:p>
          </table:table-cell>
          <table:table-cell office:value-type="float" office:value="0.008416">
            <text:p>0.008416</text:p>
          </table:table-cell>
          <table:table-cell office:value-type="float" office:value="0.1023">
            <text:p>0.1023</text:p>
          </table:table-cell>
          <table:table-cell table:number-columns-repeated="3" office:value-type="string">
            <text:p>NA</text:p>
          </table:table-cell>
          <table:table-cell office:value-type="float" office:value="0.1248">
            <text:p>0.1248</text:p>
          </table:table-cell>
          <table:table-cell office:value-type="float" office:value="0.1131">
            <text:p>0.1131</text:p>
          </table:table-cell>
          <table:table-cell office:value-type="float" office:value="0.02298">
            <text:p>0.02298</text:p>
          </table:table-cell>
          <table:table-cell office:value-type="float" office:value="0.06727">
            <text:p>0.06727</text:p>
          </table:table-cell>
          <table:table-cell office:value-type="float" office:value="0.08507">
            <text:p>0.08507</text:p>
          </table:table-cell>
          <table:table-cell office:value-type="float" office:value="0.1539">
            <text:p>0.1539</text:p>
          </table:table-cell>
          <table:table-cell office:value-type="float" office:value="0.1002">
            <text:p>0.1002</text:p>
          </table:table-cell>
          <table:table-cell office:value-type="float" office:value="-0.03513">
            <text:p>-0.03513</text:p>
          </table:table-cell>
          <table:table-cell office:value-type="float" office:value="0.0413">
            <text:p>0.0413</text:p>
          </table:table-cell>
          <table:table-cell office:value-type="float" office:value="0.007626">
            <text:p>0.007626</text:p>
          </table:table-cell>
          <table:table-cell office:value-type="float" office:value="46.21">
            <text:p>46.21</text:p>
          </table:table-cell>
          <table:table-cell office:value-type="float" office:value="10.55">
            <text:p>10.55</text:p>
          </table:table-cell>
          <table:table-cell office:value-type="float" office:value="11.69">
            <text:p>11.69</text:p>
          </table:table-cell>
          <table:table-cell office:value-type="float" office:value="18.43">
            <text:p>18.43</text:p>
          </table:table-cell>
          <table:table-cell office:value-type="float" office:value="10.14">
            <text:p>10.14</text:p>
          </table:table-cell>
          <table:table-cell office:value-type="float" office:value="1.45">
            <text:p>1.45</text:p>
          </table:table-cell>
          <table:table-cell office:value-type="float" office:value="1.38">
            <text:p>1.38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582">
            <text:p>0.2582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9743">
            <text:p>0.09743</text:p>
          </table:table-cell>
          <table:table-cell office:value-type="float" office:value="0.02578">
            <text:p>0.0257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39">
            <text:p>39</text:p>
          </table:table-cell>
          <table:table-cell office:value-type="float" office:value="1620.459">
            <text:p>1620.459</text:p>
          </table:table-cell>
          <table:table-cell office:value-type="float" office:value="0.1423">
            <text:p>0.1423</text:p>
          </table:table-cell>
          <table:table-cell office:value-type="float" office:value="0.07934">
            <text:p>0.07934</text:p>
          </table:table-cell>
          <table:table-cell office:value-type="float" office:value="0.2333">
            <text:p>0.2333</text:p>
          </table:table-cell>
          <table:table-cell office:value-type="float" office:value="0.1286">
            <text:p>0.1286</text:p>
          </table:table-cell>
          <table:table-cell office:value-type="float" office:value="0.3047">
            <text:p>0.3047</text:p>
          </table:table-cell>
          <table:table-cell office:value-type="float" office:value="0.01625">
            <text:p>0.01625</text:p>
          </table:table-cell>
          <table:table-cell office:value-type="float" office:value="0.001745">
            <text:p>0.001745</text:p>
          </table:table-cell>
          <table:table-cell office:value-type="string">
            <text:p>NA</text:p>
          </table:table-cell>
          <table:table-cell office:value-type="float" office:value="0.08886">
            <text:p>0.08886</text:p>
          </table:table-cell>
          <table:table-cell office:value-type="float" office:value="0.06912">
            <text:p>0.06912</text:p>
          </table:table-cell>
          <table:table-cell office:value-type="float" office:value="0.5541">
            <text:p>0.5541</text:p>
          </table:table-cell>
          <table:table-cell office:value-type="float" office:value="0.07781">
            <text:p>0.07781</text:p>
          </table:table-cell>
          <table:table-cell office:value-type="float" office:value="-0.02056">
            <text:p>-0.02056</text:p>
          </table:table-cell>
          <table:table-cell office:value-type="float" office:value="0.01777">
            <text:p>0.01777</text:p>
          </table:table-cell>
          <table:table-cell office:value-type="float" office:value="0.008017">
            <text:p>0.008017</text:p>
          </table:table-cell>
          <table:table-cell office:value-type="float" office:value="0.1023">
            <text:p>0.1023</text:p>
          </table:table-cell>
          <table:table-cell table:number-columns-repeated="3" office:value-type="string">
            <text:p>NA</text:p>
          </table:table-cell>
          <table:table-cell office:value-type="float" office:value="0.1246">
            <text:p>0.1246</text:p>
          </table:table-cell>
          <table:table-cell office:value-type="float" office:value="0.1129">
            <text:p>0.1129</text:p>
          </table:table-cell>
          <table:table-cell office:value-type="float" office:value="0.0242">
            <text:p>0.0242</text:p>
          </table:table-cell>
          <table:table-cell office:value-type="float" office:value="0.06698">
            <text:p>0.06698</text:p>
          </table:table-cell>
          <table:table-cell office:value-type="float" office:value="0.08448">
            <text:p>0.08448</text:p>
          </table:table-cell>
          <table:table-cell office:value-type="float" office:value="0.1513">
            <text:p>0.1513</text:p>
          </table:table-cell>
          <table:table-cell office:value-type="float" office:value="0.1006">
            <text:p>0.1006</text:p>
          </table:table-cell>
          <table:table-cell office:value-type="float" office:value="-0.03464">
            <text:p>-0.03464</text:p>
          </table:table-cell>
          <table:table-cell office:value-type="float" office:value="0.04146">
            <text:p>0.04146</text:p>
          </table:table-cell>
          <table:table-cell office:value-type="float" office:value="0.007309">
            <text:p>0.007309</text:p>
          </table:table-cell>
          <table:table-cell office:value-type="float" office:value="46.14">
            <text:p>46.14</text:p>
          </table:table-cell>
          <table:table-cell office:value-type="float" office:value="10.26">
            <text:p>10.26</text:p>
          </table:table-cell>
          <table:table-cell office:value-type="float" office:value="11.65">
            <text:p>11.65</text:p>
          </table:table-cell>
          <table:table-cell office:value-type="float" office:value="18.78">
            <text:p>18.78</text:p>
          </table:table-cell>
          <table:table-cell office:value-type="float" office:value="10.22">
            <text:p>10.22</text:p>
          </table:table-cell>
          <table:table-cell office:value-type="float" office:value="1.36">
            <text:p>1.36</text:p>
          </table:table-cell>
          <table:table-cell office:value-type="float" office:value="1.44">
            <text:p>1.4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263">
            <text:p>0.263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0997">
            <text:p>0.0997</text:p>
          </table:table-cell>
          <table:table-cell office:value-type="float" office:value="0.01865">
            <text:p>0.0186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40">
            <text:p>40</text:p>
          </table:table-cell>
          <table:table-cell office:value-type="float" office:value="1630.755">
            <text:p>1630.755</text:p>
          </table:table-cell>
          <table:table-cell office:value-type="float" office:value="0.1395">
            <text:p>0.1395</text:p>
          </table:table-cell>
          <table:table-cell office:value-type="float" office:value="0.07395">
            <text:p>0.07395</text:p>
          </table:table-cell>
          <table:table-cell office:value-type="float" office:value="0.2336">
            <text:p>0.2336</text:p>
          </table:table-cell>
          <table:table-cell office:value-type="float" office:value="0.1292">
            <text:p>0.1292</text:p>
          </table:table-cell>
          <table:table-cell office:value-type="float" office:value="0.3112">
            <text:p>0.3112</text:p>
          </table:table-cell>
          <table:table-cell office:value-type="float" office:value="0.01686">
            <text:p>0.01686</text:p>
          </table:table-cell>
          <table:table-cell office:value-type="float" office:value="0.001729">
            <text:p>0.001729</text:p>
          </table:table-cell>
          <table:table-cell office:value-type="string">
            <text:p>NA</text:p>
          </table:table-cell>
          <table:table-cell office:value-type="float" office:value="0.08822">
            <text:p>0.08822</text:p>
          </table:table-cell>
          <table:table-cell office:value-type="float" office:value="0.06788">
            <text:p>0.06788</text:p>
          </table:table-cell>
          <table:table-cell office:value-type="float" office:value="0.5608">
            <text:p>0.5608</text:p>
          </table:table-cell>
          <table:table-cell office:value-type="float" office:value="0.0764">
            <text:p>0.0764</text:p>
          </table:table-cell>
          <table:table-cell office:value-type="float" office:value="-0.02034">
            <text:p>-0.02034</text:p>
          </table:table-cell>
          <table:table-cell office:value-type="float" office:value="0.01787">
            <text:p>0.01787</text:p>
          </table:table-cell>
          <table:table-cell office:value-type="float" office:value="0.007641">
            <text:p>0.007641</text:p>
          </table:table-cell>
          <table:table-cell office:value-type="float" office:value="0.1024">
            <text:p>0.1024</text:p>
          </table:table-cell>
          <table:table-cell table:number-columns-repeated="3" office:value-type="string">
            <text:p>NA</text:p>
          </table:table-cell>
          <table:table-cell office:value-type="float" office:value="0.1245">
            <text:p>0.1245</text:p>
          </table:table-cell>
          <table:table-cell office:value-type="float" office:value="0.1127">
            <text:p>0.1127</text:p>
          </table:table-cell>
          <table:table-cell office:value-type="float" office:value="0.02542">
            <text:p>0.02542</text:p>
          </table:table-cell>
          <table:table-cell office:value-type="float" office:value="0.06669">
            <text:p>0.06669</text:p>
          </table:table-cell>
          <table:table-cell office:value-type="float" office:value="0.0839">
            <text:p>0.0839</text:p>
          </table:table-cell>
          <table:table-cell office:value-type="float" office:value="0.1488">
            <text:p>0.1488</text:p>
          </table:table-cell>
          <table:table-cell office:value-type="float" office:value="0.101">
            <text:p>0.101</text:p>
          </table:table-cell>
          <table:table-cell office:value-type="float" office:value="-0.03416">
            <text:p>-0.03416</text:p>
          </table:table-cell>
          <table:table-cell office:value-type="float" office:value="0.04156">
            <text:p>0.04156</text:p>
          </table:table-cell>
          <table:table-cell office:value-type="float" office:value="0.007007">
            <text:p>0.007007</text:p>
          </table:table-cell>
          <table:table-cell office:value-type="float" office:value="46.08">
            <text:p>46.08</text:p>
          </table:table-cell>
          <table:table-cell office:value-type="float" office:value="9.98">
            <text:p>9.98</text:p>
          </table:table-cell>
          <table:table-cell office:value-type="float" office:value="11.6">
            <text:p>11.6</text:p>
          </table:table-cell>
          <table:table-cell office:value-type="float" office:value="19.13">
            <text:p>19.13</text:p>
          </table:table-cell>
          <table:table-cell office:value-type="float" office:value="10.3">
            <text:p>10.3</text:p>
          </table:table-cell>
          <table:table-cell office:value-type="float" office:value="1.27">
            <text:p>1.27</text:p>
          </table:table-cell>
          <table:table-cell office:value-type="float" office:value="1.49">
            <text:p>1.4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679">
            <text:p>0.2679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019">
            <text:p>0.1019</text:p>
          </table:table-cell>
          <table:table-cell office:value-type="float" office:value="0.01161">
            <text:p>0.0116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liq,cpx,ol,g,opx</text:p>
          </table:table-cell>
          <table:table-cell office:value-type="float" office:value="41">
            <text:p>41</text:p>
          </table:table-cell>
          <table:table-cell office:value-type="float" office:value="1640.804">
            <text:p>1640.804</text:p>
          </table:table-cell>
          <table:table-cell office:value-type="float" office:value="0.1368">
            <text:p>0.1368</text:p>
          </table:table-cell>
          <table:table-cell office:value-type="float" office:value="0.06891">
            <text:p>0.06891</text:p>
          </table:table-cell>
          <table:table-cell office:value-type="float" office:value="0.2338">
            <text:p>0.2338</text:p>
          </table:table-cell>
          <table:table-cell office:value-type="float" office:value="0.1297">
            <text:p>0.1297</text:p>
          </table:table-cell>
          <table:table-cell office:value-type="float" office:value="0.3178">
            <text:p>0.3178</text:p>
          </table:table-cell>
          <table:table-cell office:value-type="float" office:value="0.01742">
            <text:p>0.01742</text:p>
          </table:table-cell>
          <table:table-cell office:value-type="float" office:value="0.001714">
            <text:p>0.001714</text:p>
          </table:table-cell>
          <table:table-cell office:value-type="string">
            <text:p>NA</text:p>
          </table:table-cell>
          <table:table-cell office:value-type="float" office:value="0.08759">
            <text:p>0.08759</text:p>
          </table:table-cell>
          <table:table-cell office:value-type="float" office:value="0.06668">
            <text:p>0.06668</text:p>
          </table:table-cell>
          <table:table-cell office:value-type="float" office:value="0.5673">
            <text:p>0.5673</text:p>
          </table:table-cell>
          <table:table-cell office:value-type="float" office:value="0.07503">
            <text:p>0.07503</text:p>
          </table:table-cell>
          <table:table-cell office:value-type="float" office:value="-0.02013">
            <text:p>-0.02013</text:p>
          </table:table-cell>
          <table:table-cell office:value-type="float" office:value="0.01795">
            <text:p>0.01795</text:p>
          </table:table-cell>
          <table:table-cell office:value-type="float" office:value="0.007288">
            <text:p>0.007288</text:p>
          </table:table-cell>
          <table:table-cell office:value-type="float" office:value="0.1025">
            <text:p>0.1025</text:p>
          </table:table-cell>
          <table:table-cell table:number-columns-repeated="3" office:value-type="string">
            <text:p>NA</text:p>
          </table:table-cell>
          <table:table-cell office:value-type="float" office:value="0.1244">
            <text:p>0.1244</text:p>
          </table:table-cell>
          <table:table-cell office:value-type="float" office:value="0.1125">
            <text:p>0.1125</text:p>
          </table:table-cell>
          <table:table-cell office:value-type="float" office:value="0.02664">
            <text:p>0.02664</text:p>
          </table:table-cell>
          <table:table-cell office:value-type="float" office:value="0.0664">
            <text:p>0.0664</text:p>
          </table:table-cell>
          <table:table-cell office:value-type="float" office:value="0.08333">
            <text:p>0.08333</text:p>
          </table:table-cell>
          <table:table-cell office:value-type="float" office:value="0.1463">
            <text:p>0.1463</text:p>
          </table:table-cell>
          <table:table-cell office:value-type="float" office:value="0.1012">
            <text:p>0.1012</text:p>
          </table:table-cell>
          <table:table-cell office:value-type="float" office:value="-0.0337">
            <text:p>-0.0337</text:p>
          </table:table-cell>
          <table:table-cell office:value-type="float" office:value="0.0416">
            <text:p>0.0416</text:p>
          </table:table-cell>
          <table:table-cell office:value-type="float" office:value="0.006719">
            <text:p>0.006719</text:p>
          </table:table-cell>
          <table:table-cell office:value-type="float" office:value="46.02">
            <text:p>46.02</text:p>
          </table:table-cell>
          <table:table-cell office:value-type="float" office:value="9.71">
            <text:p>9.71</text:p>
          </table:table-cell>
          <table:table-cell office:value-type="float" office:value="11.56">
            <text:p>11.56</text:p>
          </table:table-cell>
          <table:table-cell office:value-type="float" office:value="19.48">
            <text:p>19.48</text:p>
          </table:table-cell>
          <table:table-cell office:value-type="float" office:value="10.36">
            <text:p>10.36</text:p>
          </table:table-cell>
          <table:table-cell office:value-type="float" office:value="1.19">
            <text:p>1.19</text:p>
          </table:table-cell>
          <table:table-cell office:value-type="float" office:value="1.55">
            <text:p>1.55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728">
            <text:p>0.2728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0.004656">
            <text:p>0.00465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42">
            <text:p>42</text:p>
          </table:table-cell>
          <table:table-cell office:value-type="float" office:value="1650.511">
            <text:p>1650.511</text:p>
          </table:table-cell>
          <table:table-cell office:value-type="float" office:value="0.1344">
            <text:p>0.1344</text:p>
          </table:table-cell>
          <table:table-cell office:value-type="float" office:value="0.06462">
            <text:p>0.06462</text:p>
          </table:table-cell>
          <table:table-cell office:value-type="float" office:value="0.2338">
            <text:p>0.2338</text:p>
          </table:table-cell>
          <table:table-cell office:value-type="float" office:value="0.13">
            <text:p>0.13</text:p>
          </table:table-cell>
          <table:table-cell office:value-type="float" office:value="0.324">
            <text:p>0.324</text:p>
          </table:table-cell>
          <table:table-cell office:value-type="float" office:value="0.01758">
            <text:p>0.01758</text:p>
          </table:table-cell>
          <table:table-cell office:value-type="float" office:value="0.001703">
            <text:p>0.001703</text:p>
          </table:table-cell>
          <table:table-cell office:value-type="string">
            <text:p>NA</text:p>
          </table:table-cell>
          <table:table-cell office:value-type="float" office:value="0.08701">
            <text:p>0.08701</text:p>
          </table:table-cell>
          <table:table-cell office:value-type="float" office:value="0.06537">
            <text:p>0.06537</text:p>
          </table:table-cell>
          <table:table-cell office:value-type="float" office:value="0.5712">
            <text:p>0.5712</text:p>
          </table:table-cell>
          <table:table-cell office:value-type="float" office:value="0.07423">
            <text:p>0.07423</text:p>
          </table:table-cell>
          <table:table-cell office:value-type="float" office:value="-0.01993">
            <text:p>-0.01993</text:p>
          </table:table-cell>
          <table:table-cell office:value-type="float" office:value="0.01794">
            <text:p>0.01794</text:p>
          </table:table-cell>
          <table:table-cell office:value-type="float" office:value="0.007001">
            <text:p>0.007001</text:p>
          </table:table-cell>
          <table:table-cell office:value-type="float" office:value="0.1025">
            <text:p>0.1025</text:p>
          </table:table-cell>
          <table:table-cell table:number-columns-repeated="3" office:value-type="string">
            <text:p>NA</text:p>
          </table:table-cell>
          <table:table-cell office:value-type="float" office:value="0.1243">
            <text:p>0.1243</text:p>
          </table:table-cell>
          <table:table-cell office:value-type="float" office:value="0.1125">
            <text:p>0.1125</text:p>
          </table:table-cell>
          <table:table-cell office:value-type="float" office:value="0.02756">
            <text:p>0.02756</text:p>
          </table:table-cell>
          <table:table-cell office:value-type="float" office:value="0.06619">
            <text:p>0.06619</text:p>
          </table:table-cell>
          <table:table-cell table:number-columns-repeated="6" office:value-type="string">
            <text:p>NA</text:p>
          </table:table-cell>
          <table:table-cell office:value-type="float" office:value="45.97">
            <text:p>45.97</text:p>
          </table:table-cell>
          <table:table-cell office:value-type="float" office:value="9.47">
            <text:p>9.47</text:p>
          </table:table-cell>
          <table:table-cell office:value-type="float" office:value="11.51">
            <text:p>11.51</text:p>
          </table:table-cell>
          <table:table-cell office:value-type="float" office:value="19.81">
            <text:p>19.81</text:p>
          </table:table-cell>
          <table:table-cell office:value-type="float" office:value="10.41">
            <text:p>10.41</text:p>
          </table:table-cell>
          <table:table-cell office:value-type="float" office:value="1.12">
            <text:p>1.12</text:p>
          </table:table-cell>
          <table:table-cell office:value-type="float" office:value="1.57">
            <text:p>1.57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2757">
            <text:p>0.2757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057">
            <text:p>0.105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43">
            <text:p>43</text:p>
          </table:table-cell>
          <table:table-cell office:value-type="float" office:value="1659.797">
            <text:p>1659.797</text:p>
          </table:table-cell>
          <table:table-cell office:value-type="float" office:value="0.1327">
            <text:p>0.1327</text:p>
          </table:table-cell>
          <table:table-cell office:value-type="float" office:value="0.0614">
            <text:p>0.0614</text:p>
          </table:table-cell>
          <table:table-cell office:value-type="float" office:value="0.2338">
            <text:p>0.2338</text:p>
          </table:table-cell>
          <table:table-cell office:value-type="float" office:value="0.1303">
            <text:p>0.1303</text:p>
          </table:table-cell>
          <table:table-cell office:value-type="float" office:value="0.3298">
            <text:p>0.3298</text:p>
          </table:table-cell>
          <table:table-cell office:value-type="float" office:value="0.01698">
            <text:p>0.01698</text:p>
          </table:table-cell>
          <table:table-cell office:value-type="float" office:value="0.0017">
            <text:p>0.0017</text:p>
          </table:table-cell>
          <table:table-cell office:value-type="string">
            <text:p>NA</text:p>
          </table:table-cell>
          <table:table-cell office:value-type="float" office:value="0.08654">
            <text:p>0.08654</text:p>
          </table:table-cell>
          <table:table-cell office:value-type="float" office:value="0.06382">
            <text:p>0.06382</text:p>
          </table:table-cell>
          <table:table-cell office:value-type="float" office:value="0.5705">
            <text:p>0.5705</text:p>
          </table:table-cell>
          <table:table-cell office:value-type="float" office:value="0.07449">
            <text:p>0.07449</text:p>
          </table:table-cell>
          <table:table-cell office:value-type="float" office:value="-0.01975">
            <text:p>-0.01975</text:p>
          </table:table-cell>
          <table:table-cell office:value-type="float" office:value="0.01779">
            <text:p>0.01779</text:p>
          </table:table-cell>
          <table:table-cell office:value-type="float" office:value="0.00682">
            <text:p>0.00682</text:p>
          </table:table-cell>
          <table:table-cell office:value-type="float" office:value="0.1026">
            <text:p>0.1026</text:p>
          </table:table-cell>
          <table:table-cell table:number-columns-repeated="3" office:value-type="string">
            <text:p>NA</text:p>
          </table:table-cell>
          <table:table-cell office:value-type="float" office:value="0.1243">
            <text:p>0.1243</text:p>
          </table:table-cell>
          <table:table-cell office:value-type="float" office:value="0.1129">
            <text:p>0.1129</text:p>
          </table:table-cell>
          <table:table-cell office:value-type="float" office:value="0.02786">
            <text:p>0.02786</text:p>
          </table:table-cell>
          <table:table-cell office:value-type="float" office:value="0.06611">
            <text:p>0.06611</text:p>
          </table:table-cell>
          <table:table-cell table:number-columns-repeated="6" office:value-type="string">
            <text:p>NA</text:p>
          </table:table-cell>
          <table:table-cell office:value-type="float" office:value="45.95">
            <text:p>45.95</text:p>
          </table:table-cell>
          <table:table-cell office:value-type="float" office:value="9.3">
            <text:p>9.3</text:p>
          </table:table-cell>
          <table:table-cell office:value-type="float" office:value="11.48">
            <text:p>11.48</text:p>
          </table:table-cell>
          <table:table-cell office:value-type="float" office:value="20.1">
            <text:p>20.1</text:p>
          </table:table-cell>
          <table:table-cell office:value-type="float" office:value="10.45">
            <text:p>10.45</text:p>
          </table:table-cell>
          <table:table-cell office:value-type="float" office:value="1.06">
            <text:p>1.06</text:p>
          </table:table-cell>
          <table:table-cell office:value-type="float" office:value="1.51">
            <text:p>1.5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747">
            <text:p>0.2747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066">
            <text:p>0.106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44">
            <text:p>44</text:p>
          </table:table-cell>
          <table:table-cell office:value-type="float" office:value="1668.898">
            <text:p>1668.898</text:p>
          </table:table-cell>
          <table:table-cell office:value-type="float" office:value="0.1311">
            <text:p>0.1311</text:p>
          </table:table-cell>
          <table:table-cell office:value-type="float" office:value="0.05833">
            <text:p>0.05833</text:p>
          </table:table-cell>
          <table:table-cell office:value-type="float" office:value="0.2337">
            <text:p>0.2337</text:p>
          </table:table-cell>
          <table:table-cell office:value-type="float" office:value="0.1305">
            <text:p>0.1305</text:p>
          </table:table-cell>
          <table:table-cell office:value-type="float" office:value="0.3356">
            <text:p>0.3356</text:p>
          </table:table-cell>
          <table:table-cell office:value-type="float" office:value="0.0164">
            <text:p>0.0164</text:p>
          </table:table-cell>
          <table:table-cell office:value-type="float" office:value="0.001698">
            <text:p>0.001698</text:p>
          </table:table-cell>
          <table:table-cell office:value-type="string">
            <text:p>NA</text:p>
          </table:table-cell>
          <table:table-cell office:value-type="float" office:value="0.08607">
            <text:p>0.08607</text:p>
          </table:table-cell>
          <table:table-cell office:value-type="float" office:value="0.0623">
            <text:p>0.0623</text:p>
          </table:table-cell>
          <table:table-cell office:value-type="float" office:value="0.5698">
            <text:p>0.5698</text:p>
          </table:table-cell>
          <table:table-cell office:value-type="float" office:value="0.07475">
            <text:p>0.07475</text:p>
          </table:table-cell>
          <table:table-cell office:value-type="float" office:value="-0.01957">
            <text:p>-0.01957</text:p>
          </table:table-cell>
          <table:table-cell office:value-type="float" office:value="0.01764">
            <text:p>0.01764</text:p>
          </table:table-cell>
          <table:table-cell office:value-type="float" office:value="0.006645">
            <text:p>0.006645</text:p>
          </table:table-cell>
          <table:table-cell office:value-type="float" office:value="0.1027">
            <text:p>0.1027</text:p>
          </table:table-cell>
          <table:table-cell table:number-columns-repeated="3" office:value-type="string">
            <text:p>NA</text:p>
          </table:table-cell>
          <table:table-cell office:value-type="float" office:value="0.1243">
            <text:p>0.1243</text:p>
          </table:table-cell>
          <table:table-cell office:value-type="float" office:value="0.1133">
            <text:p>0.1133</text:p>
          </table:table-cell>
          <table:table-cell office:value-type="float" office:value="0.02815">
            <text:p>0.02815</text:p>
          </table:table-cell>
          <table:table-cell office:value-type="float" office:value="0.06603">
            <text:p>0.06603</text:p>
          </table:table-cell>
          <table:table-cell table:number-columns-repeated="6" office:value-type="string">
            <text:p>NA</text:p>
          </table:table-cell>
          <table:table-cell office:value-type="float" office:value="45.92">
            <text:p>45.92</text:p>
          </table:table-cell>
          <table:table-cell office:value-type="float" office:value="9.14">
            <text:p>9.14</text:p>
          </table:table-cell>
          <table:table-cell office:value-type="float" office:value="11.44">
            <text:p>11.44</text:p>
          </table:table-cell>
          <table:table-cell office:value-type="float" office:value="20.39">
            <text:p>20.39</text:p>
          </table:table-cell>
          <table:table-cell office:value-type="float" office:value="10.49">
            <text:p>10.49</text:p>
          </table:table-cell>
          <table:table-cell office:value-type="float" office:value="1.01">
            <text:p>1.01</text:p>
          </table:table-cell>
          <table:table-cell office:value-type="float" office:value="1.46">
            <text:p>1.46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738">
            <text:p>0.2738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076">
            <text:p>0.107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45">
            <text:p>45</text:p>
          </table:table-cell>
          <table:table-cell office:value-type="float" office:value="1677.822">
            <text:p>1677.822</text:p>
          </table:table-cell>
          <table:table-cell office:value-type="float" office:value="0.1295">
            <text:p>0.1295</text:p>
          </table:table-cell>
          <table:table-cell office:value-type="float" office:value="0.05539">
            <text:p>0.05539</text:p>
          </table:table-cell>
          <table:table-cell office:value-type="float" office:value="0.2335">
            <text:p>0.2335</text:p>
          </table:table-cell>
          <table:table-cell office:value-type="float" office:value="0.1306">
            <text:p>0.1306</text:p>
          </table:table-cell>
          <table:table-cell office:value-type="float" office:value="0.3413">
            <text:p>0.3413</text:p>
          </table:table-cell>
          <table:table-cell office:value-type="float" office:value="0.01585">
            <text:p>0.01585</text:p>
          </table:table-cell>
          <table:table-cell office:value-type="float" office:value="0.001696">
            <text:p>0.001696</text:p>
          </table:table-cell>
          <table:table-cell office:value-type="string">
            <text:p>NA</text:p>
          </table:table-cell>
          <table:table-cell office:value-type="float" office:value="0.08561">
            <text:p>0.08561</text:p>
          </table:table-cell>
          <table:table-cell office:value-type="float" office:value="0.06083">
            <text:p>0.06083</text:p>
          </table:table-cell>
          <table:table-cell office:value-type="float" office:value="0.5692">
            <text:p>0.5692</text:p>
          </table:table-cell>
          <table:table-cell office:value-type="float" office:value="0.075">
            <text:p>0.075</text:p>
          </table:table-cell>
          <table:table-cell office:value-type="float" office:value="-0.0194">
            <text:p>-0.0194</text:p>
          </table:table-cell>
          <table:table-cell office:value-type="float" office:value="0.0175">
            <text:p>0.0175</text:p>
          </table:table-cell>
          <table:table-cell office:value-type="float" office:value="0.006476">
            <text:p>0.006476</text:p>
          </table:table-cell>
          <table:table-cell office:value-type="float" office:value="0.1028">
            <text:p>0.1028</text:p>
          </table:table-cell>
          <table:table-cell table:number-columns-repeated="3" office:value-type="string">
            <text:p>NA</text:p>
          </table:table-cell>
          <table:table-cell office:value-type="float" office:value="0.1243">
            <text:p>0.1243</text:p>
          </table:table-cell>
          <table:table-cell office:value-type="float" office:value="0.1136">
            <text:p>0.1136</text:p>
          </table:table-cell>
          <table:table-cell office:value-type="float" office:value="0.02843">
            <text:p>0.02843</text:p>
          </table:table-cell>
          <table:table-cell office:value-type="float" office:value="0.06595">
            <text:p>0.06595</text:p>
          </table:table-cell>
          <table:table-cell table:number-columns-repeated="6" office:value-type="string">
            <text:p>NA</text:p>
          </table:table-cell>
          <table:table-cell office:value-type="float" office:value="45.9">
            <text:p>45.9</text:p>
          </table:table-cell>
          <table:table-cell office:value-type="float" office:value="8.98">
            <text:p>8.98</text:p>
          </table:table-cell>
          <table:table-cell office:value-type="float" office:value="11.4">
            <text:p>11.4</text:p>
          </table:table-cell>
          <table:table-cell office:value-type="float" office:value="20.68">
            <text:p>20.68</text:p>
          </table:table-cell>
          <table:table-cell office:value-type="float" office:value="10.52">
            <text:p>10.52</text:p>
          </table:table-cell>
          <table:table-cell office:value-type="float" office:value="0.96">
            <text:p>0.96</text:p>
          </table:table-cell>
          <table:table-cell office:value-type="float" office:value="1.42">
            <text:p>1.42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729">
            <text:p>0.2729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085">
            <text:p>0.108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46">
            <text:p>46</text:p>
          </table:table-cell>
          <table:table-cell office:value-type="float" office:value="1686.576">
            <text:p>1686.576</text:p>
          </table:table-cell>
          <table:table-cell office:value-type="float" office:value="0.1279">
            <text:p>0.1279</text:p>
          </table:table-cell>
          <table:table-cell office:value-type="float" office:value="0.05259">
            <text:p>0.05259</text:p>
          </table:table-cell>
          <table:table-cell office:value-type="float" office:value="0.2331">
            <text:p>0.2331</text:p>
          </table:table-cell>
          <table:table-cell office:value-type="float" office:value="0.1307">
            <text:p>0.1307</text:p>
          </table:table-cell>
          <table:table-cell office:value-type="float" office:value="0.347">
            <text:p>0.347</text:p>
          </table:table-cell>
          <table:table-cell office:value-type="float" office:value="0.01531">
            <text:p>0.01531</text:p>
          </table:table-cell>
          <table:table-cell office:value-type="float" office:value="0.001694">
            <text:p>0.001694</text:p>
          </table:table-cell>
          <table:table-cell office:value-type="string">
            <text:p>NA</text:p>
          </table:table-cell>
          <table:table-cell office:value-type="float" office:value="0.08515">
            <text:p>0.08515</text:p>
          </table:table-cell>
          <table:table-cell office:value-type="float" office:value="0.05939">
            <text:p>0.05939</text:p>
          </table:table-cell>
          <table:table-cell office:value-type="float" office:value="0.5685">
            <text:p>0.5685</text:p>
          </table:table-cell>
          <table:table-cell office:value-type="float" office:value="0.07525">
            <text:p>0.07525</text:p>
          </table:table-cell>
          <table:table-cell office:value-type="float" office:value="-0.01924">
            <text:p>-0.01924</text:p>
          </table:table-cell>
          <table:table-cell office:value-type="float" office:value="0.01735">
            <text:p>0.01735</text:p>
          </table:table-cell>
          <table:table-cell office:value-type="float" office:value="0.006313">
            <text:p>0.006313</text:p>
          </table:table-cell>
          <table:table-cell office:value-type="float" office:value="0.1028">
            <text:p>0.1028</text:p>
          </table:table-cell>
          <table:table-cell table:number-columns-repeated="3" office:value-type="string">
            <text:p>NA</text:p>
          </table:table-cell>
          <table:table-cell office:value-type="float" office:value="0.1243">
            <text:p>0.1243</text:p>
          </table:table-cell>
          <table:table-cell office:value-type="float" office:value="0.114">
            <text:p>0.114</text:p>
          </table:table-cell>
          <table:table-cell office:value-type="float" office:value="0.02871">
            <text:p>0.02871</text:p>
          </table:table-cell>
          <table:table-cell office:value-type="float" office:value="0.06587">
            <text:p>0.06587</text:p>
          </table:table-cell>
          <table:table-cell table:number-columns-repeated="6" office:value-type="string">
            <text:p>NA</text:p>
          </table:table-cell>
          <table:table-cell office:value-type="float" office:value="45.87">
            <text:p>45.87</text:p>
          </table:table-cell>
          <table:table-cell office:value-type="float" office:value="8.82">
            <text:p>8.82</text:p>
          </table:table-cell>
          <table:table-cell office:value-type="float" office:value="11.36">
            <text:p>11.36</text:p>
          </table:table-cell>
          <table:table-cell office:value-type="float" office:value="20.97">
            <text:p>20.97</text:p>
          </table:table-cell>
          <table:table-cell office:value-type="float" office:value="10.54">
            <text:p>10.54</text:p>
          </table:table-cell>
          <table:table-cell office:value-type="float" office:value="0.91">
            <text:p>0.91</text:p>
          </table:table-cell>
          <table:table-cell office:value-type="float" office:value="1.37">
            <text:p>1.37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72">
            <text:p>0.272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094">
            <text:p>0.109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47">
            <text:p>47</text:p>
          </table:table-cell>
          <table:table-cell office:value-type="float" office:value="1695.164">
            <text:p>1695.164</text:p>
          </table:table-cell>
          <table:table-cell office:value-type="float" office:value="0.1264">
            <text:p>0.1264</text:p>
          </table:table-cell>
          <table:table-cell office:value-type="float" office:value="0.04992">
            <text:p>0.04992</text:p>
          </table:table-cell>
          <table:table-cell office:value-type="float" office:value="0.2327">
            <text:p>0.2327</text:p>
          </table:table-cell>
          <table:table-cell office:value-type="float" office:value="0.1307">
            <text:p>0.1307</text:p>
          </table:table-cell>
          <table:table-cell office:value-type="float" office:value="0.3526">
            <text:p>0.3526</text:p>
          </table:table-cell>
          <table:table-cell office:value-type="float" office:value="0.01481">
            <text:p>0.01481</text:p>
          </table:table-cell>
          <table:table-cell office:value-type="float" office:value="0.001692">
            <text:p>0.001692</text:p>
          </table:table-cell>
          <table:table-cell office:value-type="string">
            <text:p>NA</text:p>
          </table:table-cell>
          <table:table-cell office:value-type="float" office:value="0.0847">
            <text:p>0.0847</text:p>
          </table:table-cell>
          <table:table-cell office:value-type="float" office:value="0.05798">
            <text:p>0.05798</text:p>
          </table:table-cell>
          <table:table-cell office:value-type="float" office:value="0.5679">
            <text:p>0.5679</text:p>
          </table:table-cell>
          <table:table-cell office:value-type="float" office:value="0.07549">
            <text:p>0.07549</text:p>
          </table:table-cell>
          <table:table-cell office:value-type="float" office:value="-0.01909">
            <text:p>-0.01909</text:p>
          </table:table-cell>
          <table:table-cell office:value-type="float" office:value="0.0172">
            <text:p>0.0172</text:p>
          </table:table-cell>
          <table:table-cell office:value-type="float" office:value="0.006155">
            <text:p>0.006155</text:p>
          </table:table-cell>
          <table:table-cell office:value-type="float" office:value="0.1029">
            <text:p>0.1029</text:p>
          </table:table-cell>
          <table:table-cell table:number-columns-repeated="3" office:value-type="string">
            <text:p>NA</text:p>
          </table:table-cell>
          <table:table-cell office:value-type="float" office:value="0.1244">
            <text:p>0.1244</text:p>
          </table:table-cell>
          <table:table-cell office:value-type="float" office:value="0.1143">
            <text:p>0.1143</text:p>
          </table:table-cell>
          <table:table-cell office:value-type="float" office:value="0.02898">
            <text:p>0.02898</text:p>
          </table:table-cell>
          <table:table-cell office:value-type="float" office:value="0.06579">
            <text:p>0.06579</text:p>
          </table:table-cell>
          <table:table-cell table:number-columns-repeated="6" office:value-type="string">
            <text:p>NA</text:p>
          </table:table-cell>
          <table:table-cell office:value-type="float" office:value="45.85">
            <text:p>45.85</text:p>
          </table:table-cell>
          <table:table-cell office:value-type="float" office:value="8.68">
            <text:p>8.68</text:p>
          </table:table-cell>
          <table:table-cell office:value-type="float" office:value="11.32">
            <text:p>11.32</text:p>
          </table:table-cell>
          <table:table-cell office:value-type="float" office:value="21.25">
            <text:p>21.25</text:p>
          </table:table-cell>
          <table:table-cell office:value-type="float" office:value="10.56">
            <text:p>10.56</text:p>
          </table:table-cell>
          <table:table-cell office:value-type="float" office:value="0.87">
            <text:p>0.87</text:p>
          </table:table-cell>
          <table:table-cell office:value-type="float" office:value="1.33">
            <text:p>1.3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2711">
            <text:p>0.2711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03">
            <text:p>0.110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48">
            <text:p>48</text:p>
          </table:table-cell>
          <table:table-cell office:value-type="float" office:value="1703.594">
            <text:p>1703.594</text:p>
          </table:table-cell>
          <table:table-cell office:value-type="float" office:value="0.125">
            <text:p>0.125</text:p>
          </table:table-cell>
          <table:table-cell office:value-type="float" office:value="0.04737">
            <text:p>0.04737</text:p>
          </table:table-cell>
          <table:table-cell office:value-type="float" office:value="0.232">
            <text:p>0.232</text:p>
          </table:table-cell>
          <table:table-cell office:value-type="float" office:value="0.1307">
            <text:p>0.1307</text:p>
          </table:table-cell>
          <table:table-cell office:value-type="float" office:value="0.3582">
            <text:p>0.3582</text:p>
          </table:table-cell>
          <table:table-cell office:value-type="float" office:value="0.01432">
            <text:p>0.01432</text:p>
          </table:table-cell>
          <table:table-cell office:value-type="float" office:value="0.001689">
            <text:p>0.001689</text:p>
          </table:table-cell>
          <table:table-cell office:value-type="string">
            <text:p>NA</text:p>
          </table:table-cell>
          <table:table-cell office:value-type="float" office:value="0.08426">
            <text:p>0.08426</text:p>
          </table:table-cell>
          <table:table-cell office:value-type="float" office:value="0.05661">
            <text:p>0.05661</text:p>
          </table:table-cell>
          <table:table-cell office:value-type="float" office:value="0.5673">
            <text:p>0.5673</text:p>
          </table:table-cell>
          <table:table-cell office:value-type="float" office:value="0.07572">
            <text:p>0.07572</text:p>
          </table:table-cell>
          <table:table-cell office:value-type="float" office:value="-0.01894">
            <text:p>-0.01894</text:p>
          </table:table-cell>
          <table:table-cell office:value-type="float" office:value="0.01706">
            <text:p>0.01706</text:p>
          </table:table-cell>
          <table:table-cell office:value-type="float" office:value="0.006003">
            <text:p>0.006003</text:p>
          </table:table-cell>
          <table:table-cell office:value-type="float" office:value="0.103">
            <text:p>0.103</text:p>
          </table:table-cell>
          <table:table-cell table:number-columns-repeated="3" office:value-type="string">
            <text:p>NA</text:p>
          </table:table-cell>
          <table:table-cell office:value-type="float" office:value="0.1244">
            <text:p>0.1244</text:p>
          </table:table-cell>
          <table:table-cell office:value-type="float" office:value="0.1146">
            <text:p>0.1146</text:p>
          </table:table-cell>
          <table:table-cell office:value-type="float" office:value="0.02924">
            <text:p>0.02924</text:p>
          </table:table-cell>
          <table:table-cell office:value-type="float" office:value="0.06571">
            <text:p>0.06571</text:p>
          </table:table-cell>
          <table:table-cell table:number-columns-repeated="6" office:value-type="string">
            <text:p>NA</text:p>
          </table:table-cell>
          <table:table-cell office:value-type="float" office:value="45.82">
            <text:p>45.82</text:p>
          </table:table-cell>
          <table:table-cell office:value-type="float" office:value="8.54">
            <text:p>8.54</text:p>
          </table:table-cell>
          <table:table-cell office:value-type="float" office:value="11.28">
            <text:p>11.28</text:p>
          </table:table-cell>
          <table:table-cell office:value-type="float" office:value="21.53">
            <text:p>21.53</text:p>
          </table:table-cell>
          <table:table-cell office:value-type="float" office:value="10.58">
            <text:p>10.58</text:p>
          </table:table-cell>
          <table:table-cell office:value-type="float" office:value="0.83">
            <text:p>0.83</text:p>
          </table:table-cell>
          <table:table-cell office:value-type="float" office:value="1.29">
            <text:p>1.2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2703">
            <text:p>0.2703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11">
            <text:p>0.111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49">
            <text:p>49</text:p>
          </table:table-cell>
          <table:table-cell office:value-type="float" office:value="1711.871">
            <text:p>1711.871</text:p>
          </table:table-cell>
          <table:table-cell office:value-type="float" office:value="0.1235">
            <text:p>0.1235</text:p>
          </table:table-cell>
          <table:table-cell office:value-type="float" office:value="0.04494">
            <text:p>0.04494</text:p>
          </table:table-cell>
          <table:table-cell office:value-type="float" office:value="0.2313">
            <text:p>0.2313</text:p>
          </table:table-cell>
          <table:table-cell office:value-type="float" office:value="0.1306">
            <text:p>0.1306</text:p>
          </table:table-cell>
          <table:table-cell office:value-type="float" office:value="0.3638">
            <text:p>0.3638</text:p>
          </table:table-cell>
          <table:table-cell office:value-type="float" office:value="0.01385">
            <text:p>0.01385</text:p>
          </table:table-cell>
          <table:table-cell office:value-type="float" office:value="0.001688">
            <text:p>0.001688</text:p>
          </table:table-cell>
          <table:table-cell office:value-type="string">
            <text:p>NA</text:p>
          </table:table-cell>
          <table:table-cell office:value-type="float" office:value="0.08382">
            <text:p>0.08382</text:p>
          </table:table-cell>
          <table:table-cell office:value-type="float" office:value="0.05528">
            <text:p>0.05528</text:p>
          </table:table-cell>
          <table:table-cell office:value-type="float" office:value="0.5667">
            <text:p>0.5667</text:p>
          </table:table-cell>
          <table:table-cell office:value-type="float" office:value="0.07595">
            <text:p>0.07595</text:p>
          </table:table-cell>
          <table:table-cell office:value-type="float" office:value="-0.01879">
            <text:p>-0.01879</text:p>
          </table:table-cell>
          <table:table-cell office:value-type="float" office:value="0.01691">
            <text:p>0.01691</text:p>
          </table:table-cell>
          <table:table-cell office:value-type="float" office:value="0.005855">
            <text:p>0.005855</text:p>
          </table:table-cell>
          <table:table-cell office:value-type="float" office:value="0.1031">
            <text:p>0.1031</text:p>
          </table:table-cell>
          <table:table-cell table:number-columns-repeated="3" office:value-type="string">
            <text:p>NA</text:p>
          </table:table-cell>
          <table:table-cell office:value-type="float" office:value="0.1244">
            <text:p>0.1244</text:p>
          </table:table-cell>
          <table:table-cell office:value-type="float" office:value="0.115">
            <text:p>0.115</text:p>
          </table:table-cell>
          <table:table-cell office:value-type="float" office:value="0.0295">
            <text:p>0.0295</text:p>
          </table:table-cell>
          <table:table-cell office:value-type="float" office:value="0.06563">
            <text:p>0.06563</text:p>
          </table:table-cell>
          <table:table-cell table:number-columns-repeated="6" office:value-type="string">
            <text:p>NA</text:p>
          </table:table-cell>
          <table:table-cell office:value-type="float" office:value="45.8">
            <text:p>45.8</text:p>
          </table:table-cell>
          <table:table-cell office:value-type="float" office:value="8.4">
            <text:p>8.4</text:p>
          </table:table-cell>
          <table:table-cell office:value-type="float" office:value="11.23">
            <text:p>11.23</text:p>
          </table:table-cell>
          <table:table-cell office:value-type="float" office:value="21.8">
            <text:p>21.8</text:p>
          </table:table-cell>
          <table:table-cell office:value-type="float" office:value="10.59">
            <text:p>10.59</text:p>
          </table:table-cell>
          <table:table-cell office:value-type="float" office:value="0.79">
            <text:p>0.79</text:p>
          </table:table-cell>
          <table:table-cell office:value-type="float" office:value="1.25">
            <text:p>1.25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2695">
            <text:p>0.2695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19">
            <text:p>0.111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0">
            <text:p>50</text:p>
          </table:table-cell>
          <table:table-cell office:value-type="float" office:value="1720.001">
            <text:p>1720.001</text:p>
          </table:table-cell>
          <table:table-cell office:value-type="float" office:value="0.1222">
            <text:p>0.1222</text:p>
          </table:table-cell>
          <table:table-cell office:value-type="float" office:value="0.04263">
            <text:p>0.04263</text:p>
          </table:table-cell>
          <table:table-cell office:value-type="float" office:value="0.2305">
            <text:p>0.2305</text:p>
          </table:table-cell>
          <table:table-cell office:value-type="float" office:value="0.1305">
            <text:p>0.1305</text:p>
          </table:table-cell>
          <table:table-cell office:value-type="float" office:value="0.3693">
            <text:p>0.3693</text:p>
          </table:table-cell>
          <table:table-cell office:value-type="float" office:value="0.0134">
            <text:p>0.0134</text:p>
          </table:table-cell>
          <table:table-cell office:value-type="float" office:value="0.001686">
            <text:p>0.001686</text:p>
          </table:table-cell>
          <table:table-cell office:value-type="string">
            <text:p>NA</text:p>
          </table:table-cell>
          <table:table-cell office:value-type="float" office:value="0.08338">
            <text:p>0.08338</text:p>
          </table:table-cell>
          <table:table-cell office:value-type="float" office:value="0.05397">
            <text:p>0.05397</text:p>
          </table:table-cell>
          <table:table-cell office:value-type="float" office:value="0.5662">
            <text:p>0.5662</text:p>
          </table:table-cell>
          <table:table-cell office:value-type="float" office:value="0.07617">
            <text:p>0.07617</text:p>
          </table:table-cell>
          <table:table-cell office:value-type="float" office:value="-0.01865">
            <text:p>-0.01865</text:p>
          </table:table-cell>
          <table:table-cell office:value-type="float" office:value="0.01677">
            <text:p>0.01677</text:p>
          </table:table-cell>
          <table:table-cell office:value-type="float" office:value="0.005713">
            <text:p>0.005713</text:p>
          </table:table-cell>
          <table:table-cell office:value-type="float" office:value="0.1031">
            <text:p>0.1031</text:p>
          </table:table-cell>
          <table:table-cell table:number-columns-repeated="3" office:value-type="string">
            <text:p>NA</text:p>
          </table:table-cell>
          <table:table-cell office:value-type="float" office:value="0.1245">
            <text:p>0.1245</text:p>
          </table:table-cell>
          <table:table-cell office:value-type="float" office:value="0.1153">
            <text:p>0.1153</text:p>
          </table:table-cell>
          <table:table-cell office:value-type="float" office:value="0.02975">
            <text:p>0.02975</text:p>
          </table:table-cell>
          <table:table-cell office:value-type="float" office:value="0.06556">
            <text:p>0.06556</text:p>
          </table:table-cell>
          <table:table-cell table:number-columns-repeated="6" office:value-type="string">
            <text:p>NA</text:p>
          </table:table-cell>
          <table:table-cell office:value-type="float" office:value="45.77">
            <text:p>45.77</text:p>
          </table:table-cell>
          <table:table-cell office:value-type="float" office:value="8.27">
            <text:p>8.27</text:p>
          </table:table-cell>
          <table:table-cell office:value-type="float" office:value="11.18">
            <text:p>11.18</text:p>
          </table:table-cell>
          <table:table-cell office:value-type="float" office:value="22.08">
            <text:p>22.08</text:p>
          </table:table-cell>
          <table:table-cell office:value-type="float" office:value="10.6">
            <text:p>10.6</text:p>
          </table:table-cell>
          <table:table-cell office:value-type="float" office:value="0.75">
            <text:p>0.75</text:p>
          </table:table-cell>
          <table:table-cell office:value-type="float" office:value="1.21">
            <text:p>1.2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2687">
            <text:p>0.2687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27">
            <text:p>0.11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1">
            <text:p>51</text:p>
          </table:table-cell>
          <table:table-cell office:value-type="float" office:value="1727.989">
            <text:p>1727.989</text:p>
          </table:table-cell>
          <table:table-cell office:value-type="float" office:value="0.1209">
            <text:p>0.1209</text:p>
          </table:table-cell>
          <table:table-cell office:value-type="float" office:value="0.04043">
            <text:p>0.04043</text:p>
          </table:table-cell>
          <table:table-cell office:value-type="float" office:value="0.2296">
            <text:p>0.2296</text:p>
          </table:table-cell>
          <table:table-cell office:value-type="float" office:value="0.1303">
            <text:p>0.1303</text:p>
          </table:table-cell>
          <table:table-cell office:value-type="float" office:value="0.3747">
            <text:p>0.3747</text:p>
          </table:table-cell>
          <table:table-cell office:value-type="float" office:value="0.01297">
            <text:p>0.01297</text:p>
          </table:table-cell>
          <table:table-cell office:value-type="float" office:value="0.001684">
            <text:p>0.001684</text:p>
          </table:table-cell>
          <table:table-cell office:value-type="string">
            <text:p>NA</text:p>
          </table:table-cell>
          <table:table-cell office:value-type="float" office:value="0.08295">
            <text:p>0.08295</text:p>
          </table:table-cell>
          <table:table-cell office:value-type="float" office:value="0.05271">
            <text:p>0.05271</text:p>
          </table:table-cell>
          <table:table-cell office:value-type="float" office:value="0.5656">
            <text:p>0.5656</text:p>
          </table:table-cell>
          <table:table-cell office:value-type="float" office:value="0.07639">
            <text:p>0.07639</text:p>
          </table:table-cell>
          <table:table-cell office:value-type="float" office:value="-0.01852">
            <text:p>-0.01852</text:p>
          </table:table-cell>
          <table:table-cell office:value-type="float" office:value="0.01663">
            <text:p>0.01663</text:p>
          </table:table-cell>
          <table:table-cell office:value-type="float" office:value="0.005575">
            <text:p>0.005575</text:p>
          </table:table-cell>
          <table:table-cell office:value-type="float" office:value="0.1032">
            <text:p>0.1032</text:p>
          </table:table-cell>
          <table:table-cell table:number-columns-repeated="3" office:value-type="string">
            <text:p>NA</text:p>
          </table:table-cell>
          <table:table-cell office:value-type="float" office:value="0.1245">
            <text:p>0.1245</text:p>
          </table:table-cell>
          <table:table-cell office:value-type="float" office:value="0.1156">
            <text:p>0.1156</text:p>
          </table:table-cell>
          <table:table-cell office:value-type="float" office:value="0.03">
            <text:p>0.03</text:p>
          </table:table-cell>
          <table:table-cell office:value-type="float" office:value="0.06548">
            <text:p>0.06548</text:p>
          </table:table-cell>
          <table:table-cell table:number-columns-repeated="6" office:value-type="string">
            <text:p>NA</text:p>
          </table:table-cell>
          <table:table-cell office:value-type="float" office:value="45.75">
            <text:p>45.75</text:p>
          </table:table-cell>
          <table:table-cell office:value-type="float" office:value="8.15">
            <text:p>8.15</text:p>
          </table:table-cell>
          <table:table-cell office:value-type="float" office:value="11.13">
            <text:p>11.13</text:p>
          </table:table-cell>
          <table:table-cell office:value-type="float" office:value="22.34">
            <text:p>22.34</text:p>
          </table:table-cell>
          <table:table-cell office:value-type="float" office:value="10.6">
            <text:p>10.6</text:p>
          </table:table-cell>
          <table:table-cell office:value-type="float" office:value="0.71">
            <text:p>0.71</text:p>
          </table:table-cell>
          <table:table-cell office:value-type="float" office:value="1.17">
            <text:p>1.17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2679">
            <text:p>0.2679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35">
            <text:p>0.113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2">
            <text:p>52</text:p>
          </table:table-cell>
          <table:table-cell office:value-type="float" office:value="1735.839">
            <text:p>1735.839</text:p>
          </table:table-cell>
          <table:table-cell office:value-type="float" office:value="0.1196">
            <text:p>0.1196</text:p>
          </table:table-cell>
          <table:table-cell office:value-type="float" office:value="0.03834">
            <text:p>0.03834</text:p>
          </table:table-cell>
          <table:table-cell office:value-type="float" office:value="0.2286">
            <text:p>0.2286</text:p>
          </table:table-cell>
          <table:table-cell office:value-type="float" office:value="0.1301">
            <text:p>0.1301</text:p>
          </table:table-cell>
          <table:table-cell office:value-type="float" office:value="0.3802">
            <text:p>0.3802</text:p>
          </table:table-cell>
          <table:table-cell office:value-type="float" office:value="0.01256">
            <text:p>0.01256</text:p>
          </table:table-cell>
          <table:table-cell office:value-type="float" office:value="0.001682">
            <text:p>0.001682</text:p>
          </table:table-cell>
          <table:table-cell office:value-type="string">
            <text:p>NA</text:p>
          </table:table-cell>
          <table:table-cell office:value-type="float" office:value="0.08253">
            <text:p>0.08253</text:p>
          </table:table-cell>
          <table:table-cell office:value-type="float" office:value="0.05147">
            <text:p>0.05147</text:p>
          </table:table-cell>
          <table:table-cell office:value-type="float" office:value="0.5651">
            <text:p>0.5651</text:p>
          </table:table-cell>
          <table:table-cell office:value-type="float" office:value="0.0766">
            <text:p>0.0766</text:p>
          </table:table-cell>
          <table:table-cell office:value-type="float" office:value="-0.01839">
            <text:p>-0.01839</text:p>
          </table:table-cell>
          <table:table-cell office:value-type="float" office:value="0.01649">
            <text:p>0.01649</text:p>
          </table:table-cell>
          <table:table-cell office:value-type="float" office:value="0.005441">
            <text:p>0.005441</text:p>
          </table:table-cell>
          <table:table-cell office:value-type="float" office:value="0.1033">
            <text:p>0.1033</text:p>
          </table:table-cell>
          <table:table-cell table:number-columns-repeated="3" office:value-type="string">
            <text:p>NA</text:p>
          </table:table-cell>
          <table:table-cell office:value-type="float" office:value="0.1245">
            <text:p>0.1245</text:p>
          </table:table-cell>
          <table:table-cell office:value-type="float" office:value="0.116">
            <text:p>0.116</text:p>
          </table:table-cell>
          <table:table-cell office:value-type="float" office:value="0.03024">
            <text:p>0.03024</text:p>
          </table:table-cell>
          <table:table-cell office:value-type="float" office:value="0.0654">
            <text:p>0.0654</text:p>
          </table:table-cell>
          <table:table-cell table:number-columns-repeated="6" office:value-type="string">
            <text:p>NA</text:p>
          </table:table-cell>
          <table:table-cell office:value-type="float" office:value="45.73">
            <text:p>45.73</text:p>
          </table:table-cell>
          <table:table-cell office:value-type="float" office:value="8.03">
            <text:p>8.03</text:p>
          </table:table-cell>
          <table:table-cell office:value-type="float" office:value="11.08">
            <text:p>11.08</text:p>
          </table:table-cell>
          <table:table-cell office:value-type="float" office:value="22.61">
            <text:p>22.61</text:p>
          </table:table-cell>
          <table:table-cell office:value-type="float" office:value="10.6">
            <text:p>10.6</text:p>
          </table:table-cell>
          <table:table-cell office:value-type="float" office:value="0.67">
            <text:p>0.67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2672">
            <text:p>0.2672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42">
            <text:p>0.114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3">
            <text:p>53</text:p>
          </table:table-cell>
          <table:table-cell office:value-type="float" office:value="1743.557">
            <text:p>1743.557</text:p>
          </table:table-cell>
          <table:table-cell office:value-type="float" office:value="0.1184">
            <text:p>0.1184</text:p>
          </table:table-cell>
          <table:table-cell office:value-type="float" office:value="0.03634">
            <text:p>0.03634</text:p>
          </table:table-cell>
          <table:table-cell office:value-type="float" office:value="0.2276">
            <text:p>0.2276</text:p>
          </table:table-cell>
          <table:table-cell office:value-type="float" office:value="0.1298">
            <text:p>0.1298</text:p>
          </table:table-cell>
          <table:table-cell office:value-type="float" office:value="0.3855">
            <text:p>0.3855</text:p>
          </table:table-cell>
          <table:table-cell office:value-type="float" office:value="0.01216">
            <text:p>0.01216</text:p>
          </table:table-cell>
          <table:table-cell office:value-type="float" office:value="0.001681">
            <text:p>0.001681</text:p>
          </table:table-cell>
          <table:table-cell office:value-type="string">
            <text:p>NA</text:p>
          </table:table-cell>
          <table:table-cell office:value-type="float" office:value="0.0821">
            <text:p>0.0821</text:p>
          </table:table-cell>
          <table:table-cell office:value-type="float" office:value="0.05027">
            <text:p>0.05027</text:p>
          </table:table-cell>
          <table:table-cell office:value-type="float" office:value="0.5646">
            <text:p>0.5646</text:p>
          </table:table-cell>
          <table:table-cell office:value-type="float" office:value="0.0768">
            <text:p>0.0768</text:p>
          </table:table-cell>
          <table:table-cell office:value-type="float" office:value="-0.01827">
            <text:p>-0.01827</text:p>
          </table:table-cell>
          <table:table-cell office:value-type="float" office:value="0.01635">
            <text:p>0.01635</text:p>
          </table:table-cell>
          <table:table-cell office:value-type="float" office:value="0.005312">
            <text:p>0.005312</text:p>
          </table:table-cell>
          <table:table-cell office:value-type="float" office:value="0.1033">
            <text:p>0.1033</text:p>
          </table:table-cell>
          <table:table-cell table:number-columns-repeated="3" office:value-type="string">
            <text:p>NA</text:p>
          </table:table-cell>
          <table:table-cell office:value-type="float" office:value="0.1246">
            <text:p>0.1246</text:p>
          </table:table-cell>
          <table:table-cell office:value-type="float" office:value="0.1163">
            <text:p>0.1163</text:p>
          </table:table-cell>
          <table:table-cell office:value-type="float" office:value="0.03048">
            <text:p>0.03048</text:p>
          </table:table-cell>
          <table:table-cell office:value-type="float" office:value="0.06533">
            <text:p>0.06533</text:p>
          </table:table-cell>
          <table:table-cell table:number-columns-repeated="6" office:value-type="string">
            <text:p>NA</text:p>
          </table:table-cell>
          <table:table-cell office:value-type="float" office:value="45.7">
            <text:p>45.7</text:p>
          </table:table-cell>
          <table:table-cell office:value-type="float" office:value="7.91">
            <text:p>7.91</text:p>
          </table:table-cell>
          <table:table-cell office:value-type="float" office:value="11.03">
            <text:p>11.03</text:p>
          </table:table-cell>
          <table:table-cell office:value-type="float" office:value="22.87">
            <text:p>22.87</text:p>
          </table:table-cell>
          <table:table-cell office:value-type="float" office:value="10.6">
            <text:p>10.6</text:p>
          </table:table-cell>
          <table:table-cell office:value-type="float" office:value="0.64">
            <text:p>0.64</text:p>
          </table:table-cell>
          <table:table-cell office:value-type="float" office:value="1.1">
            <text:p>1.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2665">
            <text:p>0.2665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49">
            <text:p>0.114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4">
            <text:p>54</text:p>
          </table:table-cell>
          <table:table-cell office:value-type="float" office:value="1751.147">
            <text:p>1751.147</text:p>
          </table:table-cell>
          <table:table-cell office:value-type="float" office:value="0.1172">
            <text:p>0.1172</text:p>
          </table:table-cell>
          <table:table-cell office:value-type="float" office:value="0.03445">
            <text:p>0.03445</text:p>
          </table:table-cell>
          <table:table-cell office:value-type="float" office:value="0.2264">
            <text:p>0.2264</text:p>
          </table:table-cell>
          <table:table-cell office:value-type="float" office:value="0.1295">
            <text:p>0.1295</text:p>
          </table:table-cell>
          <table:table-cell office:value-type="float" office:value="0.3908">
            <text:p>0.3908</text:p>
          </table:table-cell>
          <table:table-cell office:value-type="float" office:value="0.01178">
            <text:p>0.01178</text:p>
          </table:table-cell>
          <table:table-cell office:value-type="float" office:value="0.00168">
            <text:p>0.00168</text:p>
          </table:table-cell>
          <table:table-cell office:value-type="string">
            <text:p>NA</text:p>
          </table:table-cell>
          <table:table-cell office:value-type="float" office:value="0.08169">
            <text:p>0.08169</text:p>
          </table:table-cell>
          <table:table-cell office:value-type="float" office:value="0.0491">
            <text:p>0.0491</text:p>
          </table:table-cell>
          <table:table-cell office:value-type="float" office:value="0.5641">
            <text:p>0.5641</text:p>
          </table:table-cell>
          <table:table-cell office:value-type="float" office:value="0.07701">
            <text:p>0.07701</text:p>
          </table:table-cell>
          <table:table-cell office:value-type="float" office:value="-0.01815">
            <text:p>-0.01815</text:p>
          </table:table-cell>
          <table:table-cell office:value-type="float" office:value="0.01621">
            <text:p>0.01621</text:p>
          </table:table-cell>
          <table:table-cell office:value-type="float" office:value="0.005187">
            <text:p>0.005187</text:p>
          </table:table-cell>
          <table:table-cell office:value-type="float" office:value="0.1034">
            <text:p>0.1034</text:p>
          </table:table-cell>
          <table:table-cell table:number-columns-repeated="3" office:value-type="string">
            <text:p>NA</text:p>
          </table:table-cell>
          <table:table-cell office:value-type="float" office:value="0.1246">
            <text:p>0.1246</text:p>
          </table:table-cell>
          <table:table-cell office:value-type="float" office:value="0.1166">
            <text:p>0.1166</text:p>
          </table:table-cell>
          <table:table-cell office:value-type="float" office:value="0.03071">
            <text:p>0.03071</text:p>
          </table:table-cell>
          <table:table-cell office:value-type="float" office:value="0.06526">
            <text:p>0.06526</text:p>
          </table:table-cell>
          <table:table-cell table:number-columns-repeated="6" office:value-type="string">
            <text:p>NA</text:p>
          </table:table-cell>
          <table:table-cell office:value-type="float" office:value="45.68">
            <text:p>45.68</text:p>
          </table:table-cell>
          <table:table-cell office:value-type="float" office:value="7.8">
            <text:p>7.8</text:p>
          </table:table-cell>
          <table:table-cell office:value-type="float" office:value="10.97">
            <text:p>10.97</text:p>
          </table:table-cell>
          <table:table-cell office:value-type="float" office:value="23.13">
            <text:p>23.13</text:p>
          </table:table-cell>
          <table:table-cell office:value-type="float" office:value="10.59">
            <text:p>10.59</text:p>
          </table:table-cell>
          <table:table-cell office:value-type="float" office:value="0.61">
            <text:p>0.61</text:p>
          </table:table-cell>
          <table:table-cell office:value-type="float" office:value="1.07">
            <text:p>1.0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2658">
            <text:p>0.2658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56">
            <text:p>0.115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5">
            <text:p>55</text:p>
          </table:table-cell>
          <table:table-cell office:value-type="float" office:value="1758.614">
            <text:p>1758.614</text:p>
          </table:table-cell>
          <table:table-cell office:value-type="float" office:value="0.1161">
            <text:p>0.1161</text:p>
          </table:table-cell>
          <table:table-cell office:value-type="float" office:value="0.03265">
            <text:p>0.03265</text:p>
          </table:table-cell>
          <table:table-cell office:value-type="float" office:value="0.2252">
            <text:p>0.2252</text:p>
          </table:table-cell>
          <table:table-cell office:value-type="float" office:value="0.1291">
            <text:p>0.1291</text:p>
          </table:table-cell>
          <table:table-cell office:value-type="float" office:value="0.3961">
            <text:p>0.3961</text:p>
          </table:table-cell>
          <table:table-cell office:value-type="float" office:value="0.01141">
            <text:p>0.01141</text:p>
          </table:table-cell>
          <table:table-cell office:value-type="float" office:value="0.001679">
            <text:p>0.001679</text:p>
          </table:table-cell>
          <table:table-cell office:value-type="string">
            <text:p>NA</text:p>
          </table:table-cell>
          <table:table-cell office:value-type="float" office:value="0.08128">
            <text:p>0.08128</text:p>
          </table:table-cell>
          <table:table-cell office:value-type="float" office:value="0.04796">
            <text:p>0.04796</text:p>
          </table:table-cell>
          <table:table-cell office:value-type="float" office:value="0.5637">
            <text:p>0.5637</text:p>
          </table:table-cell>
          <table:table-cell office:value-type="float" office:value="0.0772">
            <text:p>0.0772</text:p>
          </table:table-cell>
          <table:table-cell office:value-type="float" office:value="-0.01803">
            <text:p>-0.01803</text:p>
          </table:table-cell>
          <table:table-cell office:value-type="float" office:value="0.01608">
            <text:p>0.01608</text:p>
          </table:table-cell>
          <table:table-cell office:value-type="float" office:value="0.005066">
            <text:p>0.005066</text:p>
          </table:table-cell>
          <table:table-cell office:value-type="float" office:value="0.1035">
            <text:p>0.1035</text:p>
          </table:table-cell>
          <table:table-cell table:number-columns-repeated="3" office:value-type="string">
            <text:p>NA</text:p>
          </table:table-cell>
          <table:table-cell office:value-type="float" office:value="0.1247">
            <text:p>0.1247</text:p>
          </table:table-cell>
          <table:table-cell office:value-type="float" office:value="0.1169">
            <text:p>0.1169</text:p>
          </table:table-cell>
          <table:table-cell office:value-type="float" office:value="0.03093">
            <text:p>0.03093</text:p>
          </table:table-cell>
          <table:table-cell office:value-type="float" office:value="0.06519">
            <text:p>0.06519</text:p>
          </table:table-cell>
          <table:table-cell table:number-columns-repeated="6" office:value-type="string">
            <text:p>NA</text:p>
          </table:table-cell>
          <table:table-cell office:value-type="float" office:value="45.66">
            <text:p>45.66</text:p>
          </table:table-cell>
          <table:table-cell office:value-type="float" office:value="7.7">
            <text:p>7.7</text:p>
          </table:table-cell>
          <table:table-cell office:value-type="float" office:value="10.92">
            <text:p>10.92</text:p>
          </table:table-cell>
          <table:table-cell office:value-type="float" office:value="23.38">
            <text:p>23.38</text:p>
          </table:table-cell>
          <table:table-cell office:value-type="float" office:value="10.58">
            <text:p>10.58</text:p>
          </table:table-cell>
          <table:table-cell office:value-type="float" office:value="0.58">
            <text:p>0.58</text:p>
          </table:table-cell>
          <table:table-cell office:value-type="float" office:value="1.04">
            <text:p>1.0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2651">
            <text:p>0.2651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63">
            <text:p>0.1163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6">
            <text:p>56</text:p>
          </table:table-cell>
          <table:table-cell office:value-type="float" office:value="1765.961">
            <text:p>1765.961</text:p>
          </table:table-cell>
          <table:table-cell office:value-type="float" office:value="0.115">
            <text:p>0.115</text:p>
          </table:table-cell>
          <table:table-cell office:value-type="float" office:value="0.03094">
            <text:p>0.03094</text:p>
          </table:table-cell>
          <table:table-cell office:value-type="float" office:value="0.2239">
            <text:p>0.2239</text:p>
          </table:table-cell>
          <table:table-cell office:value-type="float" office:value="0.1287">
            <text:p>0.1287</text:p>
          </table:table-cell>
          <table:table-cell office:value-type="float" office:value="0.4013">
            <text:p>0.4013</text:p>
          </table:table-cell>
          <table:table-cell office:value-type="float" office:value="0.01106">
            <text:p>0.01106</text:p>
          </table:table-cell>
          <table:table-cell office:value-type="float" office:value="0.001678">
            <text:p>0.001678</text:p>
          </table:table-cell>
          <table:table-cell office:value-type="string">
            <text:p>NA</text:p>
          </table:table-cell>
          <table:table-cell office:value-type="float" office:value="0.08087">
            <text:p>0.08087</text:p>
          </table:table-cell>
          <table:table-cell office:value-type="float" office:value="0.04684">
            <text:p>0.04684</text:p>
          </table:table-cell>
          <table:table-cell office:value-type="float" office:value="0.5633">
            <text:p>0.5633</text:p>
          </table:table-cell>
          <table:table-cell office:value-type="float" office:value="0.07739">
            <text:p>0.07739</text:p>
          </table:table-cell>
          <table:table-cell office:value-type="float" office:value="-0.01792">
            <text:p>-0.01792</text:p>
          </table:table-cell>
          <table:table-cell office:value-type="float" office:value="0.01594">
            <text:p>0.01594</text:p>
          </table:table-cell>
          <table:table-cell office:value-type="float" office:value="0.004949">
            <text:p>0.004949</text:p>
          </table:table-cell>
          <table:table-cell office:value-type="float" office:value="0.1035">
            <text:p>0.1035</text:p>
          </table:table-cell>
          <table:table-cell table:number-columns-repeated="3" office:value-type="string">
            <text:p>NA</text:p>
          </table:table-cell>
          <table:table-cell office:value-type="float" office:value="0.1248">
            <text:p>0.1248</text:p>
          </table:table-cell>
          <table:table-cell office:value-type="float" office:value="0.1172">
            <text:p>0.1172</text:p>
          </table:table-cell>
          <table:table-cell office:value-type="float" office:value="0.03115">
            <text:p>0.03115</text:p>
          </table:table-cell>
          <table:table-cell office:value-type="float" office:value="0.06512">
            <text:p>0.06512</text:p>
          </table:table-cell>
          <table:table-cell table:number-columns-repeated="6" office:value-type="string">
            <text:p>NA</text:p>
          </table:table-cell>
          <table:table-cell office:value-type="float" office:value="45.64">
            <text:p>45.64</text:p>
          </table:table-cell>
          <table:table-cell office:value-type="float" office:value="7.6">
            <text:p>7.6</text:p>
          </table:table-cell>
          <table:table-cell office:value-type="float" office:value="10.86">
            <text:p>10.86</text:p>
          </table:table-cell>
          <table:table-cell office:value-type="float" office:value="23.63">
            <text:p>23.63</text:p>
          </table:table-cell>
          <table:table-cell office:value-type="float" office:value="10.57">
            <text:p>10.57</text:p>
          </table:table-cell>
          <table:table-cell office:value-type="float" office:value="0.55">
            <text:p>0.55</text:p>
          </table:table-cell>
          <table:table-cell office:value-type="float" office:value="1.01">
            <text:p>1.0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2645">
            <text:p>0.2645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69">
            <text:p>0.116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7">
            <text:p>57</text:p>
          </table:table-cell>
          <table:table-cell office:value-type="float" office:value="1773.193">
            <text:p>1773.193</text:p>
          </table:table-cell>
          <table:table-cell office:value-type="float" office:value="0.114">
            <text:p>0.114</text:p>
          </table:table-cell>
          <table:table-cell office:value-type="float" office:value="0.02932">
            <text:p>0.02932</text:p>
          </table:table-cell>
          <table:table-cell office:value-type="float" office:value="0.2226">
            <text:p>0.2226</text:p>
          </table:table-cell>
          <table:table-cell office:value-type="float" office:value="0.1283">
            <text:p>0.1283</text:p>
          </table:table-cell>
          <table:table-cell office:value-type="float" office:value="0.4064">
            <text:p>0.4064</text:p>
          </table:table-cell>
          <table:table-cell office:value-type="float" office:value="0.01072">
            <text:p>0.01072</text:p>
          </table:table-cell>
          <table:table-cell office:value-type="float" office:value="0.001677">
            <text:p>0.001677</text:p>
          </table:table-cell>
          <table:table-cell office:value-type="string">
            <text:p>NA</text:p>
          </table:table-cell>
          <table:table-cell office:value-type="float" office:value="0.08047">
            <text:p>0.08047</text:p>
          </table:table-cell>
          <table:table-cell office:value-type="float" office:value="0.04576">
            <text:p>0.04576</text:p>
          </table:table-cell>
          <table:table-cell office:value-type="float" office:value="0.5628">
            <text:p>0.5628</text:p>
          </table:table-cell>
          <table:table-cell office:value-type="float" office:value="0.07757">
            <text:p>0.07757</text:p>
          </table:table-cell>
          <table:table-cell office:value-type="float" office:value="-0.01782">
            <text:p>-0.01782</text:p>
          </table:table-cell>
          <table:table-cell office:value-type="float" office:value="0.01581">
            <text:p>0.01581</text:p>
          </table:table-cell>
          <table:table-cell office:value-type="float" office:value="0.004835">
            <text:p>0.004835</text:p>
          </table:table-cell>
          <table:table-cell office:value-type="float" office:value="0.1036">
            <text:p>0.1036</text:p>
          </table:table-cell>
          <table:table-cell table:number-columns-repeated="3" office:value-type="string">
            <text:p>NA</text:p>
          </table:table-cell>
          <table:table-cell office:value-type="float" office:value="0.1248">
            <text:p>0.1248</text:p>
          </table:table-cell>
          <table:table-cell office:value-type="float" office:value="0.1175">
            <text:p>0.1175</text:p>
          </table:table-cell>
          <table:table-cell office:value-type="float" office:value="0.03137">
            <text:p>0.03137</text:p>
          </table:table-cell>
          <table:table-cell office:value-type="float" office:value="0.06505">
            <text:p>0.06505</text:p>
          </table:table-cell>
          <table:table-cell table:number-columns-repeated="6" office:value-type="string">
            <text:p>NA</text:p>
          </table:table-cell>
          <table:table-cell office:value-type="float" office:value="45.61">
            <text:p>45.61</text:p>
          </table:table-cell>
          <table:table-cell office:value-type="float" office:value="7.51">
            <text:p>7.51</text:p>
          </table:table-cell>
          <table:table-cell office:value-type="float" office:value="10.8">
            <text:p>10.8</text:p>
          </table:table-cell>
          <table:table-cell office:value-type="float" office:value="23.88">
            <text:p>23.88</text:p>
          </table:table-cell>
          <table:table-cell office:value-type="float" office:value="10.55">
            <text:p>10.55</text:p>
          </table:table-cell>
          <table:table-cell office:value-type="float" office:value="0.52">
            <text:p>0.52</text:p>
          </table:table-cell>
          <table:table-cell office:value-type="float" office:value="0.98">
            <text:p>0.98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2638">
            <text:p>0.2638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76">
            <text:p>0.1176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8">
            <text:p>58</text:p>
          </table:table-cell>
          <table:table-cell office:value-type="float" office:value="1780.313">
            <text:p>1780.313</text:p>
          </table:table-cell>
          <table:table-cell office:value-type="float" office:value="0.113">
            <text:p>0.113</text:p>
          </table:table-cell>
          <table:table-cell office:value-type="float" office:value="0.02777">
            <text:p>0.02777</text:p>
          </table:table-cell>
          <table:table-cell office:value-type="float" office:value="0.2212">
            <text:p>0.2212</text:p>
          </table:table-cell>
          <table:table-cell office:value-type="float" office:value="0.1279">
            <text:p>0.1279</text:p>
          </table:table-cell>
          <table:table-cell office:value-type="float" office:value="0.4115">
            <text:p>0.4115</text:p>
          </table:table-cell>
          <table:table-cell office:value-type="float" office:value="0.01039">
            <text:p>0.01039</text:p>
          </table:table-cell>
          <table:table-cell office:value-type="float" office:value="0.001677">
            <text:p>0.001677</text:p>
          </table:table-cell>
          <table:table-cell office:value-type="string">
            <text:p>NA</text:p>
          </table:table-cell>
          <table:table-cell office:value-type="float" office:value="0.08007">
            <text:p>0.08007</text:p>
          </table:table-cell>
          <table:table-cell office:value-type="float" office:value="0.04471">
            <text:p>0.04471</text:p>
          </table:table-cell>
          <table:table-cell office:value-type="float" office:value="0.5624">
            <text:p>0.5624</text:p>
          </table:table-cell>
          <table:table-cell office:value-type="float" office:value="0.07775">
            <text:p>0.07775</text:p>
          </table:table-cell>
          <table:table-cell office:value-type="float" office:value="-0.01772">
            <text:p>-0.01772</text:p>
          </table:table-cell>
          <table:table-cell office:value-type="float" office:value="0.01568">
            <text:p>0.01568</text:p>
          </table:table-cell>
          <table:table-cell office:value-type="float" office:value="0.004725">
            <text:p>0.004725</text:p>
          </table:table-cell>
          <table:table-cell office:value-type="float" office:value="0.1036">
            <text:p>0.1036</text:p>
          </table:table-cell>
          <table:table-cell table:number-columns-repeated="3" office:value-type="string">
            <text:p>NA</text:p>
          </table:table-cell>
          <table:table-cell office:value-type="float" office:value="0.1249">
            <text:p>0.1249</text:p>
          </table:table-cell>
          <table:table-cell office:value-type="float" office:value="0.1178">
            <text:p>0.1178</text:p>
          </table:table-cell>
          <table:table-cell office:value-type="float" office:value="0.03158">
            <text:p>0.03158</text:p>
          </table:table-cell>
          <table:table-cell office:value-type="float" office:value="0.06499">
            <text:p>0.06499</text:p>
          </table:table-cell>
          <table:table-cell table:number-columns-repeated="6" office:value-type="string">
            <text:p>NA</text:p>
          </table:table-cell>
          <table:table-cell office:value-type="float" office:value="45.59">
            <text:p>45.59</text:p>
          </table:table-cell>
          <table:table-cell office:value-type="float" office:value="7.42">
            <text:p>7.42</text:p>
          </table:table-cell>
          <table:table-cell office:value-type="float" office:value="10.74">
            <text:p>10.74</text:p>
          </table:table-cell>
          <table:table-cell office:value-type="float" office:value="24.13">
            <text:p>24.13</text:p>
          </table:table-cell>
          <table:table-cell office:value-type="float" office:value="10.53">
            <text:p>10.53</text:p>
          </table:table-cell>
          <table:table-cell office:value-type="float" office:value="0.49">
            <text:p>0.49</text:p>
          </table:table-cell>
          <table:table-cell office:value-type="float" office:value="0.95">
            <text:p>0.9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2632">
            <text:p>0.2632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82">
            <text:p>0.118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59">
            <text:p>59</text:p>
          </table:table-cell>
          <table:table-cell office:value-type="float" office:value="1787.325">
            <text:p>1787.325</text:p>
          </table:table-cell>
          <table:table-cell office:value-type="float" office:value="0.112">
            <text:p>0.112</text:p>
          </table:table-cell>
          <table:table-cell office:value-type="float" office:value="0.02631">
            <text:p>0.02631</text:p>
          </table:table-cell>
          <table:table-cell office:value-type="float" office:value="0.2198">
            <text:p>0.2198</text:p>
          </table:table-cell>
          <table:table-cell office:value-type="float" office:value="0.1274">
            <text:p>0.1274</text:p>
          </table:table-cell>
          <table:table-cell office:value-type="float" office:value="0.4165">
            <text:p>0.4165</text:p>
          </table:table-cell>
          <table:table-cell office:value-type="float" office:value="0.01008">
            <text:p>0.01008</text:p>
          </table:table-cell>
          <table:table-cell office:value-type="float" office:value="0.001677">
            <text:p>0.001677</text:p>
          </table:table-cell>
          <table:table-cell office:value-type="string">
            <text:p>NA</text:p>
          </table:table-cell>
          <table:table-cell office:value-type="float" office:value="0.07967">
            <text:p>0.07967</text:p>
          </table:table-cell>
          <table:table-cell office:value-type="float" office:value="0.04368">
            <text:p>0.04368</text:p>
          </table:table-cell>
          <table:table-cell office:value-type="float" office:value="0.5621">
            <text:p>0.5621</text:p>
          </table:table-cell>
          <table:table-cell office:value-type="float" office:value="0.07793">
            <text:p>0.07793</text:p>
          </table:table-cell>
          <table:table-cell office:value-type="float" office:value="-0.01762">
            <text:p>-0.01762</text:p>
          </table:table-cell>
          <table:table-cell office:value-type="float" office:value="0.01555">
            <text:p>0.01555</text:p>
          </table:table-cell>
          <table:table-cell office:value-type="float" office:value="0.004619">
            <text:p>0.004619</text:p>
          </table:table-cell>
          <table:table-cell office:value-type="float" office:value="0.1037">
            <text:p>0.1037</text:p>
          </table:table-cell>
          <table:table-cell table:number-columns-repeated="3" office:value-type="string">
            <text:p>NA</text:p>
          </table:table-cell>
          <table:table-cell office:value-type="float" office:value="0.125">
            <text:p>0.125</text:p>
          </table:table-cell>
          <table:table-cell office:value-type="float" office:value="0.1181">
            <text:p>0.1181</text:p>
          </table:table-cell>
          <table:table-cell office:value-type="float" office:value="0.03179">
            <text:p>0.03179</text:p>
          </table:table-cell>
          <table:table-cell office:value-type="float" office:value="0.06492">
            <text:p>0.06492</text:p>
          </table:table-cell>
          <table:table-cell table:number-columns-repeated="6" office:value-type="string">
            <text:p>NA</text:p>
          </table:table-cell>
          <table:table-cell office:value-type="float" office:value="45.57">
            <text:p>45.57</text:p>
          </table:table-cell>
          <table:table-cell office:value-type="float" office:value="7.33">
            <text:p>7.33</text:p>
          </table:table-cell>
          <table:table-cell office:value-type="float" office:value="10.69">
            <text:p>10.69</text:p>
          </table:table-cell>
          <table:table-cell office:value-type="float" office:value="24.37">
            <text:p>24.37</text:p>
          </table:table-cell>
          <table:table-cell office:value-type="float" office:value="10.51">
            <text:p>10.51</text:p>
          </table:table-cell>
          <table:table-cell office:value-type="float" office:value="0.47">
            <text:p>0.47</text:p>
          </table:table-cell>
          <table:table-cell office:value-type="float" office:value="0.92">
            <text:p>0.9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2626">
            <text:p>0.2626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88">
            <text:p>0.118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liq,cpx,ol,g</text:p>
          </table:table-cell>
          <table:table-cell office:value-type="float" office:value="60">
            <text:p>60</text:p>
          </table:table-cell>
          <table:table-cell office:value-type="float" office:value="1794.233">
            <text:p>1794.233</text:p>
          </table:table-cell>
          <table:table-cell office:value-type="float" office:value="0.1111">
            <text:p>0.1111</text:p>
          </table:table-cell>
          <table:table-cell office:value-type="float" office:value="0.02492">
            <text:p>0.02492</text:p>
          </table:table-cell>
          <table:table-cell office:value-type="float" office:value="0.2183">
            <text:p>0.2183</text:p>
          </table:table-cell>
          <table:table-cell office:value-type="float" office:value="0.1269">
            <text:p>0.1269</text:p>
          </table:table-cell>
          <table:table-cell office:value-type="float" office:value="0.4215">
            <text:p>0.4215</text:p>
          </table:table-cell>
          <table:table-cell office:value-type="float" office:value="0.009775">
            <text:p>0.009775</text:p>
          </table:table-cell>
          <table:table-cell office:value-type="float" office:value="0.001677">
            <text:p>0.001677</text:p>
          </table:table-cell>
          <table:table-cell office:value-type="string">
            <text:p>NA</text:p>
          </table:table-cell>
          <table:table-cell office:value-type="float" office:value="0.07928">
            <text:p>0.07928</text:p>
          </table:table-cell>
          <table:table-cell office:value-type="float" office:value="0.04269">
            <text:p>0.04269</text:p>
          </table:table-cell>
          <table:table-cell office:value-type="float" office:value="0.5617">
            <text:p>0.5617</text:p>
          </table:table-cell>
          <table:table-cell office:value-type="float" office:value="0.0781">
            <text:p>0.0781</text:p>
          </table:table-cell>
          <table:table-cell office:value-type="float" office:value="-0.01752">
            <text:p>-0.01752</text:p>
          </table:table-cell>
          <table:table-cell office:value-type="float" office:value="0.01542">
            <text:p>0.01542</text:p>
          </table:table-cell>
          <table:table-cell office:value-type="float" office:value="0.004515">
            <text:p>0.004515</text:p>
          </table:table-cell>
          <table:table-cell office:value-type="float" office:value="0.1038">
            <text:p>0.1038</text:p>
          </table:table-cell>
          <table:table-cell table:number-columns-repeated="3" office:value-type="string">
            <text:p>NA</text:p>
          </table:table-cell>
          <table:table-cell office:value-type="float" office:value="0.125">
            <text:p>0.125</text:p>
          </table:table-cell>
          <table:table-cell office:value-type="float" office:value="0.1184">
            <text:p>0.1184</text:p>
          </table:table-cell>
          <table:table-cell office:value-type="float" office:value="0.03199">
            <text:p>0.03199</text:p>
          </table:table-cell>
          <table:table-cell office:value-type="float" office:value="0.06486">
            <text:p>0.06486</text:p>
          </table:table-cell>
          <table:table-cell table:number-columns-repeated="6" office:value-type="string">
            <text:p>NA</text:p>
          </table:table-cell>
          <table:table-cell office:value-type="float" office:value="45.54">
            <text:p>45.54</text:p>
          </table:table-cell>
          <table:table-cell office:value-type="float" office:value="7.25">
            <text:p>7.25</text:p>
          </table:table-cell>
          <table:table-cell office:value-type="float" office:value="10.63">
            <text:p>10.63</text:p>
          </table:table-cell>
          <table:table-cell office:value-type="float" office:value="24.61">
            <text:p>24.61</text:p>
          </table:table-cell>
          <table:table-cell office:value-type="float" office:value="10.49">
            <text:p>10.49</text:p>
          </table:table-cell>
          <table:table-cell office:value-type="float" office:value="0.44">
            <text:p>0.44</text:p>
          </table:table-cell>
          <table:table-cell office:value-type="float" office:value="0.9">
            <text:p>0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2621">
            <text:p>0.2621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1193">
            <text:p>0.119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</table:table>
      <table:table table:name="Sheet2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9T16:20:07</dc:date>
    <dc:creator>Lucy </dc:creator>
    <meta:generator>LibreOffice/3.5$Linux_X86_64 LibreOffice_project/350m1$Build-2</meta:generator>
    <meta:editing-duration>P0D</meta:editing-duration>
    <meta:editing-cycles>2</meta:editing-cycles>
    <meta:document-statistic meta:table-count="2" meta:cell-count="31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626cm" svg:height="18.071cm" xlink:href=".." xlink:type="simple" chart:class="chart:scatter" chart:style-name="ch1">
        <chart:title svg:x="12.359cm" svg:y="0.497cm" chart:style-name="ch2">
          <text:p>subsolidus modal mineralogy</text:p>
        </chart:title>
        <chart:legend chart:legend-position="end" svg:x="28.726cm" svg:y="7.491cm" style:legend-expansion="high" chart:style-name="ch3"/>
        <chart:plot-area chart:style-name="ch4" table:cell-range-address="Sheet1.B3:Sheet1.B66 Sheet1.AR2:Sheet1.AW66" chart:data-source-has-labels="row" svg:x="1.623cm" svg:y="2.359cm" svg:width="25.879cm" svg:height="14.37cm">
          <chartooo:coordinate-region svg:x="2.35cm" svg:y="2.558cm" svg:width="24.965cm" svg:height="13.524cm"/>
          <chart:axis chart:dimension="x" chart:name="primary-x" chart:style-name="ch5">
            <chart:title svg:x="14.042cm" svg:y="17.09cm" chart:style-name="ch6">
              <text:p>P/kbar</text:p>
            </chart:title>
          </chart:axis>
          <chart:axis chart:dimension="y" chart:name="primary-y" chart:style-name="ch5">
            <chart:title svg:x="0.451cm" svg:y="10.832cm" chart:style-name="ch7">
              <text:p>modal proportion</text:p>
            </chart:title>
            <chart:grid chart:style-name="ch8" chart:class="major"/>
          </chart:axis>
          <chart:series chart:style-name="ch9" chart:values-cell-range-address="Sheet1.AR3:Sheet1.AR66" chart:label-cell-address="Sheet1.AR2:Sheet1.AR2" chart:class="chart:scatter">
            <chart:domain table:cell-range-address="Sheet1.B3:Sheet1.B66"/>
            <chart:data-point chart:repeated="64"/>
          </chart:series>
          <chart:series chart:style-name="ch10" chart:values-cell-range-address="Sheet1.AS2:Sheet1.AS66" chart:label-cell-address="Sheet1.AS2:Sheet1.AS2" chart:class="chart:scatter">
            <chart:domain table:cell-range-address="Sheet1.B2:Sheet1.B66"/>
            <chart:data-point chart:repeated="65"/>
          </chart:series>
          <chart:series chart:style-name="ch11" chart:values-cell-range-address="Sheet1.AT3:Sheet1.AT66" chart:label-cell-address="Sheet1.AT2:Sheet1.AT2" chart:class="chart:scatter">
            <chart:data-point chart:repeated="64"/>
          </chart:series>
          <chart:series chart:style-name="ch12" chart:values-cell-range-address="Sheet1.AU3:Sheet1.AU66" chart:label-cell-address="Sheet1.AU2:Sheet1.AU2" chart:class="chart:scatter">
            <chart:data-point chart:repeated="64"/>
          </chart:series>
          <chart:series chart:style-name="ch13" chart:values-cell-range-address="Sheet1.AV3:Sheet1.AV66" chart:label-cell-address="Sheet1.AV2:Sheet1.AV2" chart:class="chart:scatter">
            <chart:data-point chart:repeated="64"/>
          </chart:series>
          <chart:series chart:style-name="ch14" chart:values-cell-range-address="Sheet1.AW3:Sheet1.AW66" chart:label-cell-address="Sheet1.AW2:Sheet1.AW2" chart:class="chart:scatter">
            <chart:data-point chart:repeated="6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Sheet1.AR2:Sheet1.AR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px</text:p>
                <draw:g>
                  <svg:desc>Sheet1.AS2:Sheet1.AS2</svg:desc>
                </draw:g>
              </table:table-cell>
              <table:table-cell office:value-type="string">
                <text:p>ol</text:p>
                <draw:g>
                  <svg:desc>Sheet1.AT2:Sheet1.AT2</svg:desc>
                </draw:g>
              </table:table-cell>
              <table:table-cell office:value-type="string">
                <text:p>sp</text:p>
                <draw:g>
                  <svg:desc>Sheet1.AU2:Sheet1.AU2</svg:desc>
                </draw:g>
              </table:table-cell>
              <table:table-cell office:value-type="string">
                <text:p>g</text:p>
                <draw:g>
                  <svg:desc>Sheet1.AV2:Sheet1.AV2</svg:desc>
                </draw:g>
              </table:table-cell>
              <table:table-cell office:value-type="string">
                <text:p>opx</text:p>
                <draw:g>
                  <svg:desc>Sheet1.AW2:Sheet1.A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B3:Sheet1.B66</svg:desc>
                </draw:g>
              </table:table-cell>
              <table:table-cell office:value-type="float" office:value="0.08878">
                <text:p>0.08878</text:p>
                <draw:g>
                  <svg:desc>Sheet1.AR3:Sheet1.AR66</svg:desc>
                </draw:g>
              </table:table-cell>
              <table:table-cell office:value-type="float" office:value="NaN">
                <text:p>NaN</text:p>
                <draw:g>
                  <svg:desc>Sheet1.B2:Sheet1.B66</svg:desc>
                </draw:g>
              </table:table-cell>
              <table:table-cell office:value-type="float" office:value="NaN">
                <text:p>NaN</text:p>
                <draw:g>
                  <svg:desc>Sheet1.AS2:Sheet1.AS66</svg:desc>
                </draw:g>
              </table:table-cell>
              <table:table-cell office:value-type="float" office:value="0.6658">
                <text:p>0.6658</text:p>
                <draw:g>
                  <svg:desc>Sheet1.AT3:Sheet1.AT66</svg:desc>
                </draw:g>
              </table:table-cell>
              <table:table-cell office:value-type="float" office:value="0.1815">
                <text:p>0.1815</text:p>
                <draw:g>
                  <svg:desc>Sheet1.AU3:Sheet1.AU66</svg:desc>
                </draw:g>
              </table:table-cell>
              <table:table-cell office:value-type="float" office:value="0">
                <text:p>0</text:p>
                <draw:g>
                  <svg:desc>Sheet1.AV3:Sheet1.AV66</svg:desc>
                </draw:g>
              </table:table-cell>
              <table:table-cell office:value-type="float" office:value="0.0005844">
                <text:p>0.0005844</text:p>
                <draw:g>
                  <svg:desc>Sheet1.AW3:Sheet1.AW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1">
                <text:p>1.001</text:p>
              </table:table-cell>
              <table:table-cell office:value-type="float" office:value="0.08635">
                <text:p>0.08635</text:p>
              </table:table-cell>
              <table:table-cell office:value-type="float" office:value="0.001">
                <text:p>0.001</text:p>
              </table:table-cell>
              <table:table-cell office:value-type="float" office:value="0.06334">
                <text:p>0.06334</text:p>
              </table:table-cell>
              <table:table-cell office:value-type="float" office:value="0.6648">
                <text:p>0.6648</text:p>
              </table:table-cell>
              <table:table-cell office:value-type="float" office:value="0.1826">
                <text:p>0.1826</text:p>
              </table:table-cell>
              <table:table-cell office:value-type="float" office:value="0">
                <text:p>0</text:p>
              </table:table-cell>
              <table:table-cell office:value-type="float" office:value="0.0003219">
                <text:p>0.0003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35">
                <text:p>0.0835</text:p>
              </table:table-cell>
              <table:table-cell office:value-type="float" office:value="1.001">
                <text:p>1.001</text:p>
              </table:table-cell>
              <table:table-cell office:value-type="float" office:value="0.06591">
                <text:p>0.06591</text:p>
              </table:table-cell>
              <table:table-cell office:value-type="float" office:value="0.6635">
                <text:p>0.66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839">
                <text:p>0.1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8049">
                <text:p>0.08049</text:p>
              </table:table-cell>
              <table:table-cell office:value-type="float" office:value="2">
                <text:p>2</text:p>
              </table:table-cell>
              <table:table-cell office:value-type="float" office:value="0.06902">
                <text:p>0.06902</text:p>
              </table:table-cell>
              <table:table-cell office:value-type="float" office:value="0.662">
                <text:p>0.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69">
                <text:p>0.0769</text:p>
              </table:table-cell>
              <table:table-cell office:value-type="float" office:value="3">
                <text:p>3</text:p>
              </table:table-cell>
              <table:table-cell office:value-type="float" office:value="0.07256">
                <text:p>0.07256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63">
                <text:p>0.1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249">
                <text:p>0.07249</text:p>
              </table:table-cell>
              <table:table-cell office:value-type="float" office:value="4">
                <text:p>4</text:p>
              </table:table-cell>
              <table:table-cell office:value-type="float" office:value="0.0768">
                <text:p>0.0768</text:p>
              </table:table-cell>
              <table:table-cell office:value-type="float" office:value="0.6576">
                <text:p>0.6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79">
                <text:p>0.1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702">
                <text:p>0.06702</text:p>
              </table:table-cell>
              <table:table-cell office:value-type="float" office:value="5">
                <text:p>5</text:p>
              </table:table-cell>
              <table:table-cell office:value-type="float" office:value="0.08195">
                <text:p>0.08195</text:p>
              </table:table-cell>
              <table:table-cell office:value-type="float" office:value="0.6547">
                <text:p>0.6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018">
                <text:p>0.06018</text:p>
              </table:table-cell>
              <table:table-cell office:value-type="float" office:value="6">
                <text:p>6</text:p>
              </table:table-cell>
              <table:table-cell office:value-type="float" office:value="0.08822">
                <text:p>0.08822</text:p>
              </table:table-cell>
              <table:table-cell office:value-type="float" office:value="0.651">
                <text:p>0.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28">
                <text:p>0.1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153">
                <text:p>0.05153</text:p>
              </table:table-cell>
              <table:table-cell office:value-type="float" office:value="7">
                <text:p>7</text:p>
              </table:table-cell>
              <table:table-cell office:value-type="float" office:value="0.09597">
                <text:p>0.09597</text:p>
              </table:table-cell>
              <table:table-cell office:value-type="float" office:value="0.6464">
                <text:p>0.6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65">
                <text:p>0.1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1">
                <text:p>9.001</text:p>
              </table:table-cell>
              <table:table-cell office:value-type="float" office:value="0.03783">
                <text:p>0.03783</text:p>
              </table:table-cell>
              <table:table-cell office:value-type="float" office:value="8">
                <text:p>8</text:p>
              </table:table-cell>
              <table:table-cell office:value-type="float" office:value="0.1056">
                <text:p>0.1056</text:p>
              </table:table-cell>
              <table:table-cell office:value-type="float" office:value="0.6369">
                <text:p>0.6369</text:p>
              </table:table-cell>
              <table:table-cell office:value-type="float" office:value="0.002119">
                <text:p>0.002119</text:p>
              </table:table-cell>
              <table:table-cell office:value-type="float" office:value="0">
                <text:p>0</text:p>
              </table:table-cell>
              <table:table-cell office:value-type="float" office:value="0.2024">
                <text:p>0.2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1">
                <text:p>10.001</text:p>
              </table:table-cell>
              <table:table-cell office:value-type="float" office:value="0.0157">
                <text:p>0.0157</text:p>
              </table:table-cell>
              <table:table-cell office:value-type="float" office:value="9.001">
                <text:p>9.001</text:p>
              </table:table-cell>
              <table:table-cell office:value-type="float" office:value="0.1208">
                <text:p>0.1208</text:p>
              </table:table-cell>
              <table:table-cell office:value-type="float" office:value="0.6185">
                <text:p>0.6185</text:p>
              </table:table-cell>
              <table:table-cell office:value-type="float" office:value="0.008528">
                <text:p>0.008528</text:p>
              </table:table-cell>
              <table:table-cell office:value-type="float" office:value="0">
                <text:p>0</text:p>
              </table:table-cell>
              <table:table-cell office:value-type="float" office:value="0.2115">
                <text:p>0.2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.001">
                <text:p>10.001</text:p>
              </table:table-cell>
              <table:table-cell office:value-type="float" office:value="0.1457">
                <text:p>0.1457</text:p>
              </table:table-cell>
              <table:table-cell office:value-type="float" office:value="0.6061">
                <text:p>0.6061</text:p>
              </table:table-cell>
              <table:table-cell office:value-type="float" office:value="0.01249">
                <text:p>0.01249</text:p>
              </table:table-cell>
              <table:table-cell office:value-type="float" office:value="0">
                <text:p>0</text:p>
              </table:table-cell>
              <table:table-cell office:value-type="float" office:value="0.2161">
                <text:p>0.2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.1653">
                <text:p>0.1653</text:p>
              </table:table-cell>
              <table:table-cell office:value-type="float" office:value="0.6067">
                <text:p>0.6067</text:p>
              </table:table-cell>
              <table:table-cell office:value-type="float" office:value="0.01196">
                <text:p>0.01196</text:p>
              </table:table-cell>
              <table:table-cell office:value-type="float" office:value="0">
                <text:p>0</text:p>
              </table:table-cell>
              <table:table-cell office:value-type="float" office:value="0.2139">
                <text:p>0.2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.1675">
                <text:p>0.1675</text:p>
              </table:table-cell>
              <table:table-cell office:value-type="float" office:value="0.6071">
                <text:p>0.6071</text:p>
              </table:table-cell>
              <table:table-cell office:value-type="float" office:value="0.01147">
                <text:p>0.01147</text:p>
              </table:table-cell>
              <table:table-cell office:value-type="float" office:value="0">
                <text:p>0</text:p>
              </table:table-cell>
              <table:table-cell office:value-type="float" office:value="0.2116">
                <text:p>0.2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.1698">
                <text:p>0.1698</text:p>
              </table:table-cell>
              <table:table-cell office:value-type="float" office:value="0.6076">
                <text:p>0.6076</text:p>
              </table:table-cell>
              <table:table-cell office:value-type="float" office:value="0.01101">
                <text:p>0.01101</text:p>
              </table:table-cell>
              <table:table-cell office:value-type="float" office:value="0">
                <text:p>0</text:p>
              </table:table-cell>
              <table:table-cell office:value-type="float" office:value="0.2092">
                <text:p>0.2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.1721">
                <text:p>0.1721</text:p>
              </table:table-cell>
              <table:table-cell office:value-type="float" office:value="0.608">
                <text:p>0.608</text:p>
              </table:table-cell>
              <table:table-cell office:value-type="float" office:value="0.01059">
                <text:p>0.01059</text:p>
              </table:table-cell>
              <table:table-cell office:value-type="float" office:value="0">
                <text:p>0</text:p>
              </table:table-cell>
              <table:table-cell office:value-type="float" office:value="0.2068">
                <text:p>0.2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.1746">
                <text:p>0.1746</text:p>
              </table:table-cell>
              <table:table-cell office:value-type="float" office:value="0.6084">
                <text:p>0.6084</text:p>
              </table:table-cell>
              <table:table-cell office:value-type="float" office:value="0.01019">
                <text:p>0.01019</text:p>
              </table:table-cell>
              <table:table-cell office:value-type="float" office:value="0">
                <text:p>0</text:p>
              </table:table-cell>
              <table:table-cell office:value-type="float" office:value="0.2042">
                <text:p>0.2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.1772">
                <text:p>0.1772</text:p>
              </table:table-cell>
              <table:table-cell office:value-type="float" office:value="0.6088">
                <text:p>0.6088</text:p>
              </table:table-cell>
              <table:table-cell office:value-type="float" office:value="0.009824">
                <text:p>0.009824</text:p>
              </table:table-cell>
              <table:table-cell office:value-type="float" office:value="0">
                <text:p>0</text:p>
              </table:table-cell>
              <table:table-cell office:value-type="float" office:value="0.2015">
                <text:p>0.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.1799">
                <text:p>0.1799</text:p>
              </table:table-cell>
              <table:table-cell office:value-type="float" office:value="0.6091">
                <text:p>0.6091</text:p>
              </table:table-cell>
              <table:table-cell office:value-type="float" office:value="0.009481">
                <text:p>0.009481</text:p>
              </table:table-cell>
              <table:table-cell office:value-type="float" office:value="0">
                <text:p>0</text:p>
              </table:table-cell>
              <table:table-cell office:value-type="float" office:value="0.1987">
                <text:p>0.1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.1827">
                <text:p>0.1827</text:p>
              </table:table-cell>
              <table:table-cell office:value-type="float" office:value="0.6095">
                <text:p>0.6095</text:p>
              </table:table-cell>
              <table:table-cell office:value-type="float" office:value="0.009161">
                <text:p>0.009161</text:p>
              </table:table-cell>
              <table:table-cell office:value-type="float" office:value="0">
                <text:p>0</text:p>
              </table:table-cell>
              <table:table-cell office:value-type="float" office:value="0.1958">
                <text:p>0.1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.1856">
                <text:p>0.1856</text:p>
              </table:table-cell>
              <table:table-cell office:value-type="float" office:value="0.6098">
                <text:p>0.6098</text:p>
              </table:table-cell>
              <table:table-cell office:value-type="float" office:value="0.008862">
                <text:p>0.008862</text:p>
              </table:table-cell>
              <table:table-cell office:value-type="float" office:value="0">
                <text:p>0</text:p>
              </table:table-cell>
              <table:table-cell office:value-type="float" office:value="0.1928">
                <text:p>0.1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1886">
                <text:p>0.1886</text:p>
              </table:table-cell>
              <table:table-cell office:value-type="float" office:value="0.61">
                <text:p>0.61</text:p>
              </table:table-cell>
              <table:table-cell office:value-type="float" office:value="0.008582">
                <text:p>0.008582</text:p>
              </table:table-cell>
              <table:table-cell office:value-type="float" office:value="0">
                <text:p>0</text:p>
              </table:table-cell>
              <table:table-cell office:value-type="float" office:value="0.1897">
                <text:p>0.1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.1916">
                <text:p>0.1916</text:p>
              </table:table-cell>
              <table:table-cell office:value-type="float" office:value="0.6105">
                <text:p>0.6105</text:p>
              </table:table-cell>
              <table:table-cell office:value-type="float" office:value="0.008161">
                <text:p>0.008161</text:p>
              </table:table-cell>
              <table:table-cell office:value-type="float" office:value="0.001171">
                <text:p>0.001171</text:p>
              </table:table-cell>
              <table:table-cell office:value-type="float" office:value="0.1869">
                <text:p>0.1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">
                <text:p>21.7</text:p>
              </table:table-cell>
              <table:table-cell office:value-type="float" office:value="0">
                <text:p>0</text:p>
              </table:table-cell>
              <table:table-cell office:value-type="float" office:value="21.6">
                <text:p>21.6</text:p>
              </table:table-cell>
              <table:table-cell office:value-type="float" office:value="0.1933">
                <text:p>0.1933</text:p>
              </table:table-cell>
              <table:table-cell office:value-type="float" office:value="0.6139">
                <text:p>0.6139</text:p>
              </table:table-cell>
              <table:table-cell office:value-type="float" office:value="0.004745">
                <text:p>0.004745</text:p>
              </table:table-cell>
              <table:table-cell office:value-type="float" office:value="0.01636">
                <text:p>0.01636</text:p>
              </table:table-cell>
              <table:table-cell office:value-type="float" office:value="0.1747">
                <text:p>0.1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0.1904">
                <text:p>0.1904</text:p>
              </table:table-cell>
              <table:table-cell office:value-type="float" office:value="0.6169">
                <text:p>0.6169</text:p>
              </table:table-cell>
              <table:table-cell office:value-type="float" office:value="0.001671">
                <text:p>0.001671</text:p>
              </table:table-cell>
              <table:table-cell office:value-type="float" office:value="0.03003">
                <text:p>0.03003</text:p>
              </table:table-cell>
              <table:table-cell office:value-type="float" office:value="0.1636">
                <text:p>0.1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1.8">
                <text:p>21.8</text:p>
              </table:table-cell>
              <table:table-cell office:value-type="float" office:value="0.1877">
                <text:p>0.187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3833">
                <text:p>0.03833</text:p>
              </table:table-cell>
              <table:table-cell office:value-type="float" office:value="0.1563">
                <text:p>0.1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.1867">
                <text:p>0.186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4423">
                <text:p>0.04423</text:p>
              </table:table-cell>
              <table:table-cell office:value-type="float" office:value="0.1471">
                <text:p>0.1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1901">
                <text:p>0.190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4962">
                <text:p>0.04962</text:p>
              </table:table-cell>
              <table:table-cell office:value-type="float" office:value="0.1381">
                <text:p>0.1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.1937">
                <text:p>0.193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5459">
                <text:p>0.05459</text:p>
              </table:table-cell>
              <table:table-cell office:value-type="float" office:value="0.1292">
                <text:p>0.1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.1976">
                <text:p>0.1976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5919">
                <text:p>0.05919</text:p>
              </table:table-cell>
              <table:table-cell office:value-type="float" office:value="0.1205">
                <text:p>0.1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.2017">
                <text:p>0.201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6347">
                <text:p>0.06347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.206">
                <text:p>0.206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6748">
                <text:p>0.06748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.2105">
                <text:p>0.210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7125">
                <text:p>0.07125</text:p>
              </table:table-cell>
              <table:table-cell office:value-type="float" office:value="0.09506">
                <text:p>0.09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.2151">
                <text:p>0.215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748">
                <text:p>0.0748</text:p>
              </table:table-cell>
              <table:table-cell office:value-type="float" office:value="0.08685">
                <text:p>0.08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.2197">
                <text:p>0.219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7815">
                <text:p>0.07815</text:p>
              </table:table-cell>
              <table:table-cell office:value-type="float" office:value="0.07878">
                <text:p>0.078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.2245">
                <text:p>0.224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8133">
                <text:p>0.08133</text:p>
              </table:table-cell>
              <table:table-cell office:value-type="float" office:value="0.07083">
                <text:p>0.070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.2292">
                <text:p>0.229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8434">
                <text:p>0.08434</text:p>
              </table:table-cell>
              <table:table-cell office:value-type="float" office:value="0.06302">
                <text:p>0.06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.234">
                <text:p>0.234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8721">
                <text:p>0.08721</text:p>
              </table:table-cell>
              <table:table-cell office:value-type="float" office:value="0.05534">
                <text:p>0.05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.2388">
                <text:p>0.238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8994">
                <text:p>0.08994</text:p>
              </table:table-cell>
              <table:table-cell office:value-type="float" office:value="0.04778">
                <text:p>0.04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.2437">
                <text:p>0.243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9255">
                <text:p>0.09255</text:p>
              </table:table-cell>
              <table:table-cell office:value-type="float" office:value="0.04034">
                <text:p>0.040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.2485">
                <text:p>0.248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9504">
                <text:p>0.09504</text:p>
              </table:table-cell>
              <table:table-cell office:value-type="float" office:value="0.03301">
                <text:p>0.03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.2533">
                <text:p>0.2533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9743">
                <text:p>0.09743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.2582">
                <text:p>0.258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0997">
                <text:p>0.0997</text:p>
              </table:table-cell>
              <table:table-cell office:value-type="float" office:value="0.01865">
                <text:p>0.01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.263">
                <text:p>0.263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19">
                <text:p>0.1019</text:p>
              </table:table-cell>
              <table:table-cell office:value-type="float" office:value="0.01161">
                <text:p>0.01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.2679">
                <text:p>0.267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  <table:table-cell office:value-type="float" office:value="0.004656">
                <text:p>0.004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.2728">
                <text:p>0.272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57">
                <text:p>0.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.2757">
                <text:p>0.275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66">
                <text:p>0.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.2747">
                <text:p>0.274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76">
                <text:p>0.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.2738">
                <text:p>0.273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85">
                <text:p>0.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.2729">
                <text:p>0.272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94">
                <text:p>0.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.272">
                <text:p>0.27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03">
                <text:p>0.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.2711">
                <text:p>0.271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11">
                <text:p>0.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.2703">
                <text:p>0.2703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19">
                <text:p>0.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.2695">
                <text:p>0.269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27">
                <text:p>0.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.2687">
                <text:p>0.268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35">
                <text:p>0.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.2679">
                <text:p>0.267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42">
                <text:p>0.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.2672">
                <text:p>0.267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49">
                <text:p>0.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.2665">
                <text:p>0.266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56">
                <text:p>0.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.2658">
                <text:p>0.265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63">
                <text:p>0.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.2651">
                <text:p>0.265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69">
                <text:p>0.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.2645">
                <text:p>0.264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76">
                <text:p>0.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.2638">
                <text:p>0.263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82">
                <text:p>0.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.2632">
                <text:p>0.263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88">
                <text:p>0.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.2626">
                <text:p>0.2626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93">
                <text:p>0.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2621">
                <text:p>0.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svg:stroke-color="#7e0021"/>
    </style:style>
    <style:style style:name="ch17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414cm" svg:height="14.258cm" xlink:href=".." xlink:type="simple" chart:class="chart:scatter" chart:style-name="ch1">
        <chart:title svg:x="10.105cm" svg:y="0.421cm" chart:style-name="ch2">
          <text:p>41&lt;P&lt;=60</text:p>
        </chart:title>
        <chart:legend chart:legend-position="end" svg:x="19.271cm" svg:y="4.838cm" style:legend-expansion="high" chart:style-name="ch3"/>
        <chart:plot-area chart:style-name="ch4" table:cell-range-address="Sheet1.AQ48:Sheet1.AW66 Sheet1.AR2:Sheet1.AW2" chart:data-source-has-labels="row" svg:x="1.459cm" svg:y="2.055cm" svg:width="16.916cm" svg:height="10.937cm">
          <chartooo:coordinate-region svg:x="2.186cm" svg:y="2.254cm" svg:width="16.002cm" svg:height="10.091cm"/>
          <chart:axis chart:dimension="x" chart:name="primary-x" chart:style-name="ch5">
            <chart:title svg:x="9.397cm" svg:y="13.277cm" chart:style-name="ch6">
              <text:p>P/kbar</text:p>
            </chart:title>
          </chart:axis>
          <chart:axis chart:dimension="y" chart:name="primary-y" chart:style-name="ch5">
            <chart:title svg:x="0.451cm" svg:y="8.334cm" chart:style-name="ch7">
              <text:p>modal min</text:p>
            </chart:title>
            <chart:grid chart:style-name="ch8" chart:class="major"/>
          </chart:axis>
          <chart:series chart:style-name="ch9" chart:values-cell-range-address="Sheet1.AR48:Sheet1.AR66" chart:label-cell-address="Sheet1.AR2:Sheet1.AR2" chart:class="chart:scatter">
            <chart:domain table:cell-range-address="Sheet1.AQ48:Sheet1.AQ66"/>
            <chart:data-point chart:repeated="19"/>
          </chart:series>
          <chart:series chart:style-name="ch10" chart:values-cell-range-address="Sheet1.AS48:Sheet1.AS66" chart:label-cell-address="Sheet1.AS2:Sheet1.AS2" chart:class="chart:scatter">
            <chart:regression-curve chart:style-name="ch11">
              <chart:equation/>
            </chart:regression-curve>
            <chart:data-point chart:repeated="19"/>
          </chart:series>
          <chart:series chart:style-name="ch12" chart:values-cell-range-address="Sheet1.AT48:Sheet1.AT66" chart:label-cell-address="Sheet1.AT2:Sheet1.AT2" chart:class="chart:scatter">
            <chart:regression-curve chart:style-name="ch13">
              <chart:equation/>
            </chart:regression-curve>
            <chart:data-point chart:repeated="19"/>
          </chart:series>
          <chart:series chart:style-name="ch14" chart:values-cell-range-address="Sheet1.AU48:Sheet1.AU66" chart:label-cell-address="Sheet1.AU2:Sheet1.AU2" chart:class="chart:scatter">
            <chart:data-point chart:repeated="19"/>
          </chart:series>
          <chart:series chart:style-name="ch15" chart:values-cell-range-address="Sheet1.AV48:Sheet1.AV66" chart:label-cell-address="Sheet1.AV2:Sheet1.AV2" chart:class="chart:scatter">
            <chart:regression-curve chart:style-name="ch16">
              <chart:equation svg:x="2.049cm" svg:y="10.741cm"/>
            </chart:regression-curve>
            <chart:data-point chart:repeated="19"/>
          </chart:series>
          <chart:series chart:style-name="ch17" chart:values-cell-range-address="Sheet1.AW48:Sheet1.AW66" chart:label-cell-address="Sheet1.AW2:Sheet1.AW2" chart:class="chart:scatter"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pl</text:p>
                <draw:g>
                  <svg:desc>Sheet1.AR2:Sheet1.AR2</svg:desc>
                </draw:g>
              </table:table-cell>
              <table:table-cell office:value-type="string">
                <text:p>cpx</text:p>
                <draw:g>
                  <svg:desc>Sheet1.AS2:Sheet1.AS2</svg:desc>
                </draw:g>
              </table:table-cell>
              <table:table-cell office:value-type="string">
                <text:p>ol</text:p>
                <draw:g>
                  <svg:desc>Sheet1.AT2:Sheet1.AT2</svg:desc>
                </draw:g>
              </table:table-cell>
              <table:table-cell office:value-type="string">
                <text:p>sp</text:p>
                <draw:g>
                  <svg:desc>Sheet1.AU2:Sheet1.AU2</svg:desc>
                </draw:g>
              </table:table-cell>
              <table:table-cell office:value-type="string">
                <text:p>g</text:p>
                <draw:g>
                  <svg:desc>Sheet1.AV2:Sheet1.AV2</svg:desc>
                </draw:g>
              </table:table-cell>
              <table:table-cell office:value-type="string">
                <text:p>opx</text:p>
                <draw:g>
                  <svg:desc>Sheet1.AW2:Sheet1.A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.AQ48:Sheet1.AQ66</svg:desc>
                </draw:g>
              </table:table-cell>
              <table:table-cell office:value-type="float" office:value="0">
                <text:p>0</text:p>
                <draw:g>
                  <svg:desc>Sheet1.AR48:Sheet1.AR66</svg:desc>
                </draw:g>
              </table:table-cell>
              <table:table-cell office:value-type="float" office:value="0.2757">
                <text:p>0.2757</text:p>
                <draw:g>
                  <svg:desc>Sheet1.AS48:Sheet1.AS66</svg:desc>
                </draw:g>
              </table:table-cell>
              <table:table-cell office:value-type="float" office:value="0.6186">
                <text:p>0.6186</text:p>
                <draw:g>
                  <svg:desc>Sheet1.AT48:Sheet1.AT66</svg:desc>
                </draw:g>
              </table:table-cell>
              <table:table-cell office:value-type="float" office:value="0">
                <text:p>0</text:p>
                <draw:g>
                  <svg:desc>Sheet1.AU48:Sheet1.AU66</svg:desc>
                </draw:g>
              </table:table-cell>
              <table:table-cell office:value-type="float" office:value="0.1057">
                <text:p>0.1057</text:p>
                <draw:g>
                  <svg:desc>Sheet1.AV48:Sheet1.AV66</svg:desc>
                </draw:g>
              </table:table-cell>
              <table:table-cell office:value-type="float" office:value="0">
                <text:p>0</text:p>
                <draw:g>
                  <svg:desc>Sheet1.AW48:Sheet1.AW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2747">
                <text:p>0.274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66">
                <text:p>0.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2738">
                <text:p>0.273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76">
                <text:p>0.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2729">
                <text:p>0.272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85">
                <text:p>0.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272">
                <text:p>0.27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94">
                <text:p>0.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2711">
                <text:p>0.271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03">
                <text:p>0.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2703">
                <text:p>0.2703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11">
                <text:p>0.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2695">
                <text:p>0.269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19">
                <text:p>0.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687">
                <text:p>0.268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27">
                <text:p>0.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2679">
                <text:p>0.267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35">
                <text:p>0.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2672">
                <text:p>0.267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42">
                <text:p>0.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2665">
                <text:p>0.266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49">
                <text:p>0.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2658">
                <text:p>0.265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56">
                <text:p>0.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2651">
                <text:p>0.265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63">
                <text:p>0.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645">
                <text:p>0.264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69">
                <text:p>0.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2638">
                <text:p>0.263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76">
                <text:p>0.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2632">
                <text:p>0.263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82">
                <text:p>0.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626">
                <text:p>0.2626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88">
                <text:p>0.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2621">
                <text:p>0.262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93">
                <text:p>0.11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svg:stroke-color="#7e0021"/>
    </style:style>
    <style:style style:name="ch17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414cm" svg:height="14.258cm" xlink:href=".." xlink:type="simple" chart:class="chart:scatter" chart:style-name="ch1">
        <chart:title svg:x="10.105cm" svg:y="0.421cm" chart:style-name="ch2">
          <text:p>41&lt;P&lt;=60</text:p>
        </chart:title>
        <chart:legend chart:legend-position="end" svg:x="19.271cm" svg:y="4.838cm" style:legend-expansion="high" chart:style-name="ch3"/>
        <chart:plot-area chart:style-name="ch4" table:cell-range-address="Sheet1.AQ48:Sheet1.AW66 Sheet1.AR2:Sheet1.AW2" chart:data-source-has-labels="row" svg:x="1.459cm" svg:y="2.055cm" svg:width="16.916cm" svg:height="10.937cm">
          <chartooo:coordinate-region svg:x="2.186cm" svg:y="2.254cm" svg:width="16.002cm" svg:height="10.091cm"/>
          <chart:axis chart:dimension="x" chart:name="primary-x" chart:style-name="ch5">
            <chart:title svg:x="9.397cm" svg:y="13.277cm" chart:style-name="ch6">
              <text:p>P/kbar</text:p>
            </chart:title>
          </chart:axis>
          <chart:axis chart:dimension="y" chart:name="primary-y" chart:style-name="ch5">
            <chart:title svg:x="0.451cm" svg:y="8.334cm" chart:style-name="ch7">
              <text:p>modal min</text:p>
            </chart:title>
            <chart:grid chart:style-name="ch8" chart:class="major"/>
          </chart:axis>
          <chart:series chart:style-name="ch9" chart:values-cell-range-address="Sheet1.AR48:Sheet1.AR66" chart:label-cell-address="Sheet1.AR2:Sheet1.AR2" chart:class="chart:scatter">
            <chart:domain table:cell-range-address="Sheet1.AQ48:Sheet1.AQ66"/>
            <chart:data-point chart:repeated="19"/>
          </chart:series>
          <chart:series chart:style-name="ch10" chart:values-cell-range-address="Sheet1.AS48:Sheet1.AS66" chart:label-cell-address="Sheet1.AS2:Sheet1.AS2" chart:class="chart:scatter">
            <chart:regression-curve chart:style-name="ch11">
              <chart:equation/>
            </chart:regression-curve>
            <chart:data-point chart:repeated="19"/>
          </chart:series>
          <chart:series chart:style-name="ch12" chart:values-cell-range-address="Sheet1.AT48:Sheet1.AT66" chart:label-cell-address="Sheet1.AT2:Sheet1.AT2" chart:class="chart:scatter">
            <chart:regression-curve chart:style-name="ch13">
              <chart:equation/>
            </chart:regression-curve>
            <chart:data-point chart:repeated="19"/>
          </chart:series>
          <chart:series chart:style-name="ch14" chart:values-cell-range-address="Sheet1.AU48:Sheet1.AU66" chart:label-cell-address="Sheet1.AU2:Sheet1.AU2" chart:class="chart:scatter">
            <chart:data-point chart:repeated="19"/>
          </chart:series>
          <chart:series chart:style-name="ch15" chart:values-cell-range-address="Sheet1.AV48:Sheet1.AV66" chart:label-cell-address="Sheet1.AV2:Sheet1.AV2" chart:class="chart:scatter">
            <chart:regression-curve chart:style-name="ch16">
              <chart:equation svg:x="2.049cm" svg:y="10.741cm"/>
            </chart:regression-curve>
            <chart:data-point chart:repeated="19"/>
          </chart:series>
          <chart:series chart:style-name="ch17" chart:values-cell-range-address="Sheet1.AW48:Sheet1.AW66" chart:label-cell-address="Sheet1.AW2:Sheet1.AW2" chart:class="chart:scatter"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pl</text:p>
                <draw:g>
                  <svg:desc>Sheet1.AR2:Sheet1.AR2</svg:desc>
                </draw:g>
              </table:table-cell>
              <table:table-cell office:value-type="string">
                <text:p>cpx</text:p>
                <draw:g>
                  <svg:desc>Sheet1.AS2:Sheet1.AS2</svg:desc>
                </draw:g>
              </table:table-cell>
              <table:table-cell office:value-type="string">
                <text:p>ol</text:p>
                <draw:g>
                  <svg:desc>Sheet1.AT2:Sheet1.AT2</svg:desc>
                </draw:g>
              </table:table-cell>
              <table:table-cell office:value-type="string">
                <text:p>sp</text:p>
                <draw:g>
                  <svg:desc>Sheet1.AU2:Sheet1.AU2</svg:desc>
                </draw:g>
              </table:table-cell>
              <table:table-cell office:value-type="string">
                <text:p>g</text:p>
                <draw:g>
                  <svg:desc>Sheet1.AV2:Sheet1.AV2</svg:desc>
                </draw:g>
              </table:table-cell>
              <table:table-cell office:value-type="string">
                <text:p>opx</text:p>
                <draw:g>
                  <svg:desc>Sheet1.AW2:Sheet1.A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.AQ48:Sheet1.AQ66</svg:desc>
                </draw:g>
              </table:table-cell>
              <table:table-cell office:value-type="float" office:value="0">
                <text:p>0</text:p>
                <draw:g>
                  <svg:desc>Sheet1.AR48:Sheet1.AR66</svg:desc>
                </draw:g>
              </table:table-cell>
              <table:table-cell office:value-type="float" office:value="0.2757">
                <text:p>0.2757</text:p>
                <draw:g>
                  <svg:desc>Sheet1.AS48:Sheet1.AS66</svg:desc>
                </draw:g>
              </table:table-cell>
              <table:table-cell office:value-type="float" office:value="0.6186">
                <text:p>0.6186</text:p>
                <draw:g>
                  <svg:desc>Sheet1.AT48:Sheet1.AT66</svg:desc>
                </draw:g>
              </table:table-cell>
              <table:table-cell office:value-type="float" office:value="0">
                <text:p>0</text:p>
                <draw:g>
                  <svg:desc>Sheet1.AU48:Sheet1.AU66</svg:desc>
                </draw:g>
              </table:table-cell>
              <table:table-cell office:value-type="float" office:value="0.1057">
                <text:p>0.1057</text:p>
                <draw:g>
                  <svg:desc>Sheet1.AV48:Sheet1.AV66</svg:desc>
                </draw:g>
              </table:table-cell>
              <table:table-cell office:value-type="float" office:value="0">
                <text:p>0</text:p>
                <draw:g>
                  <svg:desc>Sheet1.AW48:Sheet1.AW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2747">
                <text:p>0.274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66">
                <text:p>0.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2738">
                <text:p>0.273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76">
                <text:p>0.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2729">
                <text:p>0.272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85">
                <text:p>0.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272">
                <text:p>0.27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094">
                <text:p>0.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2711">
                <text:p>0.271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03">
                <text:p>0.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2703">
                <text:p>0.2703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11">
                <text:p>0.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2695">
                <text:p>0.269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19">
                <text:p>0.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687">
                <text:p>0.268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27">
                <text:p>0.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2679">
                <text:p>0.267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35">
                <text:p>0.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2672">
                <text:p>0.267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42">
                <text:p>0.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2665">
                <text:p>0.266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49">
                <text:p>0.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2658">
                <text:p>0.265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56">
                <text:p>0.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2651">
                <text:p>0.265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63">
                <text:p>0.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645">
                <text:p>0.264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69">
                <text:p>0.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2638">
                <text:p>0.263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76">
                <text:p>0.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2632">
                <text:p>0.263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82">
                <text:p>0.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626">
                <text:p>0.2626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88">
                <text:p>0.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2621">
                <text:p>0.262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1193">
                <text:p>0.11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